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0.859cm" svg:height="9.005cm" svg:x="10.628cm" svg:y="452.114cm">
            <draw:object draw:notify-on-update-of-ranges="Sheet1.A7:Sheet1.A1006 Sheet1.B6:Sheet1.B6 Sheet1.B7:Sheet1.B1006 Sheet1.C6:Sheet1.C6 Sheet1.C7:Sheet1.C1006 Sheet1.D6:Sheet1.D6 Sheet1.D7:Sheet1.D100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netic Algorithm 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ed on:</text:p>
          </table:table-cell>
          <table:table-cell table:style-name="ce1" office:value-type="string" calcext:value-type="string">
            <text:p>06/09/14</text:p>
          </table:table-cell>
          <table:table-cell office:value-type="string" calcext:value-type="string">
            <text:p>at:</text:p>
          </table:table-cell>
          <table:table-cell table:style-name="ce1" office:value-type="string" calcext:value-type="string">
            <text:p>20:08:14</text:p>
          </table:table-cell>
        </table:table-row>
        <table:table-row table:style-name="ro1">
          <table:table-cell office:value-type="string" calcext:value-type="string">
            <text:p>Cross-Over chance: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Mutation chance: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Iterations: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Reporting each:</text:p>
          </table:table-cell>
          <table:table-cell office:value-type="string" calcext:value-type="string">
            <text:p>50 iteratio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Obj. Max</text:p>
          </table:table-cell>
          <table:table-cell office:value-type="string" calcext:value-type="string">
            <text:p>Obj. Min</text:p>
          </table:table-cell>
          <table:table-cell office:value-type="string" calcext:value-type="string">
            <text:p>Obj. 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2322003" calcext:value-type="float">
            <text:p>0.812322003</text:p>
          </table:table-cell>
          <table:table-cell office:value-type="float" office:value="0.000122858" calcext:value-type="float">
            <text:p>0.000122858</text:p>
          </table:table-cell>
          <table:table-cell office:value-type="float" office:value="0.227345765" calcext:value-type="float">
            <text:p>0.2273457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2325258" calcext:value-type="float">
            <text:p>0.812325258</text:p>
          </table:table-cell>
          <table:table-cell office:value-type="float" office:value="0.143233432" calcext:value-type="float">
            <text:p>0.143233432</text:p>
          </table:table-cell>
          <table:table-cell office:value-type="float" office:value="0.5323753225" calcext:value-type="float">
            <text:p>0.5323753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2435282" calcext:value-type="float">
            <text:p>0.812435282</text:p>
          </table:table-cell>
          <table:table-cell office:value-type="float" office:value="0.360978556" calcext:value-type="float">
            <text:p>0.360978556</text:p>
          </table:table-cell>
          <table:table-cell office:value-type="float" office:value="0.6769313585" calcext:value-type="float">
            <text:p>0.6769313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2434059" calcext:value-type="float">
            <text:p>0.812434059</text:p>
          </table:table-cell>
          <table:table-cell office:value-type="float" office:value="0.360980485" calcext:value-type="float">
            <text:p>0.360980485</text:p>
          </table:table-cell>
          <table:table-cell office:value-type="float" office:value="0.7220655415" calcext:value-type="float">
            <text:p>0.7220655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2434059" calcext:value-type="float">
            <text:p>0.812434059</text:p>
          </table:table-cell>
          <table:table-cell office:value-type="float" office:value="0.360833816" calcext:value-type="float">
            <text:p>0.360833816</text:p>
          </table:table-cell>
          <table:table-cell office:value-type="float" office:value="0.7671964054" calcext:value-type="float">
            <text:p>0.76719640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2658428" calcext:value-type="float">
            <text:p>0.812658428</text:p>
          </table:table-cell>
          <table:table-cell office:value-type="float" office:value="0.360609583" calcext:value-type="float">
            <text:p>0.360609583</text:p>
          </table:table-cell>
          <table:table-cell office:value-type="float" office:value="0.7672072466" calcext:value-type="float">
            <text:p>0.76720724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889156" calcext:value-type="float">
            <text:p>0.92889156</text:p>
          </table:table-cell>
          <table:table-cell office:value-type="float" office:value="0.812104007" calcext:value-type="float">
            <text:p>0.812104007</text:p>
          </table:table-cell>
          <table:table-cell office:value-type="float" office:value="0.824013663" calcext:value-type="float">
            <text:p>0.824013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889156" calcext:value-type="float">
            <text:p>0.92889156</text:p>
          </table:table-cell>
          <table:table-cell office:value-type="float" office:value="0.812104007" calcext:value-type="float">
            <text:p>0.812104007</text:p>
          </table:table-cell>
          <table:table-cell office:value-type="float" office:value="0.8241027682" calcext:value-type="float">
            <text:p>0.8241027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889156" calcext:value-type="float">
            <text:p>0.92889156</text:p>
          </table:table-cell>
          <table:table-cell office:value-type="float" office:value="0.812324034" calcext:value-type="float">
            <text:p>0.812324034</text:p>
          </table:table-cell>
          <table:table-cell office:value-type="float" office:value="0.8241582478" calcext:value-type="float">
            <text:p>0.82415824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9009271" calcext:value-type="float">
            <text:p>0.929009271</text:p>
          </table:table-cell>
          <table:table-cell office:value-type="float" office:value="0.812324034" calcext:value-type="float">
            <text:p>0.812324034</text:p>
          </table:table-cell>
          <table:table-cell office:value-type="float" office:value="0.8241480033" calcext:value-type="float">
            <text:p>0.8241480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9009271" calcext:value-type="float">
            <text:p>0.929009271</text:p>
          </table:table-cell>
          <table:table-cell office:value-type="float" office:value="0.812314579" calcext:value-type="float">
            <text:p>0.812314579</text:p>
          </table:table-cell>
          <table:table-cell office:value-type="float" office:value="0.8242376832" calcext:value-type="float">
            <text:p>0.82423768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9009271" calcext:value-type="float">
            <text:p>0.929009271</text:p>
          </table:table-cell>
          <table:table-cell office:value-type="float" office:value="0.784731454" calcext:value-type="float">
            <text:p>0.784731454</text:p>
          </table:table-cell>
          <table:table-cell office:value-type="float" office:value="0.8221861243" calcext:value-type="float">
            <text:p>0.8221861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9249126" calcext:value-type="float">
            <text:p>0.929249126</text:p>
          </table:table-cell>
          <table:table-cell office:value-type="float" office:value="0.812434112" calcext:value-type="float">
            <text:p>0.812434112</text:p>
          </table:table-cell>
          <table:table-cell office:value-type="float" office:value="0.8482685352" calcext:value-type="float">
            <text:p>0.84826853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29249126" calcext:value-type="float">
            <text:p>0.929249126</text:p>
          </table:table-cell>
          <table:table-cell office:value-type="float" office:value="0.812654184" calcext:value-type="float">
            <text:p>0.812654184</text:p>
          </table:table-cell>
          <table:table-cell office:value-type="float" office:value="0.8591427868" calcext:value-type="float">
            <text:p>0.85914278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8778509" calcext:value-type="float">
            <text:p>0.928778509</text:p>
          </table:table-cell>
          <table:table-cell office:value-type="float" office:value="0.812654157" calcext:value-type="float">
            <text:p>0.812654157</text:p>
          </table:table-cell>
          <table:table-cell office:value-type="float" office:value="0.8590957466" calcext:value-type="float">
            <text:p>0.85909574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9244573" calcext:value-type="float">
            <text:p>0.929244573</text:p>
          </table:table-cell>
          <table:table-cell office:value-type="float" office:value="0.81177832" calcext:value-type="float">
            <text:p>0.81177832</text:p>
          </table:table-cell>
          <table:table-cell office:value-type="float" office:value="0.8705540924" calcext:value-type="float">
            <text:p>0.8705540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307996" calcext:value-type="float">
            <text:p>0.928307996</text:p>
          </table:table-cell>
          <table:table-cell office:value-type="float" office:value="0.812654399" calcext:value-type="float">
            <text:p>0.812654399</text:p>
          </table:table-cell>
          <table:table-cell office:value-type="float" office:value="0.8562200083" calcext:value-type="float">
            <text:p>0.85622000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9950943" calcext:value-type="float">
            <text:p>0.929950943</text:p>
          </table:table-cell>
          <table:table-cell office:value-type="float" office:value="0.81177832" calcext:value-type="float">
            <text:p>0.81177832</text:p>
          </table:table-cell>
          <table:table-cell office:value-type="float" office:value="0.8849115041" calcext:value-type="float">
            <text:p>0.88491150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28303431" calcext:value-type="float">
            <text:p>0.928303431</text:p>
          </table:table-cell>
          <table:table-cell office:value-type="float" office:value="0.81177832" calcext:value-type="float">
            <text:p>0.81177832</text:p>
          </table:table-cell>
          <table:table-cell office:value-type="float" office:value="0.8845655249" calcext:value-type="float">
            <text:p>0.88456552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8303431" calcext:value-type="float">
            <text:p>0.928303431</text:p>
          </table:table-cell>
          <table:table-cell office:value-type="float" office:value="0.811778346" calcext:value-type="float">
            <text:p>0.811778346</text:p>
          </table:table-cell>
          <table:table-cell office:value-type="float" office:value="0.8933301647" calcext:value-type="float">
            <text:p>0.89333016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8308025" calcext:value-type="float">
            <text:p>0.928308025</text:p>
          </table:table-cell>
          <table:table-cell office:value-type="float" office:value="0.899364518" calcext:value-type="float">
            <text:p>0.899364518</text:p>
          </table:table-cell>
          <table:table-cell office:value-type="float" office:value="0.910942383" calcext:value-type="float">
            <text:p>0.9109423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2831081" calcext:value-type="float">
            <text:p>0.92831081</text:p>
          </table:table-cell>
          <table:table-cell office:value-type="float" office:value="0.899364547" calcext:value-type="float">
            <text:p>0.899364547</text:p>
          </table:table-cell>
          <table:table-cell office:value-type="float" office:value="0.9109646345" calcext:value-type="float">
            <text:p>0.91096463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28311729" calcext:value-type="float">
            <text:p>0.928311729</text:p>
          </table:table-cell>
          <table:table-cell office:value-type="float" office:value="0.899364547" calcext:value-type="float">
            <text:p>0.899364547</text:p>
          </table:table-cell>
          <table:table-cell office:value-type="float" office:value="0.9167534264" calcext:value-type="float">
            <text:p>0.9167534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29248279" calcext:value-type="float">
            <text:p>0.929248279</text:p>
          </table:table-cell>
          <table:table-cell office:value-type="float" office:value="0.898443183" calcext:value-type="float">
            <text:p>0.898443183</text:p>
          </table:table-cell>
          <table:table-cell office:value-type="float" office:value="0.9095140347" calcext:value-type="float">
            <text:p>0.90951403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29248279" calcext:value-type="float">
            <text:p>0.929248279</text:p>
          </table:table-cell>
          <table:table-cell office:value-type="float" office:value="0.899368164" calcext:value-type="float">
            <text:p>0.899368164</text:p>
          </table:table-cell>
          <table:table-cell office:value-type="float" office:value="0.9082123537" calcext:value-type="float">
            <text:p>0.90821235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28303459" calcext:value-type="float">
            <text:p>0.928303459</text:p>
          </table:table-cell>
          <table:table-cell office:value-type="float" office:value="0.899368193" calcext:value-type="float">
            <text:p>0.899368193</text:p>
          </table:table-cell>
          <table:table-cell office:value-type="float" office:value="0.9081421147" calcext:value-type="float">
            <text:p>0.90814211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28307135" calcext:value-type="float">
            <text:p>0.928307135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23319126" calcext:value-type="float">
            <text:p>0.90233191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28307135" calcext:value-type="float">
            <text:p>0.928307135</text:p>
          </table:table-cell>
          <table:table-cell office:value-type="float" office:value="0.89935734" calcext:value-type="float">
            <text:p>0.89935734</text:p>
          </table:table-cell>
          <table:table-cell office:value-type="float" office:value="0.9052026522" calcext:value-type="float">
            <text:p>0.90520265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8307135" calcext:value-type="float">
            <text:p>0.928307135</text:p>
          </table:table-cell>
          <table:table-cell office:value-type="float" office:value="0.89935734" calcext:value-type="float">
            <text:p>0.89935734</text:p>
          </table:table-cell>
          <table:table-cell office:value-type="float" office:value="0.9051780448" calcext:value-type="float">
            <text:p>0.90517804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831081" calcext:value-type="float">
            <text:p>0.92831081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51809562" calcext:value-type="float">
            <text:p>0.90518095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8318161" calcext:value-type="float">
            <text:p>0.928318161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80752295" calcext:value-type="float">
            <text:p>0.90807522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8318161" calcext:value-type="float">
            <text:p>0.928318161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102804438" calcext:value-type="float">
            <text:p>0.91028044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8318161" calcext:value-type="float">
            <text:p>0.928318161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37484032" calcext:value-type="float">
            <text:p>0.90374840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28318161" calcext:value-type="float">
            <text:p>0.928318161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37469562" calcext:value-type="float">
            <text:p>0.90374695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28318161" calcext:value-type="float">
            <text:p>0.928318161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37476783" calcext:value-type="float">
            <text:p>0.90374767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06792438" calcext:value-type="float">
            <text:p>0.906792438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15940178" calcext:value-type="float">
            <text:p>0.90159401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06792438" calcext:value-type="float">
            <text:p>0.906792438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23371659" calcext:value-type="float">
            <text:p>0.90233716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6792438" calcext:value-type="float">
            <text:p>0.906792438</text:p>
          </table:table-cell>
          <table:table-cell office:value-type="float" office:value="0.899364575" calcext:value-type="float">
            <text:p>0.899364575</text:p>
          </table:table-cell>
          <table:table-cell office:value-type="float" office:value="0.9023375292" calcext:value-type="float">
            <text:p>0.90233752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201017944" calcext:value-type="float">
            <text:p>0.201017944</text:p>
          </table:table-cell>
          <table:table-cell office:value-type="float" office:value="0.8370428624" calcext:value-type="float">
            <text:p>0.83704286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201017944" calcext:value-type="float">
            <text:p>0.201017944</text:p>
          </table:table-cell>
          <table:table-cell office:value-type="float" office:value="0.8370428624" calcext:value-type="float">
            <text:p>0.83704286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201017944" calcext:value-type="float">
            <text:p>0.201017944</text:p>
          </table:table-cell>
          <table:table-cell office:value-type="float" office:value="0.8483501285" calcext:value-type="float">
            <text:p>0.84835012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60095026" calcext:value-type="float">
            <text:p>0.960095026</text:p>
          </table:table-cell>
          <table:table-cell office:value-type="float" office:value="0.899368193" calcext:value-type="float">
            <text:p>0.899368193</text:p>
          </table:table-cell>
          <table:table-cell office:value-type="float" office:value="0.9295402575" calcext:value-type="float">
            <text:p>0.92954025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60095026" calcext:value-type="float">
            <text:p>0.960095026</text:p>
          </table:table-cell>
          <table:table-cell office:value-type="float" office:value="0.899368136" calcext:value-type="float">
            <text:p>0.899368136</text:p>
          </table:table-cell>
          <table:table-cell office:value-type="float" office:value="0.9295402518" calcext:value-type="float">
            <text:p>0.92954025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60095026" calcext:value-type="float">
            <text:p>0.960095026</text:p>
          </table:table-cell>
          <table:table-cell office:value-type="float" office:value="0.899368193" calcext:value-type="float">
            <text:p>0.899368193</text:p>
          </table:table-cell>
          <table:table-cell office:value-type="float" office:value="0.9357055769" calcext:value-type="float">
            <text:p>0.93570557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60095026" calcext:value-type="float">
            <text:p>0.960095026</text:p>
          </table:table-cell>
          <table:table-cell office:value-type="float" office:value="0.899368193" calcext:value-type="float">
            <text:p>0.899368193</text:p>
          </table:table-cell>
          <table:table-cell office:value-type="float" office:value="0.9295402575" calcext:value-type="float">
            <text:p>0.9295402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8975169" calcext:value-type="float">
            <text:p>0.8975169</text:p>
          </table:table-cell>
          <table:table-cell office:value-type="float" office:value="0.9293072902" calcext:value-type="float">
            <text:p>0.92930729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841072865" calcext:value-type="float">
            <text:p>0.841072865</text:p>
          </table:table-cell>
          <table:table-cell office:value-type="float" office:value="0.9295026027" calcext:value-type="float">
            <text:p>0.92950260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8975169" calcext:value-type="float">
            <text:p>0.8975169</text:p>
          </table:table-cell>
          <table:table-cell office:value-type="float" office:value="0.935378541" calcext:value-type="float">
            <text:p>0.9353785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8975169" calcext:value-type="float">
            <text:p>0.8975169</text:p>
          </table:table-cell>
          <table:table-cell office:value-type="float" office:value="0.9471967902" calcext:value-type="float">
            <text:p>0.94719679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8975169" calcext:value-type="float">
            <text:p>0.8975169</text:p>
          </table:table-cell>
          <table:table-cell office:value-type="float" office:value="0.9534007859" calcext:value-type="float">
            <text:p>0.95340078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959556857" calcext:value-type="float">
            <text:p>0.959556857</text:p>
          </table:table-cell>
          <table:table-cell office:value-type="float" office:value="0.9596107605" calcext:value-type="float">
            <text:p>0.9596107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959556857" calcext:value-type="float">
            <text:p>0.959556857</text:p>
          </table:table-cell>
          <table:table-cell office:value-type="float" office:value="0.9596108772" calcext:value-type="float">
            <text:p>0.95961087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959556857" calcext:value-type="float">
            <text:p>0.959556857</text:p>
          </table:table-cell>
          <table:table-cell office:value-type="float" office:value="0.9595929172" calcext:value-type="float">
            <text:p>0.95959291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944312115" calcext:value-type="float">
            <text:p>0.944312115</text:p>
          </table:table-cell>
          <table:table-cell office:value-type="float" office:value="0.9580624641" calcext:value-type="float">
            <text:p>0.95806246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730289424" calcext:value-type="float">
            <text:p>0.730289424</text:p>
          </table:table-cell>
          <table:table-cell office:value-type="float" office:value="0.9366542161" calcext:value-type="float">
            <text:p>0.93665421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5961758" calcext:value-type="float">
            <text:p>0.95961758</text:p>
          </table:table-cell>
          <table:table-cell office:value-type="float" office:value="0.730289424" calcext:value-type="float">
            <text:p>0.730289424</text:p>
          </table:table-cell>
          <table:table-cell office:value-type="float" office:value="0.9366481438" calcext:value-type="float">
            <text:p>0.93664814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59617551" calcext:value-type="float">
            <text:p>0.959617551</text:p>
          </table:table-cell>
          <table:table-cell office:value-type="float" office:value="0.959556857" calcext:value-type="float">
            <text:p>0.959556857</text:p>
          </table:table-cell>
          <table:table-cell office:value-type="float" office:value="0.959586842" calcext:value-type="float">
            <text:p>0.9595868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44312115" calcext:value-type="float">
            <text:p>0.944312115</text:p>
          </table:table-cell>
          <table:table-cell office:value-type="float" office:value="0.9580682562" calcext:value-type="float">
            <text:p>0.95806825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44312115" calcext:value-type="float">
            <text:p>0.944312115</text:p>
          </table:table-cell>
          <table:table-cell office:value-type="float" office:value="0.9566454011" calcext:value-type="float">
            <text:p>0.95664540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44312115" calcext:value-type="float">
            <text:p>0.944312115</text:p>
          </table:table-cell>
          <table:table-cell office:value-type="float" office:value="0.9536980241" calcext:value-type="float">
            <text:p>0.95369802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44371427" calcext:value-type="float">
            <text:p>0.944371427</text:p>
          </table:table-cell>
          <table:table-cell office:value-type="float" office:value="0.9553241651" calcext:value-type="float">
            <text:p>0.95532416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44371427" calcext:value-type="float">
            <text:p>0.944371427</text:p>
          </table:table-cell>
          <table:table-cell office:value-type="float" office:value="0.9554243061" calcext:value-type="float">
            <text:p>0.95542430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44371427" calcext:value-type="float">
            <text:p>0.944371427</text:p>
          </table:table-cell>
          <table:table-cell office:value-type="float" office:value="0.9569495909" calcext:value-type="float">
            <text:p>0.95694959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45320677" calcext:value-type="float">
            <text:p>0.945320677</text:p>
          </table:table-cell>
          <table:table-cell office:value-type="float" office:value="0.9584741128" calcext:value-type="float">
            <text:p>0.9584741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600950855" calcext:value-type="float">
            <text:p>0.96009508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600950855" calcext:value-type="float">
            <text:p>0.96009508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600950855" calcext:value-type="float">
            <text:p>0.96009508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600950855" calcext:value-type="float">
            <text:p>0.96009508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9993976" calcext:value-type="float">
            <text:p>0.95999939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9993976" calcext:value-type="float">
            <text:p>0.95999939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7123339" calcext:value-type="float">
            <text:p>0.95971233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7704318" calcext:value-type="float">
            <text:p>0.957704318</text:p>
          </table:table-cell>
          <table:table-cell office:value-type="float" office:value="0.9594254132" calcext:value-type="float">
            <text:p>0.95942541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7704318" calcext:value-type="float">
            <text:p>0.957704318</text:p>
          </table:table-cell>
          <table:table-cell office:value-type="float" office:value="0.9594254132" calcext:value-type="float">
            <text:p>0.95942541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587" calcext:value-type="float">
            <text:p>0.959616587</text:p>
          </table:table-cell>
          <table:table-cell office:value-type="float" office:value="0.9596166401" calcext:value-type="float">
            <text:p>0.95961664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587" calcext:value-type="float">
            <text:p>0.959616587</text:p>
          </table:table-cell>
          <table:table-cell office:value-type="float" office:value="0.9596166342" calcext:value-type="float">
            <text:p>0.95961663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587" calcext:value-type="float">
            <text:p>0.959616587</text:p>
          </table:table-cell>
          <table:table-cell office:value-type="float" office:value="0.9596166283" calcext:value-type="float">
            <text:p>0.95961662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587" calcext:value-type="float">
            <text:p>0.959616587</text:p>
          </table:table-cell>
          <table:table-cell office:value-type="float" office:value="0.9596166224" calcext:value-type="float">
            <text:p>0.95961662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587" calcext:value-type="float">
            <text:p>0.959616587</text:p>
          </table:table-cell>
          <table:table-cell office:value-type="float" office:value="0.9596166165" calcext:value-type="float">
            <text:p>0.95961661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587" calcext:value-type="float">
            <text:p>0.959616587</text:p>
          </table:table-cell>
          <table:table-cell office:value-type="float" office:value="0.9596166327" calcext:value-type="float">
            <text:p>0.95961663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587" calcext:value-type="float">
            <text:p>0.959616587</text:p>
          </table:table-cell>
          <table:table-cell office:value-type="float" office:value="0.9596166401" calcext:value-type="float">
            <text:p>0.95961664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44371427" calcext:value-type="float">
            <text:p>0.944371427</text:p>
          </table:table-cell>
          <table:table-cell office:value-type="float" office:value="0.9565676022" calcext:value-type="float">
            <text:p>0.95656760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230016397" calcext:value-type="float">
            <text:p>0.230016397</text:p>
          </table:table-cell>
          <table:table-cell office:value-type="float" office:value="0.8866566211" calcext:value-type="float">
            <text:p>0.88665662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899368193" calcext:value-type="float">
            <text:p>0.899368193</text:p>
          </table:table-cell>
          <table:table-cell office:value-type="float" office:value="0.9535917999" calcext:value-type="float">
            <text:p>0.9535917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8" calcext:value-type="float">
            <text:p>0.959616638</text:p>
          </table:table-cell>
          <table:table-cell office:value-type="float" office:value="0.9596166444" calcext:value-type="float">
            <text:p>0.95961664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8" calcext:value-type="float">
            <text:p>0.959616638</text:p>
          </table:table-cell>
          <table:table-cell office:value-type="float" office:value="0.9596166436" calcext:value-type="float">
            <text:p>0.95961664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8" calcext:value-type="float">
            <text:p>0.959616638</text:p>
          </table:table-cell>
          <table:table-cell office:value-type="float" office:value="0.9596166452" calcext:value-type="float">
            <text:p>0.95961664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8" calcext:value-type="float">
            <text:p>0.959616638</text:p>
          </table:table-cell>
          <table:table-cell office:value-type="float" office:value="0.9596166444" calcext:value-type="float">
            <text:p>0.95961664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8" calcext:value-type="float">
            <text:p>0.959616638</text:p>
          </table:table-cell>
          <table:table-cell office:value-type="float" office:value="0.9596166436" calcext:value-type="float">
            <text:p>0.95961664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38" calcext:value-type="float">
            <text:p>0.959616638</text:p>
          </table:table-cell>
          <table:table-cell office:value-type="float" office:value="0.9596166454" calcext:value-type="float">
            <text:p>0.95961664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464" calcext:value-type="float">
            <text:p>0.95961664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468" calcext:value-type="float">
            <text:p>0.95961664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462" calcext:value-type="float">
            <text:p>0.95961664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466" calcext:value-type="float">
            <text:p>0.95961664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462" calcext:value-type="float">
            <text:p>0.95961664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464" calcext:value-type="float">
            <text:p>0.95961664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6166433" calcext:value-type="float">
            <text:p>0.95961664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59616648" calcext:value-type="float">
            <text:p>0.959616648</text:p>
          </table:table-cell>
          <table:table-cell office:value-type="float" office:value="0.955793897" calcext:value-type="float">
            <text:p>0.955793897</text:p>
          </table:table-cell>
          <table:table-cell office:value-type="float" office:value="0.9592343684" calcext:value-type="float">
            <text:p>0.95923436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6166431" calcext:value-type="float">
            <text:p>0.95961664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6166402" calcext:value-type="float">
            <text:p>0.95961664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179" calcext:value-type="float">
            <text:p>0.959616179</text:p>
          </table:table-cell>
          <table:table-cell office:value-type="float" office:value="0.9596165964" calcext:value-type="float">
            <text:p>0.95961659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6166431" calcext:value-type="float">
            <text:p>0.95961664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7123339" calcext:value-type="float">
            <text:p>0.95971233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7123281" calcext:value-type="float">
            <text:p>0.959712328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712331" calcext:value-type="float">
            <text:p>0.9597123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60573525" calcext:value-type="float">
            <text:p>0.9605735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7138286" calcext:value-type="float">
            <text:p>0.95971382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59631593" calcext:value-type="float">
            <text:p>0.959631593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81407" calcext:value-type="float">
            <text:p>0.95961814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.959616646" calcext:value-type="float">
            <text:p>0.9596166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1" calcext:value-type="float">
            <text:p>0.959616631</text:p>
          </table:table-cell>
          <table:table-cell office:value-type="float" office:value="0.9596166445" calcext:value-type="float">
            <text:p>0.959616644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1" calcext:value-type="float">
            <text:p>0.959616631</text:p>
          </table:table-cell>
          <table:table-cell office:value-type="float" office:value="0.9596166445" calcext:value-type="float">
            <text:p>0.95961664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1" calcext:value-type="float">
            <text:p>0.959616631</text:p>
          </table:table-cell>
          <table:table-cell office:value-type="float" office:value="0.9596166422" calcext:value-type="float">
            <text:p>0.95961664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6166401" calcext:value-type="float">
            <text:p>0.95961664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17" calcext:value-type="float">
            <text:p>0.959616617</text:p>
          </table:table-cell>
          <table:table-cell office:value-type="float" office:value="0.9596166416" calcext:value-type="float">
            <text:p>0.95961664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1" calcext:value-type="float">
            <text:p>0.959616631</text:p>
          </table:table-cell>
          <table:table-cell office:value-type="float" office:value="0.959616643" calcext:value-type="float">
            <text:p>0.95961664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616631" calcext:value-type="float">
            <text:p>0.959616631</text:p>
          </table:table-cell>
          <table:table-cell office:value-type="float" office:value="0.9596166445" calcext:value-type="float">
            <text:p>0.959616644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44371427" calcext:value-type="float">
            <text:p>0.944371427</text:p>
          </table:table-cell>
          <table:table-cell office:value-type="float" office:value="0.9580921211" calcext:value-type="float">
            <text:p>0.95809212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586751" calcext:value-type="float">
            <text:p>0.959586751</text:p>
          </table:table-cell>
          <table:table-cell office:value-type="float" office:value="0.9596136535" calcext:value-type="float">
            <text:p>0.95961365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7704318" calcext:value-type="float">
            <text:p>0.957704318</text:p>
          </table:table-cell>
          <table:table-cell office:value-type="float" office:value="0.9594224177" calcext:value-type="float">
            <text:p>0.95942241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586736" calcext:value-type="float">
            <text:p>0.959586736</text:p>
          </table:table-cell>
          <table:table-cell office:value-type="float" office:value="0.9596104726" calcext:value-type="float">
            <text:p>0.95961047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586736" calcext:value-type="float">
            <text:p>0.959586736</text:p>
          </table:table-cell>
          <table:table-cell office:value-type="float" office:value="0.9596102876" calcext:value-type="float">
            <text:p>0.95961028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586736" calcext:value-type="float">
            <text:p>0.959586736</text:p>
          </table:table-cell>
          <table:table-cell office:value-type="float" office:value="0.9596043045" calcext:value-type="float">
            <text:p>0.95960430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9617569" calcext:value-type="float">
            <text:p>0.959617569</text:p>
          </table:table-cell>
          <table:table-cell office:value-type="float" office:value="0.959586736" calcext:value-type="float">
            <text:p>0.959586736</text:p>
          </table:table-cell>
          <table:table-cell office:value-type="float" office:value="0.959607202" calcext:value-type="float">
            <text:p>0.95960720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59617569" calcext:value-type="float">
            <text:p>0.959617569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6070155" calcext:value-type="float">
            <text:p>0.95960701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59616646" calcext:value-type="float">
            <text:p>0.959616646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6067495" calcext:value-type="float">
            <text:p>0.95960674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59616635" calcext:value-type="float">
            <text:p>0.959616635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6033964" calcext:value-type="float">
            <text:p>0.95960339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59616635" calcext:value-type="float">
            <text:p>0.959616635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6037566" calcext:value-type="float">
            <text:p>0.95960375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59616635" calcext:value-type="float">
            <text:p>0.959616635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6063754" calcext:value-type="float">
            <text:p>0.95960637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59616748" calcext:value-type="float">
            <text:p>0.959616748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6037567" calcext:value-type="float">
            <text:p>0.95960375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597769" calcext:value-type="float">
            <text:p>0.9595977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5949667" calcext:value-type="float">
            <text:p>0.95959496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6005735" calcext:value-type="float">
            <text:p>0.95960057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59584882" calcext:value-type="float">
            <text:p>0.959584882</text:p>
          </table:table-cell>
          <table:table-cell office:value-type="float" office:value="0.9595973982" calcext:value-type="float">
            <text:p>0.95959739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57674453" calcext:value-type="float">
            <text:p>0.957674453</text:p>
          </table:table-cell>
          <table:table-cell office:value-type="float" office:value="0.9594117736" calcext:value-type="float">
            <text:p>0.95941177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0471396" calcext:value-type="float">
            <text:p>0.990471396</text:p>
          </table:table-cell>
          <table:table-cell office:value-type="float" office:value="0.959584868" calcext:value-type="float">
            <text:p>0.959584868</text:p>
          </table:table-cell>
          <table:table-cell office:value-type="float" office:value="0.9626914665" calcext:value-type="float">
            <text:p>0.96269146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59584872" calcext:value-type="float">
            <text:p>0.959584872</text:p>
          </table:table-cell>
          <table:table-cell office:value-type="float" office:value="0.9596117811" calcext:value-type="float">
            <text:p>0.95961178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59584872" calcext:value-type="float">
            <text:p>0.959584872</text:p>
          </table:table-cell>
          <table:table-cell office:value-type="float" office:value="0.9596117793" calcext:value-type="float">
            <text:p>0.959611779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535899306" calcext:value-type="float">
            <text:p>0.95358993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415402549" calcext:value-type="float">
            <text:p>0.94154025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7" calcext:value-type="float">
            <text:p>0.89936637</text:p>
          </table:table-cell>
          <table:table-cell office:value-type="float" office:value="0.9415402549" calcext:value-type="float">
            <text:p>0.94154025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7" calcext:value-type="float">
            <text:p>0.89936637</text:p>
          </table:table-cell>
          <table:table-cell office:value-type="float" office:value="0.9355154184" calcext:value-type="float">
            <text:p>0.93551541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535899377" calcext:value-type="float">
            <text:p>0.95358993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475650984" calcext:value-type="float">
            <text:p>0.94756509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41071115" calcext:value-type="float">
            <text:p>0.841071115</text:p>
          </table:table-cell>
          <table:table-cell office:value-type="float" office:value="0.9296858929" calcext:value-type="float">
            <text:p>0.92968589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41071115" calcext:value-type="float">
            <text:p>0.841071115</text:p>
          </table:table-cell>
          <table:table-cell office:value-type="float" office:value="0.9236610507" calcext:value-type="float">
            <text:p>0.92366105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475650897" calcext:value-type="float">
            <text:p>0.94756508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475650955" calcext:value-type="float">
            <text:p>0.94756509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59614781" calcext:value-type="float">
            <text:p>0.959614781</text:p>
          </table:table-cell>
          <table:table-cell office:value-type="float" office:value="0.899366356" calcext:value-type="float">
            <text:p>0.899366356</text:p>
          </table:table-cell>
          <table:table-cell office:value-type="float" office:value="0.9355154174" calcext:value-type="float">
            <text:p>0.93551541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59614781" calcext:value-type="float">
            <text:p>0.959614781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475650525" calcext:value-type="float">
            <text:p>0.94756505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230015483" calcext:value-type="float">
            <text:p>0.230015483</text:p>
          </table:table-cell>
          <table:table-cell office:value-type="float" office:value="0.8550060855" calcext:value-type="float">
            <text:p>0.85500608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230015254" calcext:value-type="float">
            <text:p>0.230015254</text:p>
          </table:table-cell>
          <table:table-cell office:value-type="float" office:value="0.8565305815" calcext:value-type="float">
            <text:p>0.85653058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294905338" calcext:value-type="float">
            <text:p>0.929490533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204289075" calcext:value-type="float">
            <text:p>0.92042890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264049187" calcext:value-type="float">
            <text:p>0.92640491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339420713" calcext:value-type="float">
            <text:p>0.93394207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324175509" calcext:value-type="float">
            <text:p>0.932417550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899366384" calcext:value-type="float">
            <text:p>0.899366384</text:p>
          </table:table-cell>
          <table:table-cell office:value-type="float" office:value="0.9398936683" calcext:value-type="float">
            <text:p>0.93989366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2924644" calcext:value-type="float">
            <text:p>0.92924644</text:p>
          </table:table-cell>
          <table:table-cell office:value-type="float" office:value="0.9472381486" calcext:value-type="float">
            <text:p>0.94723814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42472506" calcext:value-type="float">
            <text:p>0.942472506</text:p>
          </table:table-cell>
          <table:table-cell office:value-type="float" office:value="0.9516127616" calcext:value-type="float">
            <text:p>0.95161276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42472506" calcext:value-type="float">
            <text:p>0.942472506</text:p>
          </table:table-cell>
          <table:table-cell office:value-type="float" office:value="0.953137282" calcext:value-type="float">
            <text:p>0.9531372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42472506" calcext:value-type="float">
            <text:p>0.942472506</text:p>
          </table:table-cell>
          <table:table-cell office:value-type="float" office:value="0.9483740141" calcext:value-type="float">
            <text:p>0.94837401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42472506" calcext:value-type="float">
            <text:p>0.942472506</text:p>
          </table:table-cell>
          <table:table-cell office:value-type="float" office:value="0.9485637208" calcext:value-type="float">
            <text:p>0.94856372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42472506" calcext:value-type="float">
            <text:p>0.942472506</text:p>
          </table:table-cell>
          <table:table-cell office:value-type="float" office:value="0.9457043867" calcext:value-type="float">
            <text:p>0.94570438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59614777" calcext:value-type="float">
            <text:p>0.959614777</text:p>
          </table:table-cell>
          <table:table-cell office:value-type="float" office:value="0.940577346" calcext:value-type="float">
            <text:p>0.940577346</text:p>
          </table:table-cell>
          <table:table-cell office:value-type="float" office:value="0.9455149634" calcext:value-type="float">
            <text:p>0.94551496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03146" calcext:value-type="float">
            <text:p>0.94437031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01292" calcext:value-type="float">
            <text:p>0.94437012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4183273" calcext:value-type="float">
            <text:p>0.94441832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4655984" calcext:value-type="float">
            <text:p>0.94446559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5135185" calcext:value-type="float">
            <text:p>0.9445135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5608359" calcext:value-type="float">
            <text:p>0.944560835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5134257" calcext:value-type="float">
            <text:p>0.94451342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5134372" calcext:value-type="float">
            <text:p>0.94451343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4652276" calcext:value-type="float">
            <text:p>0.94446522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44844138" calcext:value-type="float">
            <text:p>0.944844138</text:p>
          </table:table-cell>
          <table:table-cell office:value-type="float" office:value="0.940577346" calcext:value-type="float">
            <text:p>0.940577346</text:p>
          </table:table-cell>
          <table:table-cell office:value-type="float" office:value="0.9440385484" calcext:value-type="float">
            <text:p>0.94403854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10562" calcext:value-type="float">
            <text:p>0.94437105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1427" calcext:value-type="float">
            <text:p>0.9443714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17978" calcext:value-type="float">
            <text:p>0.94437179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520976176" calcext:value-type="float">
            <text:p>0.520976176</text:p>
          </table:table-cell>
          <table:table-cell office:value-type="float" office:value="0.9020261561" calcext:value-type="float">
            <text:p>0.902026156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520976176" calcext:value-type="float">
            <text:p>0.520976176</text:p>
          </table:table-cell>
          <table:table-cell office:value-type="float" office:value="0.8596927476" calcext:value-type="float">
            <text:p>0.85969274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2476209" calcext:value-type="float">
            <text:p>0.942476209</text:p>
          </table:table-cell>
          <table:table-cell office:value-type="float" office:value="0.944183203" calcext:value-type="float">
            <text:p>0.9441832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.944373281" calcext:value-type="float">
            <text:p>0.9443732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.944373281" calcext:value-type="float">
            <text:p>0.9443732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.944373281" calcext:value-type="float">
            <text:p>0.94437328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44373284" calcext:value-type="float">
            <text:p>0.944373284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39940578" calcext:value-type="float">
            <text:p>0.94399405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44373284" calcext:value-type="float">
            <text:p>0.944373284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39940581" calcext:value-type="float">
            <text:p>0.94399405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44373396" calcext:value-type="float">
            <text:p>0.944373396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32356226" calcext:value-type="float">
            <text:p>0.94323562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20979518" calcext:value-type="float">
            <text:p>0.94209795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44373396" calcext:value-type="float">
            <text:p>0.944373396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28563988" calcext:value-type="float">
            <text:p>0.94285639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520978932" calcext:value-type="float">
            <text:p>0.520978932</text:p>
          </table:table-cell>
          <table:table-cell office:value-type="float" office:value="0.9008961756" calcext:value-type="float">
            <text:p>0.90089617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24771635" calcext:value-type="float">
            <text:p>0.94247716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13409728" calcext:value-type="float">
            <text:p>0.94134097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17201963" calcext:value-type="float">
            <text:p>0.94172019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880942884" calcext:value-type="float">
            <text:p>0.880942884</text:p>
          </table:table-cell>
          <table:table-cell office:value-type="float" office:value="0.9353771566" calcext:value-type="float">
            <text:p>0.93537715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48173145" calcext:value-type="float">
            <text:p>0.948173145</text:p>
          </table:table-cell>
          <table:table-cell office:value-type="float" office:value="0.880942884" calcext:value-type="float">
            <text:p>0.880942884</text:p>
          </table:table-cell>
          <table:table-cell office:value-type="float" office:value="0.9357556632" calcext:value-type="float">
            <text:p>0.93575566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48173145" calcext:value-type="float">
            <text:p>0.948173145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17194794" calcext:value-type="float">
            <text:p>0.941719479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0581038" calcext:value-type="float">
            <text:p>0.940581038</text:p>
          </table:table-cell>
          <table:table-cell office:value-type="float" office:value="0.9409602687" calcext:value-type="float">
            <text:p>0.940960268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940581038" calcext:value-type="float">
            <text:p>0.940581038</text:p>
          </table:table-cell>
          <table:table-cell office:value-type="float" office:value="0.9413402336" calcext:value-type="float">
            <text:p>0.941340233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518163257" calcext:value-type="float">
            <text:p>0.518163257</text:p>
          </table:table-cell>
          <table:table-cell office:value-type="float" office:value="0.8987192312" calcext:value-type="float">
            <text:p>0.89871923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13409758" calcext:value-type="float">
            <text:p>0.94134097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21009056" calcext:value-type="float">
            <text:p>0.94210090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18156735" calcext:value-type="float">
            <text:p>0.94181567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1720218" calcext:value-type="float">
            <text:p>0.9417202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940581046" calcext:value-type="float">
            <text:p>0.940581046</text:p>
          </table:table-cell>
          <table:table-cell office:value-type="float" office:value="0.9417203802" calcext:value-type="float">
            <text:p>0.94172038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880950045" calcext:value-type="float">
            <text:p>0.880950045</text:p>
          </table:table-cell>
          <table:table-cell office:value-type="float" office:value="0.9365149929" calcext:value-type="float">
            <text:p>0.93651499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44380695" calcext:value-type="float">
            <text:p>0.944380695</text:p>
          </table:table-cell>
          <table:table-cell office:value-type="float" office:value="0.880944647" calcext:value-type="float">
            <text:p>0.880944647</text:p>
          </table:table-cell>
          <table:table-cell office:value-type="float" office:value="0.9365135205" calcext:value-type="float">
            <text:p>0.93651352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44380666" calcext:value-type="float">
            <text:p>0.944380666</text:p>
          </table:table-cell>
          <table:table-cell office:value-type="float" office:value="0.940579311" calcext:value-type="float">
            <text:p>0.940579311</text:p>
          </table:table-cell>
          <table:table-cell office:value-type="float" office:value="0.9428562222" calcext:value-type="float">
            <text:p>0.94285622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44373396" calcext:value-type="float">
            <text:p>0.944373396</text:p>
          </table:table-cell>
          <table:table-cell office:value-type="float" office:value="0.71704949" calcext:value-type="float">
            <text:p>0.71704949</text:p>
          </table:table-cell>
          <table:table-cell office:value-type="float" office:value="0.9197437253" calcext:value-type="float">
            <text:p>0.91974372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44373252" calcext:value-type="float">
            <text:p>0.944373252</text:p>
          </table:table-cell>
          <table:table-cell office:value-type="float" office:value="0.717049591" calcext:value-type="float">
            <text:p>0.717049591</text:p>
          </table:table-cell>
          <table:table-cell office:value-type="float" office:value="0.8970114808" calcext:value-type="float">
            <text:p>0.89701148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44373252" calcext:value-type="float">
            <text:p>0.944373252</text:p>
          </table:table-cell>
          <table:table-cell office:value-type="float" office:value="0.717049591" calcext:value-type="float">
            <text:p>0.717049591</text:p>
          </table:table-cell>
          <table:table-cell office:value-type="float" office:value="0.8519266111" calcext:value-type="float">
            <text:p>0.85192661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44371427" calcext:value-type="float">
            <text:p>0.944371427</text:p>
          </table:table-cell>
          <table:table-cell office:value-type="float" office:value="0.717049591" calcext:value-type="float">
            <text:p>0.717049591</text:p>
          </table:table-cell>
          <table:table-cell office:value-type="float" office:value="0.8291943985" calcext:value-type="float">
            <text:p>0.829194398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713745515" calcext:value-type="float">
            <text:p>0.713745515</text:p>
          </table:table-cell>
          <table:table-cell office:value-type="float" office:value="0.8515960445" calcext:value-type="float">
            <text:p>0.85159604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713745515" calcext:value-type="float">
            <text:p>0.713745515</text:p>
          </table:table-cell>
          <table:table-cell office:value-type="float" office:value="0.8970606462" calcext:value-type="float">
            <text:p>0.89706064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0579167" calcext:value-type="float">
            <text:p>0.940579167</text:p>
          </table:table-cell>
          <table:table-cell office:value-type="float" office:value="0.9432343106" calcext:value-type="float">
            <text:p>0.943234310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0579196" calcext:value-type="float">
            <text:p>0.940579196</text:p>
          </table:table-cell>
          <table:table-cell office:value-type="float" office:value="0.9436139044" calcext:value-type="float">
            <text:p>0.94361390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0579196" calcext:value-type="float">
            <text:p>0.940579196</text:p>
          </table:table-cell>
          <table:table-cell office:value-type="float" office:value="0.942476423" calcext:value-type="float">
            <text:p>0.9424764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0579196" calcext:value-type="float">
            <text:p>0.940579196</text:p>
          </table:table-cell>
          <table:table-cell office:value-type="float" office:value="0.9428556465" calcext:value-type="float">
            <text:p>0.942855646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71130668" calcext:value-type="float">
            <text:p>0.971130668</text:p>
          </table:table-cell>
          <table:table-cell office:value-type="float" office:value="0.940579196" calcext:value-type="float">
            <text:p>0.940579196</text:p>
          </table:table-cell>
          <table:table-cell office:value-type="float" office:value="0.945910422" calcext:value-type="float">
            <text:p>0.9459104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44373281" calcext:value-type="float">
            <text:p>0.944373281</text:p>
          </table:table-cell>
          <table:table-cell office:value-type="float" office:value="0.940579196" calcext:value-type="float">
            <text:p>0.940579196</text:p>
          </table:table-cell>
          <table:table-cell office:value-type="float" office:value="0.9436140918" calcext:value-type="float">
            <text:p>0.94361409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0577346" calcext:value-type="float">
            <text:p>0.940577346</text:p>
          </table:table-cell>
          <table:table-cell office:value-type="float" office:value="0.9439931276" calcext:value-type="float">
            <text:p>0.943993127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0577346" calcext:value-type="float">
            <text:p>0.940577346</text:p>
          </table:table-cell>
          <table:table-cell office:value-type="float" office:value="0.9439929399" calcext:value-type="float">
            <text:p>0.94399293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0577346" calcext:value-type="float">
            <text:p>0.940577346</text:p>
          </table:table-cell>
          <table:table-cell office:value-type="float" office:value="0.9439916395" calcext:value-type="float">
            <text:p>0.943991639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59" calcext:value-type="float">
            <text:p>0.944369559</text:p>
          </table:table-cell>
          <table:table-cell office:value-type="float" office:value="0.9443712329" calcext:value-type="float">
            <text:p>0.944371232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59" calcext:value-type="float">
            <text:p>0.944369559</text:p>
          </table:table-cell>
          <table:table-cell office:value-type="float" office:value="0.9443717911" calcext:value-type="float">
            <text:p>0.94437179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59" calcext:value-type="float">
            <text:p>0.944369559</text:p>
          </table:table-cell>
          <table:table-cell office:value-type="float" office:value="0.9443729054" calcext:value-type="float">
            <text:p>0.944372905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884609461" calcext:value-type="float">
            <text:p>0.884609461</text:p>
          </table:table-cell>
          <table:table-cell office:value-type="float" office:value="0.9383963367" calcext:value-type="float">
            <text:p>0.93839633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11" calcext:value-type="float">
            <text:p>0.94436911</text:p>
          </table:table-cell>
          <table:table-cell office:value-type="float" office:value="0.9443711901" calcext:value-type="float">
            <text:p>0.94437119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11" calcext:value-type="float">
            <text:p>0.94436911</text:p>
          </table:table-cell>
          <table:table-cell office:value-type="float" office:value="0.9443717027" calcext:value-type="float">
            <text:p>0.944371702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3991" calcext:value-type="float">
            <text:p>0.94433991</text:p>
          </table:table-cell>
          <table:table-cell office:value-type="float" office:value="0.9443681347" calcext:value-type="float">
            <text:p>0.944368134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3991" calcext:value-type="float">
            <text:p>0.94433991</text:p>
          </table:table-cell>
          <table:table-cell office:value-type="float" office:value="0.9443676249" calcext:value-type="float">
            <text:p>0.94436762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3991" calcext:value-type="float">
            <text:p>0.94433991</text:p>
          </table:table-cell>
          <table:table-cell office:value-type="float" office:value="0.9443664181" calcext:value-type="float">
            <text:p>0.94436641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66" calcext:value-type="float">
            <text:p>0.944369566</text:p>
          </table:table-cell>
          <table:table-cell office:value-type="float" office:value="0.9443729026" calcext:value-type="float">
            <text:p>0.944372902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59" calcext:value-type="float">
            <text:p>0.944369559</text:p>
          </table:table-cell>
          <table:table-cell office:value-type="float" office:value="0.9443734594" calcext:value-type="float">
            <text:p>0.944373459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40183" calcext:value-type="float">
            <text:p>0.94437401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43883" calcext:value-type="float">
            <text:p>0.94437438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256497" calcext:value-type="float">
            <text:p>0.944256497</text:p>
          </table:table-cell>
          <table:table-cell office:value-type="float" office:value="0.9443625246" calcext:value-type="float">
            <text:p>0.94436252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256497" calcext:value-type="float">
            <text:p>0.944256497</text:p>
          </table:table-cell>
          <table:table-cell office:value-type="float" office:value="0.9443623392" calcext:value-type="float">
            <text:p>0.94436233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256497" calcext:value-type="float">
            <text:p>0.944256497</text:p>
          </table:table-cell>
          <table:table-cell office:value-type="float" office:value="0.9443615992" calcext:value-type="float">
            <text:p>0.94436159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40162" calcext:value-type="float">
            <text:p>0.94437401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34615" calcext:value-type="float">
            <text:p>0.94437346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69573" calcext:value-type="float">
            <text:p>0.944369573</text:p>
          </table:table-cell>
          <table:table-cell office:value-type="float" office:value="0.9443740162" calcext:value-type="float">
            <text:p>0.944374016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27" calcext:value-type="float">
            <text:p>0.9443751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298" calcext:value-type="float">
            <text:p>0.94437512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312" calcext:value-type="float">
            <text:p>0.94437513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284" calcext:value-type="float">
            <text:p>0.94437512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44389948" calcext:value-type="float">
            <text:p>0.944389948</text:p>
          </table:table-cell>
          <table:table-cell office:value-type="float" office:value="0.717052707" calcext:value-type="float">
            <text:p>0.717052707</text:p>
          </table:table-cell>
          <table:table-cell office:value-type="float" office:value="0.9216443699" calcext:value-type="float">
            <text:p>0.92164436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717052707" calcext:value-type="float">
            <text:p>0.717052707</text:p>
          </table:table-cell>
          <table:table-cell office:value-type="float" office:value="0.9216428843" calcext:value-type="float">
            <text:p>0.92164288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228" calcext:value-type="float">
            <text:p>0.9443751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214" calcext:value-type="float">
            <text:p>0.94437512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44375134" calcext:value-type="float">
            <text:p>0.9443751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214" calcext:value-type="float">
            <text:p>0.94437512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44376046" calcext:value-type="float">
            <text:p>0.944376046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214" calcext:value-type="float">
            <text:p>0.9443752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222585471" calcext:value-type="float">
            <text:p>0.222585471</text:p>
          </table:table-cell>
          <table:table-cell office:value-type="float" office:value="0.8721961551" calcext:value-type="float">
            <text:p>0.87219615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222585471" calcext:value-type="float">
            <text:p>0.222585471</text:p>
          </table:table-cell>
          <table:table-cell office:value-type="float" office:value="0.8000171902" calcext:value-type="float">
            <text:p>0.800017190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44389948" calcext:value-type="float">
            <text:p>0.944389948</text:p>
          </table:table-cell>
          <table:table-cell office:value-type="float" office:value="0.944371412" calcext:value-type="float">
            <text:p>0.944371412</text:p>
          </table:table-cell>
          <table:table-cell office:value-type="float" office:value="0.944376232" calcext:value-type="float">
            <text:p>0.9443762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45324371" calcext:value-type="float">
            <text:p>0.945324371</text:p>
          </table:table-cell>
          <table:table-cell office:value-type="float" office:value="0.944371412" calcext:value-type="float">
            <text:p>0.944371412</text:p>
          </table:table-cell>
          <table:table-cell office:value-type="float" office:value="0.9444704155" calcext:value-type="float">
            <text:p>0.944470415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45324371" calcext:value-type="float">
            <text:p>0.945324371</text:p>
          </table:table-cell>
          <table:table-cell office:value-type="float" office:value="0.944371412" calcext:value-type="float">
            <text:p>0.944371412</text:p>
          </table:table-cell>
          <table:table-cell office:value-type="float" office:value="0.9444715275" calcext:value-type="float">
            <text:p>0.94447152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45324371" calcext:value-type="float">
            <text:p>0.945324371</text:p>
          </table:table-cell>
          <table:table-cell office:value-type="float" office:value="0.222583672" calcext:value-type="float">
            <text:p>0.222583672</text:p>
          </table:table-cell>
          <table:table-cell office:value-type="float" office:value="0.8722905291" calcext:value-type="float">
            <text:p>0.872290529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45320662" calcext:value-type="float">
            <text:p>0.945320662</text:p>
          </table:table-cell>
          <table:table-cell office:value-type="float" office:value="0.944371412" calcext:value-type="float">
            <text:p>0.944371412</text:p>
          </table:table-cell>
          <table:table-cell office:value-type="float" office:value="0.9444696738" calcext:value-type="float">
            <text:p>0.94446967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45320662" calcext:value-type="float">
            <text:p>0.945320662</text:p>
          </table:table-cell>
          <table:table-cell office:value-type="float" office:value="0.944371412" calcext:value-type="float">
            <text:p>0.944371412</text:p>
          </table:table-cell>
          <table:table-cell office:value-type="float" office:value="0.944469303" calcext:value-type="float">
            <text:p>0.9444693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45324371" calcext:value-type="float">
            <text:p>0.945324371</text:p>
          </table:table-cell>
          <table:table-cell office:value-type="float" office:value="0.717052707" calcext:value-type="float">
            <text:p>0.717052707</text:p>
          </table:table-cell>
          <table:table-cell office:value-type="float" office:value="0.9217378034" calcext:value-type="float">
            <text:p>0.92173780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945324371" calcext:value-type="float">
            <text:p>0.945324371</text:p>
          </table:table-cell>
          <table:table-cell office:value-type="float" office:value="0.717049477" calcext:value-type="float">
            <text:p>0.717049477</text:p>
          </table:table-cell>
          <table:table-cell office:value-type="float" office:value="0.9217363684" calcext:value-type="float">
            <text:p>0.921736368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945324371" calcext:value-type="float">
            <text:p>0.945324371</text:p>
          </table:table-cell>
          <table:table-cell office:value-type="float" office:value="0.944371412" calcext:value-type="float">
            <text:p>0.944371412</text:p>
          </table:table-cell>
          <table:table-cell office:value-type="float" office:value="0.9444693035" calcext:value-type="float">
            <text:p>0.94446930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45324371" calcext:value-type="float">
            <text:p>0.945324371</text:p>
          </table:table-cell>
          <table:table-cell office:value-type="float" office:value="0.944371412" calcext:value-type="float">
            <text:p>0.944371412</text:p>
          </table:table-cell>
          <table:table-cell office:value-type="float" office:value="0.9444696743" calcext:value-type="float">
            <text:p>0.94446967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 office:value-type="float" office:value="0.94437512" calcext:value-type="float">
            <text:p>0.944375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315" calcext:value-type="float">
            <text:p>0.94437513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520980295" calcext:value-type="float">
            <text:p>0.520980295</text:p>
          </table:table-cell>
          <table:table-cell office:value-type="float" office:value="0.9020356375" calcext:value-type="float">
            <text:p>0.902035637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520980295" calcext:value-type="float">
            <text:p>0.520980295</text:p>
          </table:table-cell>
          <table:table-cell office:value-type="float" office:value="0.9020354521" calcext:value-type="float">
            <text:p>0.90203545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520980295" calcext:value-type="float">
            <text:p>0.520980295</text:p>
          </table:table-cell>
          <table:table-cell office:value-type="float" office:value="0.9020354536" calcext:value-type="float">
            <text:p>0.90203545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44375123" calcext:value-type="float">
            <text:p>0.944375123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203" calcext:value-type="float">
            <text:p>0.944375120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44382534" calcext:value-type="float">
            <text:p>0.944382534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8617" calcext:value-type="float">
            <text:p>0.94437586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43" calcext:value-type="float">
            <text:p>0.94437514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256497" calcext:value-type="float">
            <text:p>0.944256497</text:p>
          </table:table-cell>
          <table:table-cell office:value-type="float" office:value="0.9443633037" calcext:value-type="float">
            <text:p>0.94436330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89" calcext:value-type="float">
            <text:p>0.94437518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89" calcext:value-type="float">
            <text:p>0.9443751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66" calcext:value-type="float">
            <text:p>0.9443751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775" calcext:value-type="float">
            <text:p>0.94437517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89" calcext:value-type="float">
            <text:p>0.9443751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2005" calcext:value-type="float">
            <text:p>0.94437520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2005" calcext:value-type="float">
            <text:p>0.94437520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4375189" calcext:value-type="float">
            <text:p>0.94437518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58997025" calcext:value-type="float">
            <text:p>0.94589970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74242505" calcext:value-type="float">
            <text:p>0.94742425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5899737" calcext:value-type="float">
            <text:p>0.94589973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5899737" calcext:value-type="float">
            <text:p>0.9458997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512" calcext:value-type="float">
            <text:p>0.94437512</text:p>
          </table:table-cell>
          <table:table-cell office:value-type="float" office:value="0.9474717069" calcext:value-type="float">
            <text:p>0.94747170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59620368" calcext:value-type="float">
            <text:p>0.959620368</text:p>
          </table:table-cell>
          <table:table-cell office:value-type="float" office:value="0.944373266" calcext:value-type="float">
            <text:p>0.944373266</text:p>
          </table:table-cell>
          <table:table-cell office:value-type="float" office:value="0.9474715214" calcext:value-type="float">
            <text:p>0.947471521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3266" calcext:value-type="float">
            <text:p>0.944373266</text:p>
          </table:table-cell>
          <table:table-cell office:value-type="float" office:value="0.9459470083" calcext:value-type="float">
            <text:p>0.94594700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3266" calcext:value-type="float">
            <text:p>0.944373266</text:p>
          </table:table-cell>
          <table:table-cell office:value-type="float" office:value="0.9474238912" calcext:value-type="float">
            <text:p>0.94742389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59620485" calcext:value-type="float">
            <text:p>0.959620485</text:p>
          </table:table-cell>
          <table:table-cell office:value-type="float" office:value="0.944373266" calcext:value-type="float">
            <text:p>0.944373266</text:p>
          </table:table-cell>
          <table:table-cell office:value-type="float" office:value="0.9504731381" calcext:value-type="float">
            <text:p>0.950473138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5985966" calcext:value-type="float">
            <text:p>0.95985966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505209794" calcext:value-type="float">
            <text:p>0.950520979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5985966" calcext:value-type="float">
            <text:p>0.95985966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520694219" calcext:value-type="float">
            <text:p>0.95206942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59859664" calcext:value-type="float">
            <text:p>0.959859664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50539109" calcext:value-type="float">
            <text:p>0.95053910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59859664" calcext:value-type="float">
            <text:p>0.959859664</text:p>
          </table:table-cell>
          <table:table-cell office:value-type="float" office:value="0.532497521" calcext:value-type="float">
            <text:p>0.532497521</text:p>
          </table:table-cell>
          <table:table-cell office:value-type="float" office:value="0.9062544526" calcext:value-type="float">
            <text:p>0.906254452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5985966" calcext:value-type="float">
            <text:p>0.95985966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7442224" calcext:value-type="float">
            <text:p>0.9474422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5985966" calcext:value-type="float">
            <text:p>0.95985966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505088415" calcext:value-type="float">
            <text:p>0.95050884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59560696" calcext:value-type="float">
            <text:p>0.959560696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474115858" calcext:value-type="float">
            <text:p>0.947411585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59560696" calcext:value-type="float">
            <text:p>0.959560696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485478681" calcext:value-type="float">
            <text:p>0.94854786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59560696" calcext:value-type="float">
            <text:p>0.959560696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470289513" calcext:value-type="float">
            <text:p>0.94702895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443744936" calcext:value-type="float">
            <text:p>0.94437449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443744936" calcext:value-type="float">
            <text:p>0.944374493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443748643" calcext:value-type="float">
            <text:p>0.944374864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1528" calcext:value-type="float">
            <text:p>0.944371528</text:p>
          </table:table-cell>
          <table:table-cell office:value-type="float" office:value="0.9443748643" calcext:value-type="float">
            <text:p>0.94437486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.944375235" calcext:value-type="float">
            <text:p>0.9443752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.944375235" calcext:value-type="float">
            <text:p>0.9443752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.944375235" calcext:value-type="float">
            <text:p>0.9443752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 office:value-type="float" office:value="0.944375235" calcext:value-type="float">
            <text:p>0.9443752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.944375235" calcext:value-type="float">
            <text:p>0.9443752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.944375235" calcext:value-type="float">
            <text:p>0.9443752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.944375235" calcext:value-type="float">
            <text:p>0.9443752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45561875" calcext:value-type="float">
            <text:p>0.945561875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612563" calcext:value-type="float">
            <text:p>0.94461256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45561875" calcext:value-type="float">
            <text:p>0.945561875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968555" calcext:value-type="float">
            <text:p>0.94496855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45561875" calcext:value-type="float">
            <text:p>0.945561875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849891" calcext:value-type="float">
            <text:p>0.94484989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45561875" calcext:value-type="float">
            <text:p>0.945561875</text:p>
          </table:table-cell>
          <table:table-cell office:value-type="float" office:value="0.944256612" calcext:value-type="float">
            <text:p>0.944256612</text:p>
          </table:table-cell>
          <table:table-cell office:value-type="float" office:value="0.9446007007" calcext:value-type="float">
            <text:p>0.94460070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45561875" calcext:value-type="float">
            <text:p>0.945561875</text:p>
          </table:table-cell>
          <table:table-cell office:value-type="float" office:value="0.944256612" calcext:value-type="float">
            <text:p>0.944256612</text:p>
          </table:table-cell>
          <table:table-cell office:value-type="float" office:value="0.9444701737" calcext:value-type="float">
            <text:p>0.94447017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826696778" calcext:value-type="float">
            <text:p>0.826696778</text:p>
          </table:table-cell>
          <table:table-cell office:value-type="float" office:value="0.9325955242" calcext:value-type="float">
            <text:p>0.93259552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256612" calcext:value-type="float">
            <text:p>0.944256612</text:p>
          </table:table-cell>
          <table:table-cell office:value-type="float" office:value="0.944351509" calcext:value-type="float">
            <text:p>0.9443515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256605" calcext:value-type="float">
            <text:p>0.944256605</text:p>
          </table:table-cell>
          <table:table-cell office:value-type="float" office:value="0.9443515069" calcext:value-type="float">
            <text:p>0.944351506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256612" calcext:value-type="float">
            <text:p>0.944256612</text:p>
          </table:table-cell>
          <table:table-cell office:value-type="float" office:value="0.9443633678" calcext:value-type="float">
            <text:p>0.944363367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228" calcext:value-type="float">
            <text:p>0.944375228</text:p>
          </table:table-cell>
          <table:table-cell office:value-type="float" office:value="0.9443752294" calcext:value-type="float">
            <text:p>0.94437522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826807772" calcext:value-type="float">
            <text:p>0.826807772</text:p>
          </table:table-cell>
          <table:table-cell office:value-type="float" office:value="0.9326184831" calcext:value-type="float">
            <text:p>0.93261848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44375235" calcext:value-type="float">
            <text:p>0.944375235</text:p>
          </table:table-cell>
          <table:table-cell office:value-type="float" office:value="0.944375228" calcext:value-type="float">
            <text:p>0.944375228</text:p>
          </table:table-cell>
          <table:table-cell office:value-type="float" office:value="0.9443752287" calcext:value-type="float">
            <text:p>0.94437522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74987797" calcext:value-type="float">
            <text:p>0.974987797</text:p>
          </table:table-cell>
          <table:table-cell office:value-type="float" office:value="0.944375228" calcext:value-type="float">
            <text:p>0.944375228</text:p>
          </table:table-cell>
          <table:table-cell office:value-type="float" office:value="0.947436487" calcext:value-type="float">
            <text:p>0.94743648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74987797" calcext:value-type="float">
            <text:p>0.974987797</text:p>
          </table:table-cell>
          <table:table-cell office:value-type="float" office:value="0.944375228" calcext:value-type="float">
            <text:p>0.944375228</text:p>
          </table:table-cell>
          <table:table-cell office:value-type="float" office:value="0.9474364849" calcext:value-type="float">
            <text:p>0.94743648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74987797" calcext:value-type="float">
            <text:p>0.974987797</text:p>
          </table:table-cell>
          <table:table-cell office:value-type="float" office:value="0.944375228" calcext:value-type="float">
            <text:p>0.944375228</text:p>
          </table:table-cell>
          <table:table-cell office:value-type="float" office:value="0.9474364849" calcext:value-type="float">
            <text:p>0.94743648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74987797" calcext:value-type="float">
            <text:p>0.974987797</text:p>
          </table:table-cell>
          <table:table-cell office:value-type="float" office:value="0.944375228" calcext:value-type="float">
            <text:p>0.944375228</text:p>
          </table:table-cell>
          <table:table-cell office:value-type="float" office:value="0.9474839415" calcext:value-type="float">
            <text:p>0.94748394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222585524" calcext:value-type="float">
            <text:p>0.222585524</text:p>
          </table:table-cell>
          <table:table-cell office:value-type="float" office:value="0.8722911708" calcext:value-type="float">
            <text:p>0.87229117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4532448" calcext:value-type="float">
            <text:p>0.94532448</text:p>
          </table:table-cell>
          <table:table-cell office:value-type="float" office:value="0.222585524" calcext:value-type="float">
            <text:p>0.222585524</text:p>
          </table:table-cell>
          <table:table-cell office:value-type="float" office:value="0.8002545822" calcext:value-type="float">
            <text:p>0.800254582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222585524" calcext:value-type="float">
            <text:p>0.222585524</text:p>
          </table:table-cell>
          <table:table-cell office:value-type="float" office:value="0.8043896835" calcext:value-type="float">
            <text:p>0.80438968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717879984" calcext:value-type="float">
            <text:p>0.717879984</text:p>
          </table:table-cell>
          <table:table-cell office:value-type="float" office:value="0.8991699803" calcext:value-type="float">
            <text:p>0.89916998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717879984" calcext:value-type="float">
            <text:p>0.717879984</text:p>
          </table:table-cell>
          <table:table-cell office:value-type="float" office:value="0.899122153" calcext:value-type="float">
            <text:p>0.89912215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717876751" calcext:value-type="float">
            <text:p>0.717876751</text:p>
          </table:table-cell>
          <table:table-cell office:value-type="float" office:value="0.8765212447" calcext:value-type="float">
            <text:p>0.87652124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59620477" calcext:value-type="float">
            <text:p>0.959620477</text:p>
          </table:table-cell>
          <table:table-cell office:value-type="float" office:value="0.717879984" calcext:value-type="float">
            <text:p>0.717879984</text:p>
          </table:table-cell>
          <table:table-cell office:value-type="float" office:value="0.9234400549" calcext:value-type="float">
            <text:p>0.923440054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59620477" calcext:value-type="float">
            <text:p>0.959620477</text:p>
          </table:table-cell>
          <table:table-cell office:value-type="float" office:value="0.717052802" calcext:value-type="float">
            <text:p>0.717052802</text:p>
          </table:table-cell>
          <table:table-cell office:value-type="float" office:value="0.9235471751" calcext:value-type="float">
            <text:p>0.923547175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59620477" calcext:value-type="float">
            <text:p>0.959620477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78988678" calcext:value-type="float">
            <text:p>0.947898867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59620477" calcext:value-type="float">
            <text:p>0.959620477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93759361" calcext:value-type="float">
            <text:p>0.94937593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55797721" calcext:value-type="float">
            <text:p>0.955797721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59920553" calcext:value-type="float">
            <text:p>0.945992055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55797721" calcext:value-type="float">
            <text:p>0.955797721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70393794" calcext:value-type="float">
            <text:p>0.947039379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55797721" calcext:value-type="float">
            <text:p>0.955797721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59445867" calcext:value-type="float">
            <text:p>0.945944586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55797721" calcext:value-type="float">
            <text:p>0.955797721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59445867" calcext:value-type="float">
            <text:p>0.945944586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.944849794" calcext:value-type="float">
            <text:p>0.9448497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4849766" calcext:value-type="float">
            <text:p>0.944849766</text:p>
          </table:table-cell>
          <table:table-cell office:value-type="float" office:value="0.9448497912" calcext:value-type="float">
            <text:p>0.94484979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44849809" calcext:value-type="float">
            <text:p>0.944849809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48497955" calcext:value-type="float">
            <text:p>0.94484979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 office:value-type="float" office:value="0.944849794" calcext:value-type="float">
            <text:p>0.94484979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717466333" calcext:value-type="float">
            <text:p>0.717466333</text:p>
          </table:table-cell>
          <table:table-cell office:value-type="float" office:value="0.9103516499" calcext:value-type="float">
            <text:p>0.91035164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27251814" calcext:value-type="float">
            <text:p>0.827251814</text:p>
          </table:table-cell>
          <table:table-cell office:value-type="float" office:value="0.933089996" calcext:value-type="float">
            <text:p>0.93308999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388722388" calcext:value-type="float">
            <text:p>0.938872238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269171291" calcext:value-type="float">
            <text:p>0.92691712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45531" calcext:value-type="float">
            <text:p>0.885045531</text:p>
          </table:table-cell>
          <table:table-cell office:value-type="float" office:value="0.9269142573" calcext:value-type="float">
            <text:p>0.926914257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45531" calcext:value-type="float">
            <text:p>0.885045531</text:p>
          </table:table-cell>
          <table:table-cell office:value-type="float" office:value="0.9328889414" calcext:value-type="float">
            <text:p>0.932888941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45531" calcext:value-type="float">
            <text:p>0.885045531</text:p>
          </table:table-cell>
          <table:table-cell office:value-type="float" office:value="0.9328888462" calcext:value-type="float">
            <text:p>0.932888846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328917173" calcext:value-type="float">
            <text:p>0.932891717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269141621" calcext:value-type="float">
            <text:p>0.926914162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269141621" calcext:value-type="float">
            <text:p>0.926914162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328917173" calcext:value-type="float">
            <text:p>0.93289171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388692725" calcext:value-type="float">
            <text:p>0.93886927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60098858" calcext:value-type="float">
            <text:p>0.960098858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403912126" calcext:value-type="float">
            <text:p>0.940391212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60098858" calcext:value-type="float">
            <text:p>0.960098858</text:p>
          </table:table-cell>
          <table:table-cell office:value-type="float" office:value="0.944820131" calcext:value-type="float">
            <text:p>0.944820131</text:p>
          </table:table-cell>
          <table:table-cell office:value-type="float" office:value="0.9463687678" calcext:value-type="float">
            <text:p>0.946368767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60098858" calcext:value-type="float">
            <text:p>0.96009885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63747004" calcext:value-type="float">
            <text:p>0.946374700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60098858" calcext:value-type="float">
            <text:p>0.96009885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63747004" calcext:value-type="float">
            <text:p>0.946374700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60098858" calcext:value-type="float">
            <text:p>0.960098858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403971452" calcext:value-type="float">
            <text:p>0.940397145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60098858" calcext:value-type="float">
            <text:p>0.960098858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284420291" calcext:value-type="float">
            <text:p>0.928442029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269172181" calcext:value-type="float">
            <text:p>0.92691721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885074242" calcext:value-type="float">
            <text:p>0.885074242</text:p>
          </table:table-cell>
          <table:table-cell office:value-type="float" office:value="0.9388722388" calcext:value-type="float">
            <text:p>0.938872238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.944849794" calcext:value-type="float">
            <text:p>0.94484979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.944849794" calcext:value-type="float">
            <text:p>0.94484979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 office:value-type="float" office:value="0.944849794" calcext:value-type="float">
            <text:p>0.94484979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 office:value-type="float" office:value="0.944849794" calcext:value-type="float">
            <text:p>0.9448497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56107214" calcext:value-type="float">
            <text:p>0.94561072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63716488" calcext:value-type="float">
            <text:p>0.946371648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63716488" calcext:value-type="float">
            <text:p>0.946371648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6086" calcext:value-type="float">
            <text:p>0.944846086</text:p>
          </table:table-cell>
          <table:table-cell office:value-type="float" office:value="0.9456103506" calcext:value-type="float">
            <text:p>0.945610350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6086" calcext:value-type="float">
            <text:p>0.944846086</text:p>
          </table:table-cell>
          <table:table-cell office:value-type="float" office:value="0.946371278" calcext:value-type="float">
            <text:p>0.94637127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78935036" calcext:value-type="float">
            <text:p>0.94789350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78935036" calcext:value-type="float">
            <text:p>0.947893503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94153585" calcext:value-type="float">
            <text:p>0.949415358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94153584" calcext:value-type="float">
            <text:p>0.949415358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944849794" calcext:value-type="float">
            <text:p>0.944849794</text:p>
          </table:table-cell>
          <table:table-cell office:value-type="float" office:value="0.9486544311" calcext:value-type="float">
            <text:p>0.94865443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827251814" calcext:value-type="float">
            <text:p>0.827251814</text:p>
          </table:table-cell>
          <table:table-cell office:value-type="float" office:value="0.9391772295" calcext:value-type="float">
            <text:p>0.93917722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827251814" calcext:value-type="float">
            <text:p>0.827251814</text:p>
          </table:table-cell>
          <table:table-cell office:value-type="float" office:value="0.939938157" calcext:value-type="float">
            <text:p>0.9399381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827251814" calcext:value-type="float">
            <text:p>0.827251814</text:p>
          </table:table-cell>
          <table:table-cell office:value-type="float" office:value="0.914847704" calcext:value-type="float">
            <text:p>0.91484770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827251816" calcext:value-type="float">
            <text:p>0.827251816</text:p>
          </table:table-cell>
          <table:table-cell office:value-type="float" office:value="0.9281291591" calcext:value-type="float">
            <text:p>0.928129159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827251816" calcext:value-type="float">
            <text:p>0.827251816</text:p>
          </table:table-cell>
          <table:table-cell office:value-type="float" office:value="0.9273682436" calcext:value-type="float">
            <text:p>0.92736824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52459069" calcext:value-type="float">
            <text:p>0.952459069</text:p>
          </table:table-cell>
          <table:table-cell office:value-type="float" office:value="0.944849796" calcext:value-type="float">
            <text:p>0.944849796</text:p>
          </table:table-cell>
          <table:table-cell office:value-type="float" office:value="0.9509299039" calcext:value-type="float">
            <text:p>0.95092990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38" calcext:value-type="float">
            <text:p>0.944849738</text:p>
          </table:table-cell>
          <table:table-cell office:value-type="float" office:value="0.9503595002" calcext:value-type="float">
            <text:p>0.95035950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38" calcext:value-type="float">
            <text:p>0.944849738</text:p>
          </table:table-cell>
          <table:table-cell office:value-type="float" office:value="0.9513109454" calcext:value-type="float">
            <text:p>0.951310945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38" calcext:value-type="float">
            <text:p>0.944849738</text:p>
          </table:table-cell>
          <table:table-cell office:value-type="float" office:value="0.9513049945" calcext:value-type="float">
            <text:p>0.95130499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4849738" calcext:value-type="float">
            <text:p>0.944849738</text:p>
          </table:table-cell>
          <table:table-cell office:value-type="float" office:value="0.9511040468" calcext:value-type="float">
            <text:p>0.95110404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2952188" calcext:value-type="float">
            <text:p>0.942952188</text:p>
          </table:table-cell>
          <table:table-cell office:value-type="float" office:value="0.9495928006" calcext:value-type="float">
            <text:p>0.949592800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52459068" calcext:value-type="float">
            <text:p>0.952459068</text:p>
          </table:table-cell>
          <table:table-cell office:value-type="float" office:value="0.942952188" calcext:value-type="float">
            <text:p>0.942952188</text:p>
          </table:table-cell>
          <table:table-cell office:value-type="float" office:value="0.9499740279" calcext:value-type="float">
            <text:p>0.949974027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52399504" calcext:value-type="float">
            <text:p>0.952399504</text:p>
          </table:table-cell>
          <table:table-cell office:value-type="float" office:value="0.942952188" calcext:value-type="float">
            <text:p>0.942952188</text:p>
          </table:table-cell>
          <table:table-cell office:value-type="float" office:value="0.9499561587" calcext:value-type="float">
            <text:p>0.949956158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52459011" calcext:value-type="float">
            <text:p>0.952459011</text:p>
          </table:table-cell>
          <table:table-cell office:value-type="float" office:value="0.942952188" calcext:value-type="float">
            <text:p>0.942952188</text:p>
          </table:table-cell>
          <table:table-cell office:value-type="float" office:value="0.9495870417" calcext:value-type="float">
            <text:p>0.94958704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6584867" calcext:value-type="float">
            <text:p>0.96584867</text:p>
          </table:table-cell>
          <table:table-cell office:value-type="float" office:value="0.950494384" calcext:value-type="float">
            <text:p>0.950494384</text:p>
          </table:table-cell>
          <table:table-cell office:value-type="float" office:value="0.9524524735" calcext:value-type="float">
            <text:p>0.952452473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65848731" calcext:value-type="float">
            <text:p>0.965848731</text:p>
          </table:table-cell>
          <table:table-cell office:value-type="float" office:value="0.950494384" calcext:value-type="float">
            <text:p>0.950494384</text:p>
          </table:table-cell>
          <table:table-cell office:value-type="float" office:value="0.9536068781" calcext:value-type="float">
            <text:p>0.953606878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65848731" calcext:value-type="float">
            <text:p>0.965848731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66718026" calcext:value-type="float">
            <text:p>0.956671802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65848731" calcext:value-type="float">
            <text:p>0.965848731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67670381" calcext:value-type="float">
            <text:p>0.956767038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65848731" calcext:value-type="float">
            <text:p>0.965848731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53327893" calcext:value-type="float">
            <text:p>0.955332789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65848731" calcext:value-type="float">
            <text:p>0.965848731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51423016" calcext:value-type="float">
            <text:p>0.95514230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65848731" calcext:value-type="float">
            <text:p>0.965848731</text:p>
          </table:table-cell>
          <table:table-cell office:value-type="float" office:value="0.890595232" calcext:value-type="float">
            <text:p>0.890595232</text:p>
          </table:table-cell>
          <table:table-cell office:value-type="float" office:value="0.9506759256" calcext:value-type="float">
            <text:p>0.950675925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65848672" calcext:value-type="float">
            <text:p>0.965848672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51422898" calcext:value-type="float">
            <text:p>0.955142289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38048496" calcext:value-type="float">
            <text:p>0.953804849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89694272" calcext:value-type="float">
            <text:p>0.958969427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965848672" calcext:value-type="float">
            <text:p>0.965848672</text:p>
          </table:table-cell>
          <table:table-cell office:value-type="float" office:value="0.737455968" calcext:value-type="float">
            <text:p>0.737455968</text:p>
          </table:table-cell>
          <table:table-cell office:value-type="float" office:value="0.9307735296" calcext:value-type="float">
            <text:p>0.930773529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65848672" calcext:value-type="float">
            <text:p>0.965848672</text:p>
          </table:table-cell>
          <table:table-cell office:value-type="float" office:value="0.737455968" calcext:value-type="float">
            <text:p>0.737455968</text:p>
          </table:table-cell>
          <table:table-cell office:value-type="float" office:value="0.8668441704" calcext:value-type="float">
            <text:p>0.86684417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737455968" calcext:value-type="float">
            <text:p>0.737455968</text:p>
          </table:table-cell>
          <table:table-cell office:value-type="float" office:value="0.8440049" calcext:value-type="float">
            <text:p>0.84400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52459011" calcext:value-type="float">
            <text:p>0.952459011</text:p>
          </table:table-cell>
          <table:table-cell office:value-type="float" office:value="0.735779722" calcext:value-type="float">
            <text:p>0.735779722</text:p>
          </table:table-cell>
          <table:table-cell office:value-type="float" office:value="0.8440277933" calcext:value-type="float">
            <text:p>0.84402779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4098995" calcext:value-type="float">
            <text:p>0.724098995</text:p>
          </table:table-cell>
          <table:table-cell office:value-type="float" office:value="0.8229133196" calcext:value-type="float">
            <text:p>0.822913319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8446104623" calcext:value-type="float">
            <text:p>0.84461046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8444443532" calcext:value-type="float">
            <text:p>0.844444353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8454057166" calcext:value-type="float">
            <text:p>0.845405716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8887669262" calcext:value-type="float">
            <text:p>0.888766926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9093165482" calcext:value-type="float">
            <text:p>0.909316548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968730044" calcext:value-type="float">
            <text:p>0.968730044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906949477" calcext:value-type="float">
            <text:p>0.90694947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8368631969" calcext:value-type="float">
            <text:p>0.836863196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2437956" calcext:value-type="float">
            <text:p>0.722437956</text:p>
          </table:table-cell>
          <table:table-cell office:value-type="float" office:value="0.8818923116" calcext:value-type="float">
            <text:p>0.881892311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4098995" calcext:value-type="float">
            <text:p>0.724098995</text:p>
          </table:table-cell>
          <table:table-cell office:value-type="float" office:value="0.8853002721" calcext:value-type="float">
            <text:p>0.885300272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4098995" calcext:value-type="float">
            <text:p>0.724098995</text:p>
          </table:table-cell>
          <table:table-cell office:value-type="float" office:value="0.8860604371" calcext:value-type="float">
            <text:p>0.886060437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724098995" calcext:value-type="float">
            <text:p>0.724098995</text:p>
          </table:table-cell>
          <table:table-cell office:value-type="float" office:value="0.9087074079" calcext:value-type="float">
            <text:p>0.908707407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67770048" calcext:value-type="float">
            <text:p>0.967770048</text:p>
          </table:table-cell>
          <table:table-cell office:value-type="float" office:value="0.724098995" calcext:value-type="float">
            <text:p>0.724098995</text:p>
          </table:table-cell>
          <table:table-cell office:value-type="float" office:value="0.9313559608" calcext:value-type="float">
            <text:p>0.93135596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67770048" calcext:value-type="float">
            <text:p>0.967770048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57260415" calcext:value-type="float">
            <text:p>0.95572604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40014056" calcext:value-type="float">
            <text:p>0.95400140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24717481" calcext:value-type="float">
            <text:p>0.952471748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541930545" calcext:value-type="float">
            <text:p>0.95419305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233072672" calcext:value-type="float">
            <text:p>0.233072672</text:p>
          </table:table-cell>
          <table:table-cell office:value-type="float" office:value="0.8854905065" calcext:value-type="float">
            <text:p>0.88549050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225597576" calcext:value-type="float">
            <text:p>0.225597576</text:p>
          </table:table-cell>
          <table:table-cell office:value-type="float" office:value="0.8849363535" calcext:value-type="float">
            <text:p>0.88493635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67782252" calcext:value-type="float">
            <text:p>0.967782252</text:p>
          </table:table-cell>
          <table:table-cell office:value-type="float" office:value="0.225597576" calcext:value-type="float">
            <text:p>0.225597576</text:p>
          </table:table-cell>
          <table:table-cell office:value-type="float" office:value="0.8881857041" calcext:value-type="float">
            <text:p>0.888185704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67784121" calcext:value-type="float">
            <text:p>0.967784121</text:p>
          </table:table-cell>
          <table:table-cell office:value-type="float" office:value="0.950551972" calcext:value-type="float">
            <text:p>0.950551972</text:p>
          </table:table-cell>
          <table:table-cell office:value-type="float" office:value="0.9610679373" calcext:value-type="float">
            <text:p>0.96106793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950553832" calcext:value-type="float">
            <text:p>0.950553832</text:p>
          </table:table-cell>
          <table:table-cell office:value-type="float" office:value="0.9641163725" calcext:value-type="float">
            <text:p>0.96411637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965861793" calcext:value-type="float">
            <text:p>0.965861793</text:p>
          </table:table-cell>
          <table:table-cell office:value-type="float" office:value="0.9675083927" calcext:value-type="float">
            <text:p>0.967508392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965861793" calcext:value-type="float">
            <text:p>0.965861793</text:p>
          </table:table-cell>
          <table:table-cell office:value-type="float" office:value="0.9674889732" calcext:value-type="float">
            <text:p>0.967488973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967782245" calcext:value-type="float">
            <text:p>0.967782245</text:p>
          </table:table-cell>
          <table:table-cell office:value-type="float" office:value="0.959978261" calcext:value-type="float">
            <text:p>0.959978261</text:p>
          </table:table-cell>
          <table:table-cell office:value-type="float" office:value="0.9665359625" calcext:value-type="float">
            <text:p>0.96653596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959977327" calcext:value-type="float">
            <text:p>0.959977327</text:p>
          </table:table-cell>
          <table:table-cell office:value-type="float" office:value="0.9665299455" calcext:value-type="float">
            <text:p>0.966529945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96776911" calcext:value-type="float">
            <text:p>0.96776911</text:p>
          </table:table-cell>
          <table:table-cell office:value-type="float" office:value="0.965861793" calcext:value-type="float">
            <text:p>0.965861793</text:p>
          </table:table-cell>
          <table:table-cell office:value-type="float" office:value="0.9671153901" calcext:value-type="float">
            <text:p>0.96711539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67648089" calcext:value-type="float">
            <text:p>0.967648089</text:p>
          </table:table-cell>
          <table:table-cell office:value-type="float" office:value="0.848718589" calcext:value-type="float">
            <text:p>0.848718589</text:p>
          </table:table-cell>
          <table:table-cell office:value-type="float" office:value="0.9550152134" calcext:value-type="float">
            <text:p>0.955015213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967648089" calcext:value-type="float">
            <text:p>0.967648089</text:p>
          </table:table-cell>
          <table:table-cell office:value-type="float" office:value="0.737350325" calcext:value-type="float">
            <text:p>0.737350325</text:p>
          </table:table-cell>
          <table:table-cell office:value-type="float" office:value="0.9433515277" calcext:value-type="float">
            <text:p>0.94335152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67782479" calcext:value-type="float">
            <text:p>0.967782479</text:p>
          </table:table-cell>
          <table:table-cell office:value-type="float" office:value="0.737350325" calcext:value-type="float">
            <text:p>0.737350325</text:p>
          </table:table-cell>
          <table:table-cell office:value-type="float" office:value="0.9431729348" calcext:value-type="float">
            <text:p>0.943172934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965861793" calcext:value-type="float">
            <text:p>0.965861793</text:p>
          </table:table-cell>
          <table:table-cell office:value-type="float" office:value="0.737467639" calcext:value-type="float">
            <text:p>0.737467639</text:p>
          </table:table-cell>
          <table:table-cell office:value-type="float" office:value="0.9430089752" calcext:value-type="float">
            <text:p>0.94300897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965862028" calcext:value-type="float">
            <text:p>0.965862028</text:p>
          </table:table-cell>
          <table:table-cell office:value-type="float" office:value="0.737467432" calcext:value-type="float">
            <text:p>0.737467432</text:p>
          </table:table-cell>
          <table:table-cell office:value-type="float" office:value="0.9430089779" calcext:value-type="float">
            <text:p>0.943008977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65862028" calcext:value-type="float">
            <text:p>0.965862028</text:p>
          </table:table-cell>
          <table:table-cell office:value-type="float" office:value="0.905414437" calcext:value-type="float">
            <text:p>0.905414437</text:p>
          </table:table-cell>
          <table:table-cell office:value-type="float" office:value="0.9598036782" calcext:value-type="float">
            <text:p>0.959803678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965869292" calcext:value-type="float">
            <text:p>0.965869292</text:p>
          </table:table-cell>
          <table:table-cell office:value-type="float" office:value="0.965861792" calcext:value-type="float">
            <text:p>0.965861792</text:p>
          </table:table-cell>
          <table:table-cell office:value-type="float" office:value="0.9658625658" calcext:value-type="float">
            <text:p>0.965862565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965869292" calcext:value-type="float">
            <text:p>0.965869292</text:p>
          </table:table-cell>
          <table:table-cell office:value-type="float" office:value="0.536970452" calcext:value-type="float">
            <text:p>0.536970452</text:p>
          </table:table-cell>
          <table:table-cell office:value-type="float" office:value="0.922974182" calcext:value-type="float">
            <text:p>0.92297418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65869292" calcext:value-type="float">
            <text:p>0.965869292</text:p>
          </table:table-cell>
          <table:table-cell office:value-type="float" office:value="0.536970454" calcext:value-type="float">
            <text:p>0.536970454</text:p>
          </table:table-cell>
          <table:table-cell office:value-type="float" office:value="0.9229734087" calcext:value-type="float">
            <text:p>0.922973408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5861792" calcext:value-type="float">
            <text:p>0.965861792</text:p>
          </table:table-cell>
          <table:table-cell office:value-type="float" office:value="0.9659585414" calcext:value-type="float">
            <text:p>0.965958541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5861792" calcext:value-type="float">
            <text:p>0.965861792</text:p>
          </table:table-cell>
          <table:table-cell office:value-type="float" office:value="0.9659585415" calcext:value-type="float">
            <text:p>0.96595854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966821779" calcext:value-type="float">
            <text:p>0.966821779</text:p>
          </table:table-cell>
          <table:table-cell office:value-type="float" office:value="0.965861792" calcext:value-type="float">
            <text:p>0.965861792</text:p>
          </table:table-cell>
          <table:table-cell office:value-type="float" office:value="0.9659592912" calcext:value-type="float">
            <text:p>0.96595929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58199061" calcext:value-type="float">
            <text:p>0.958199061</text:p>
          </table:table-cell>
          <table:table-cell office:value-type="float" office:value="0.9652890167" calcext:value-type="float">
            <text:p>0.965289016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846920209" calcext:value-type="float">
            <text:p>0.846920209</text:p>
          </table:table-cell>
          <table:table-cell office:value-type="float" office:value="0.9535861065" calcext:value-type="float">
            <text:p>0.953586106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59155235" calcext:value-type="float">
            <text:p>0.959155235</text:p>
          </table:table-cell>
          <table:table-cell office:value-type="float" office:value="0.9655766324" calcext:value-type="float">
            <text:p>0.96557663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5861793" calcext:value-type="float">
            <text:p>0.965861793</text:p>
          </table:table-cell>
          <table:table-cell office:value-type="float" office:value="0.9663440249" calcext:value-type="float">
            <text:p>0.966344024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5861793" calcext:value-type="float">
            <text:p>0.965861793</text:p>
          </table:table-cell>
          <table:table-cell office:value-type="float" office:value="0.9666312598" calcext:value-type="float">
            <text:p>0.966631259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5869292" calcext:value-type="float">
            <text:p>0.965869292</text:p>
          </table:table-cell>
          <table:table-cell office:value-type="float" office:value="0.9667287706" calcext:value-type="float">
            <text:p>0.966728770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6821663" calcext:value-type="float">
            <text:p>0.966821663</text:p>
          </table:table-cell>
          <table:table-cell office:value-type="float" office:value="0.9668232694" calcext:value-type="float">
            <text:p>0.966823269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247814" calcext:value-type="float">
            <text:p>0.966824781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232812" calcext:value-type="float">
            <text:p>0.96682328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23355082" calcext:value-type="float">
            <text:p>0.23355082</text:p>
          </table:table-cell>
          <table:table-cell office:value-type="float" office:value="0.8934969352" calcext:value-type="float">
            <text:p>0.893496935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68743185" calcext:value-type="float">
            <text:p>0.968743185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70169218" calcext:value-type="float">
            <text:p>0.96701692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255315" calcext:value-type="float">
            <text:p>0.96682553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240313" calcext:value-type="float">
            <text:p>0.96682403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232811" calcext:value-type="float">
            <text:p>0.96682328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66829282" calcext:value-type="float">
            <text:p>0.966829282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209838" calcext:value-type="float">
            <text:p>0.96682098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201868" calcext:value-type="float">
            <text:p>0.966820186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966822718" calcext:value-type="float">
            <text:p>0.966822718</text:p>
          </table:table-cell>
          <table:table-cell office:value-type="float" office:value="0.966810059" calcext:value-type="float">
            <text:p>0.966810059</text:p>
          </table:table-cell>
          <table:table-cell office:value-type="float" office:value="0.9668191552" calcext:value-type="float">
            <text:p>0.966819155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67061852" calcext:value-type="float">
            <text:p>0.967061852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428341" calcext:value-type="float">
            <text:p>0.966842834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967061852" calcext:value-type="float">
            <text:p>0.967061852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42881" calcext:value-type="float">
            <text:p>0.9668428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67061852" calcext:value-type="float">
            <text:p>0.967061852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653877" calcext:value-type="float">
            <text:p>0.96686538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67061852" calcext:value-type="float">
            <text:p>0.967061852</text:p>
          </table:table-cell>
          <table:table-cell office:value-type="float" office:value="0.966810528" calcext:value-type="float">
            <text:p>0.966810528</text:p>
          </table:table-cell>
          <table:table-cell office:value-type="float" office:value="0.966840349" calcext:value-type="float">
            <text:p>0.96684034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67065603" calcext:value-type="float">
            <text:p>0.967065603</text:p>
          </table:table-cell>
          <table:table-cell office:value-type="float" office:value="0.966806777" calcext:value-type="float">
            <text:p>0.966806777</text:p>
          </table:table-cell>
          <table:table-cell office:value-type="float" office:value="0.9668650125" calcext:value-type="float">
            <text:p>0.966865012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66994329" calcext:value-type="float">
            <text:p>0.966994329</text:p>
          </table:table-cell>
          <table:table-cell office:value-type="float" office:value="0.966814162" calcext:value-type="float">
            <text:p>0.966814162</text:p>
          </table:table-cell>
          <table:table-cell office:value-type="float" office:value="0.9668457758" calcext:value-type="float">
            <text:p>0.96684577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97968429" calcext:value-type="float">
            <text:p>0.997968429</text:p>
          </table:table-cell>
          <table:table-cell office:value-type="float" office:value="0.966814162" calcext:value-type="float">
            <text:p>0.966814162</text:p>
          </table:table-cell>
          <table:table-cell office:value-type="float" office:value="0.9699484258" calcext:value-type="float">
            <text:p>0.969948425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966994329" calcext:value-type="float">
            <text:p>0.966994329</text:p>
          </table:table-cell>
          <table:table-cell office:value-type="float" office:value="0.963156899" calcext:value-type="float">
            <text:p>0.963156899</text:p>
          </table:table-cell>
          <table:table-cell office:value-type="float" office:value="0.9664668977" calcext:value-type="float">
            <text:p>0.966466897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3156899" calcext:value-type="float">
            <text:p>0.963156899</text:p>
          </table:table-cell>
          <table:table-cell office:value-type="float" office:value="0.9664496429" calcext:value-type="float">
            <text:p>0.96644964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3156899" calcext:value-type="float">
            <text:p>0.963156899</text:p>
          </table:table-cell>
          <table:table-cell office:value-type="float" office:value="0.9660850521" calcext:value-type="float">
            <text:p>0.96608505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736622492" calcext:value-type="float">
            <text:p>0.736622492</text:p>
          </table:table-cell>
          <table:table-cell office:value-type="float" office:value="0.9436983518" calcext:value-type="float">
            <text:p>0.94369835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5854295" calcext:value-type="float">
            <text:p>0.965854295</text:p>
          </table:table-cell>
          <table:table-cell office:value-type="float" office:value="0.9666207702" calcext:value-type="float">
            <text:p>0.96662077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5854295" calcext:value-type="float">
            <text:p>0.965854295</text:p>
          </table:table-cell>
          <table:table-cell office:value-type="float" office:value="0.9667197459" calcext:value-type="float">
            <text:p>0.96671974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14162" calcext:value-type="float">
            <text:p>0.966814162</text:p>
          </table:table-cell>
          <table:table-cell office:value-type="float" office:value="0.9668172564" calcext:value-type="float">
            <text:p>0.96681725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803" calcext:value-type="float">
            <text:p>0.9668180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57794" calcext:value-type="float">
            <text:p>0.96681577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670241" calcext:value-type="float">
            <text:p>0.966767024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677743" calcext:value-type="float">
            <text:p>0.96676777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130177" calcext:value-type="float">
            <text:p>0.966713017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966821781" calcext:value-type="float">
            <text:p>0.966821781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610228" calcext:value-type="float">
            <text:p>0.96676102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6642624" calcext:value-type="float">
            <text:p>0.966664262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6642624" calcext:value-type="float">
            <text:p>0.96666426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2977206" calcext:value-type="float">
            <text:p>0.962977206</text:p>
          </table:table-cell>
          <table:table-cell office:value-type="float" office:value="0.9663285602" calcext:value-type="float">
            <text:p>0.96632856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2977206" calcext:value-type="float">
            <text:p>0.962977206</text:p>
          </table:table-cell>
          <table:table-cell office:value-type="float" office:value="0.9663826604" calcext:value-type="float">
            <text:p>0.966382660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2977206" calcext:value-type="float">
            <text:p>0.962977206</text:p>
          </table:table-cell>
          <table:table-cell office:value-type="float" office:value="0.9656152341" calcext:value-type="float">
            <text:p>0.96561523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2977089" calcext:value-type="float">
            <text:p>0.962977089</text:p>
          </table:table-cell>
          <table:table-cell office:value-type="float" office:value="0.9656152222" calcext:value-type="float">
            <text:p>0.96561522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2977089" calcext:value-type="float">
            <text:p>0.962977089</text:p>
          </table:table-cell>
          <table:table-cell office:value-type="float" office:value="0.9648478895" calcext:value-type="float">
            <text:p>0.964847889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2977089" calcext:value-type="float">
            <text:p>0.962977089</text:p>
          </table:table-cell>
          <table:table-cell office:value-type="float" office:value="0.964895918" calcext:value-type="float">
            <text:p>0.9648959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2977206" calcext:value-type="float">
            <text:p>0.962977206</text:p>
          </table:table-cell>
          <table:table-cell office:value-type="float" office:value="0.9664306655" calcext:value-type="float">
            <text:p>0.966430665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233547133" calcext:value-type="float">
            <text:p>0.233547133</text:p>
          </table:table-cell>
          <table:table-cell office:value-type="float" office:value="0.893487752" calcext:value-type="float">
            <text:p>0.89348775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3728" calcext:value-type="float">
            <text:p>0.96681437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 office:value-type="float" office:value="0.966814279" calcext:value-type="float">
            <text:p>0.96681427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 office:value-type="float" office:value="0.966814279" calcext:value-type="float">
            <text:p>0.96681427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66814294" calcext:value-type="float">
            <text:p>0.966814294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282" calcext:value-type="float">
            <text:p>0.96681428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06777" calcext:value-type="float">
            <text:p>0.966806777</text:p>
          </table:table-cell>
          <table:table-cell office:value-type="float" office:value="0.9668135288" calcext:value-type="float">
            <text:p>0.96681352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06777" calcext:value-type="float">
            <text:p>0.966806777</text:p>
          </table:table-cell>
          <table:table-cell office:value-type="float" office:value="0.9668135288" calcext:value-type="float">
            <text:p>0.966813528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694255" calcext:value-type="float">
            <text:p>0.966694255</text:p>
          </table:table-cell>
          <table:table-cell office:value-type="float" office:value="0.9668022766" calcext:value-type="float">
            <text:p>0.966802276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 office:value-type="float" office:value="0.966814279" calcext:value-type="float">
            <text:p>0.9668142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4666" calcext:value-type="float">
            <text:p>0.966814466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4666" calcext:value-type="float">
            <text:p>0.966814466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6542" calcext:value-type="float">
            <text:p>0.96681465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70069786" calcext:value-type="float">
            <text:p>0.967006978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9326" calcext:value-type="float">
            <text:p>0.966814932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8388" calcext:value-type="float">
            <text:p>0.966814838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8388" calcext:value-type="float">
            <text:p>0.966814838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9326" calcext:value-type="float">
            <text:p>0.966814932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50264" calcext:value-type="float">
            <text:p>0.966815026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966815224" calcext:value-type="float">
            <text:p>0.966815224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50271" calcext:value-type="float">
            <text:p>0.966815027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78521" calcext:value-type="float">
            <text:p>0.96678521</text:p>
          </table:table-cell>
          <table:table-cell office:value-type="float" office:value="0.9668119349" calcext:value-type="float">
            <text:p>0.966811934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6542" calcext:value-type="float">
            <text:p>0.966814654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4666" calcext:value-type="float">
            <text:p>0.966814466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4666" calcext:value-type="float">
            <text:p>0.966814466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4666" calcext:value-type="float">
            <text:p>0.966814466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665553" calcext:value-type="float">
            <text:p>0.966766555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634608" calcext:value-type="float">
            <text:p>0.966763460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664615" calcext:value-type="float">
            <text:p>0.96676646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334228" calcext:value-type="float">
            <text:p>0.966334228</text:p>
          </table:table-cell>
          <table:table-cell office:value-type="float" office:value="0.9667664615" calcext:value-type="float">
            <text:p>0.96676646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68144666" calcext:value-type="float">
            <text:p>0.966814466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5854295" calcext:value-type="float">
            <text:p>0.965854295</text:p>
          </table:table-cell>
          <table:table-cell office:value-type="float" office:value="0.9667183744" calcext:value-type="float">
            <text:p>0.966718374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97785518" calcext:value-type="float">
            <text:p>0.997785518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99114029" calcext:value-type="float">
            <text:p>0.96991140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97785518" calcext:value-type="float">
            <text:p>0.997785518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99114029" calcext:value-type="float">
            <text:p>0.969911402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 office:value-type="float" office:value="0.966814279" calcext:value-type="float">
            <text:p>0.96681427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70064187" calcext:value-type="float">
            <text:p>0.96700641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71985818" calcext:value-type="float">
            <text:p>0.96719858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75828612" calcext:value-type="float">
            <text:p>0.967582861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68735911" calcext:value-type="float">
            <text:p>0.968735911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75829785" calcext:value-type="float">
            <text:p>0.967582978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79670234" calcext:value-type="float">
            <text:p>0.967967023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6814279" calcext:value-type="float">
            <text:p>0.966814279</text:p>
          </table:table-cell>
          <table:table-cell office:value-type="float" office:value="0.9681590693" calcext:value-type="float">
            <text:p>0.968159069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849611023" calcext:value-type="float">
            <text:p>0.849611023</text:p>
          </table:table-cell>
          <table:table-cell office:value-type="float" office:value="0.9566309772" calcext:value-type="float">
            <text:p>0.956630977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849611023" calcext:value-type="float">
            <text:p>0.849611023</text:p>
          </table:table-cell>
          <table:table-cell office:value-type="float" office:value="0.9564269289" calcext:value-type="float">
            <text:p>0.956426928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 office:value-type="float" office:value="0.968735676" calcext:value-type="float">
            <text:p>0.9687356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849611463" calcext:value-type="float">
            <text:p>0.849611463</text:p>
          </table:table-cell>
          <table:table-cell office:value-type="float" office:value="0.9568232547" calcext:value-type="float">
            <text:p>0.95682325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.968735676" calcext:value-type="float">
            <text:p>0.9687356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 office:value-type="float" office:value="0.968735676" calcext:value-type="float">
            <text:p>0.96873567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615533" calcext:value-type="float">
            <text:p>0.968615533</text:p>
          </table:table-cell>
          <table:table-cell office:value-type="float" office:value="0.9687237556" calcext:value-type="float">
            <text:p>0.968723755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53418835" calcext:value-type="float">
            <text:p>0.953418835</text:p>
          </table:table-cell>
          <table:table-cell office:value-type="float" office:value="0.9671920715" calcext:value-type="float">
            <text:p>0.96719207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615533" calcext:value-type="float">
            <text:p>0.968615533</text:p>
          </table:table-cell>
          <table:table-cell office:value-type="float" office:value="0.9687117413" calcext:value-type="float">
            <text:p>0.96871174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87359577" calcext:value-type="float">
            <text:p>0.96873595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87360516" calcext:value-type="float">
            <text:p>0.968736051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87362394" calcext:value-type="float">
            <text:p>0.968736239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87364272" calcext:value-type="float">
            <text:p>0.968736427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5676" calcext:value-type="float">
            <text:p>0.968735676</text:p>
          </table:table-cell>
          <table:table-cell office:value-type="float" office:value="0.9687365211" calcext:value-type="float">
            <text:p>0.96873652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 office:value-type="float" office:value="0.968736615" calcext:value-type="float">
            <text:p>0.9687366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 office:value-type="float" office:value="0.968736615" calcext:value-type="float">
            <text:p>0.9687366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 office:value-type="float" office:value="0.968736615" calcext:value-type="float">
            <text:p>0.9687366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66208" calcext:value-type="float">
            <text:p>0.96873662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66208" calcext:value-type="float">
            <text:p>0.968736620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 office:value-type="float" office:value="0.968736615" calcext:value-type="float">
            <text:p>0.9687366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85444752" calcext:value-type="float">
            <text:p>0.968544475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6815217" calcext:value-type="float">
            <text:p>0.966815217</text:p>
          </table:table-cell>
          <table:table-cell office:value-type="float" office:value="0.968544475" calcext:value-type="float">
            <text:p>0.96854447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06578" calcext:value-type="float">
            <text:p>0.968706578</text:p>
          </table:table-cell>
          <table:table-cell office:value-type="float" office:value="0.9687336113" calcext:value-type="float">
            <text:p>0.96873361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06578" calcext:value-type="float">
            <text:p>0.968706578</text:p>
          </table:table-cell>
          <table:table-cell office:value-type="float" office:value="0.9687306076" calcext:value-type="float">
            <text:p>0.968730607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36615" calcext:value-type="float">
            <text:p>0.968736615</text:p>
          </table:table-cell>
          <table:table-cell office:value-type="float" office:value="0.9687366208" calcext:value-type="float">
            <text:p>0.96873662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06578" calcext:value-type="float">
            <text:p>0.968706578</text:p>
          </table:table-cell>
          <table:table-cell office:value-type="float" office:value="0.968733529" calcext:value-type="float">
            <text:p>0.96873352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29164" calcext:value-type="float">
            <text:p>0.968729164</text:p>
          </table:table-cell>
          <table:table-cell office:value-type="float" office:value="0.9687357934" calcext:value-type="float">
            <text:p>0.968735793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29164" calcext:value-type="float">
            <text:p>0.968729164</text:p>
          </table:table-cell>
          <table:table-cell office:value-type="float" office:value="0.9687350367" calcext:value-type="float">
            <text:p>0.968735036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29164" calcext:value-type="float">
            <text:p>0.968729164</text:p>
          </table:table-cell>
          <table:table-cell office:value-type="float" office:value="0.9687343853" calcext:value-type="float">
            <text:p>0.968734385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8729164" calcext:value-type="float">
            <text:p>0.968729164</text:p>
          </table:table-cell>
          <table:table-cell office:value-type="float" office:value="0.9687351478" calcext:value-type="float">
            <text:p>0.968735147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68736677" calcext:value-type="float">
            <text:p>0.968736677</text:p>
          </table:table-cell>
          <table:table-cell office:value-type="float" office:value="0.967775736" calcext:value-type="float">
            <text:p>0.967775736</text:p>
          </table:table-cell>
          <table:table-cell office:value-type="float" office:value="0.9686345373" calcext:value-type="float">
            <text:p>0.968634537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7775736" calcext:value-type="float">
            <text:p>0.967775736</text:p>
          </table:table-cell>
          <table:table-cell office:value-type="float" office:value="0.9684423671" calcext:value-type="float">
            <text:p>0.968442367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7775736" calcext:value-type="float">
            <text:p>0.967775736</text:p>
          </table:table-cell>
          <table:table-cell office:value-type="float" office:value="0.9684483919" calcext:value-type="float">
            <text:p>0.968448391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7775707" calcext:value-type="float">
            <text:p>0.967775707</text:p>
          </table:table-cell>
          <table:table-cell office:value-type="float" office:value="0.9682561987" calcext:value-type="float">
            <text:p>0.96825619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68976982" calcext:value-type="float">
            <text:p>0.968976982</text:p>
          </table:table-cell>
          <table:table-cell office:value-type="float" office:value="0.967775707" calcext:value-type="float">
            <text:p>0.967775707</text:p>
          </table:table-cell>
          <table:table-cell office:value-type="float" office:value="0.9683763233" calcext:value-type="float">
            <text:p>0.96837632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7775707" calcext:value-type="float">
            <text:p>0.967775707</text:p>
          </table:table-cell>
          <table:table-cell office:value-type="float" office:value="0.9681601021" calcext:value-type="float">
            <text:p>0.96816010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7775707" calcext:value-type="float">
            <text:p>0.967775707</text:p>
          </table:table-cell>
          <table:table-cell office:value-type="float" office:value="0.9680640113" calcext:value-type="float">
            <text:p>0.96806401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68736644" calcext:value-type="float">
            <text:p>0.968736644</text:p>
          </table:table-cell>
          <table:table-cell office:value-type="float" office:value="0.967768201" calcext:value-type="float">
            <text:p>0.967768201</text:p>
          </table:table-cell>
          <table:table-cell office:value-type="float" office:value="0.9680602484" calcext:value-type="float">
            <text:p>0.96806024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68736644" calcext:value-type="float">
            <text:p>0.968736644</text:p>
          </table:table-cell>
          <table:table-cell office:value-type="float" office:value="0.967775707" calcext:value-type="float">
            <text:p>0.967775707</text:p>
          </table:table-cell>
          <table:table-cell office:value-type="float" office:value="0.9680641902" calcext:value-type="float">
            <text:p>0.968064190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7775677" calcext:value-type="float">
            <text:p>0.967775677</text:p>
          </table:table-cell>
          <table:table-cell office:value-type="float" office:value="0.9681602692" calcext:value-type="float">
            <text:p>0.968160269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967775692" calcext:value-type="float">
            <text:p>0.967775692</text:p>
          </table:table-cell>
          <table:table-cell office:value-type="float" office:value="0.9683494604" calcext:value-type="float">
            <text:p>0.968349460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737463365" calcext:value-type="float">
            <text:p>0.737463365</text:p>
          </table:table-cell>
          <table:table-cell office:value-type="float" office:value="0.9453182291" calcext:value-type="float">
            <text:p>0.945318229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737461714" calcext:value-type="float">
            <text:p>0.737461714</text:p>
          </table:table-cell>
          <table:table-cell office:value-type="float" office:value="0.9453212538" calcext:value-type="float">
            <text:p>0.945321253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737461701" calcext:value-type="float">
            <text:p>0.737461701</text:p>
          </table:table-cell>
          <table:table-cell office:value-type="float" office:value="0.8930034033" calcext:value-type="float">
            <text:p>0.893003403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968736673" calcext:value-type="float">
            <text:p>0.968736673</text:p>
          </table:table-cell>
          <table:table-cell office:value-type="float" office:value="0.737461701" calcext:value-type="float">
            <text:p>0.737461701</text:p>
          </table:table-cell>
          <table:table-cell office:value-type="float" office:value="0.9098032928" calcext:value-type="float">
            <text:p>0.909803292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68736659" calcext:value-type="float">
            <text:p>0.968736659</text:p>
          </table:table-cell>
          <table:table-cell office:value-type="float" office:value="0.737461701" calcext:value-type="float">
            <text:p>0.737461701</text:p>
          </table:table-cell>
          <table:table-cell office:value-type="float" office:value="0.9036568899" calcext:value-type="float">
            <text:p>0.903656889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67775692" calcext:value-type="float">
            <text:p>0.967775692</text:p>
          </table:table-cell>
          <table:table-cell office:value-type="float" office:value="0.737461701" calcext:value-type="float">
            <text:p>0.737461701</text:p>
          </table:table-cell>
          <table:table-cell office:value-type="float" office:value="0.8684277365" calcext:value-type="float">
            <text:p>0.86842773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209375" calcext:value-type="float">
            <text:p>0.907209375</text:p>
          </table:table-cell>
          <table:table-cell office:value-type="float" office:value="0.9072616965" calcext:value-type="float">
            <text:p>0.907261696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 office:value-type="float" office:value="0.90726751" calcext:value-type="float">
            <text:p>0.9072675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0750007" calcext:value-type="float">
            <text:p>0.9075000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290766" calcext:value-type="float">
            <text:p>0.90729076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90750007" calcext:value-type="float">
            <text:p>0.9075000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60534" calcext:value-type="float">
            <text:p>0.90736053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90750007" calcext:value-type="float">
            <text:p>0.9075000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8379" calcext:value-type="float">
            <text:p>0.9073837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07500127" calcext:value-type="float">
            <text:p>0.90750012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4070574" calcext:value-type="float">
            <text:p>0.90740705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07500127" calcext:value-type="float">
            <text:p>0.90750012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4069609" calcext:value-type="float">
            <text:p>0.907406960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07500127" calcext:value-type="float">
            <text:p>0.907500127</text:p>
          </table:table-cell>
          <table:table-cell office:value-type="float" office:value="0.892676293" calcext:value-type="float">
            <text:p>0.892676293</text:p>
          </table:table-cell>
          <table:table-cell office:value-type="float" office:value="0.905924674" calcext:value-type="float">
            <text:p>0.9059246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0750007" calcext:value-type="float">
            <text:p>0.9075000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60534" calcext:value-type="float">
            <text:p>0.9073605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0750007" calcext:value-type="float">
            <text:p>0.9075000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37278" calcext:value-type="float">
            <text:p>0.90733727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0750007" calcext:value-type="float">
            <text:p>0.9075000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60534" calcext:value-type="float">
            <text:p>0.90736053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605567" calcext:value-type="float">
            <text:p>0.907360556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838354" calcext:value-type="float">
            <text:p>0.907383835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838354" calcext:value-type="float">
            <text:p>0.907383835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73606248" calcext:value-type="float">
            <text:p>0.907360624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903550598" calcext:value-type="float">
            <text:p>0.903550598</text:p>
          </table:table-cell>
          <table:table-cell office:value-type="float" office:value="0.9069889336" calcext:value-type="float">
            <text:p>0.906988933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903550598" calcext:value-type="float">
            <text:p>0.903550598</text:p>
          </table:table-cell>
          <table:table-cell office:value-type="float" office:value="0.9069423762" calcext:value-type="float">
            <text:p>0.906942376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903550598" calcext:value-type="float">
            <text:p>0.903550598</text:p>
          </table:table-cell>
          <table:table-cell office:value-type="float" office:value="0.9069423762" calcext:value-type="float">
            <text:p>0.90694237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07500297" calcext:value-type="float">
            <text:p>0.907500297</text:p>
          </table:table-cell>
          <table:table-cell office:value-type="float" office:value="0.204761599" calcext:value-type="float">
            <text:p>0.204761599</text:p>
          </table:table-cell>
          <table:table-cell office:value-type="float" office:value="0.8361105109" calcext:value-type="float">
            <text:p>0.836110510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3550598" calcext:value-type="float">
            <text:p>0.903550598</text:p>
          </table:table-cell>
          <table:table-cell office:value-type="float" office:value="0.9054059595" calcext:value-type="float">
            <text:p>0.905405959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3550598" calcext:value-type="float">
            <text:p>0.903550598</text:p>
          </table:table-cell>
          <table:table-cell office:value-type="float" office:value="0.9048454292" calcext:value-type="float">
            <text:p>0.904845429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3550598" calcext:value-type="float">
            <text:p>0.903550598</text:p>
          </table:table-cell>
          <table:table-cell office:value-type="float" office:value="0.9050282699" calcext:value-type="float">
            <text:p>0.905028269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78863775" calcext:value-type="float">
            <text:p>0.78863775</text:p>
          </table:table-cell>
          <table:table-cell office:value-type="float" office:value="0.8939057724" calcext:value-type="float">
            <text:p>0.89390577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78863775" calcext:value-type="float">
            <text:p>0.78863775</text:p>
          </table:table-cell>
          <table:table-cell office:value-type="float" office:value="0.8940886188" calcext:value-type="float">
            <text:p>0.894088618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788610649" calcext:value-type="float">
            <text:p>0.788610649</text:p>
          </table:table-cell>
          <table:table-cell office:value-type="float" office:value="0.8936707108" calcext:value-type="float">
            <text:p>0.89367071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1666025" calcext:value-type="float">
            <text:p>0.901666025</text:p>
          </table:table-cell>
          <table:table-cell office:value-type="float" office:value="0.9053016271" calcext:value-type="float">
            <text:p>0.905301627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3086521" calcext:value-type="float">
            <text:p>0.903086521</text:p>
          </table:table-cell>
          <table:table-cell office:value-type="float" office:value="0.9058152696" calcext:value-type="float">
            <text:p>0.905815269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5408101" calcext:value-type="float">
            <text:p>0.905408101</text:p>
          </table:table-cell>
          <table:table-cell office:value-type="float" office:value="0.9066922465" calcext:value-type="float">
            <text:p>0.906692246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79208336" calcext:value-type="float">
            <text:p>0.79208336</text:p>
          </table:table-cell>
          <table:table-cell office:value-type="float" office:value="0.8951767383" calcext:value-type="float">
            <text:p>0.895176738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5408101" calcext:value-type="float">
            <text:p>0.905408101</text:p>
          </table:table-cell>
          <table:table-cell office:value-type="float" office:value="0.9065092124" calcext:value-type="float">
            <text:p>0.906509212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0726751" calcext:value-type="float">
            <text:p>0.90726751</text:p>
          </table:table-cell>
          <table:table-cell office:value-type="float" office:value="0.905408101" calcext:value-type="float">
            <text:p>0.905408101</text:p>
          </table:table-cell>
          <table:table-cell office:value-type="float" office:value="0.9065121192" calcext:value-type="float">
            <text:p>0.906512119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07238442" calcext:value-type="float">
            <text:p>0.907238442</text:p>
          </table:table-cell>
          <table:table-cell office:value-type="float" office:value="0.905408101" calcext:value-type="float">
            <text:p>0.905408101</text:p>
          </table:table-cell>
          <table:table-cell office:value-type="float" office:value="0.9061867016" calcext:value-type="float">
            <text:p>0.90618670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07238442" calcext:value-type="float">
            <text:p>0.907238442</text:p>
          </table:table-cell>
          <table:table-cell office:value-type="float" office:value="0.905408101" calcext:value-type="float">
            <text:p>0.905408101</text:p>
          </table:table-cell>
          <table:table-cell office:value-type="float" office:value="0.9060268996" calcext:value-type="float">
            <text:p>0.906026899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07238442" calcext:value-type="float">
            <text:p>0.907238442</text:p>
          </table:table-cell>
          <table:table-cell office:value-type="float" office:value="0.898220904" calcext:value-type="float">
            <text:p>0.898220904</text:p>
          </table:table-cell>
          <table:table-cell office:value-type="float" office:value="0.905331049" calcext:value-type="float">
            <text:p>0.90533104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05640649" calcext:value-type="float">
            <text:p>0.905640649</text:p>
          </table:table-cell>
          <table:table-cell office:value-type="float" office:value="0.898220904" calcext:value-type="float">
            <text:p>0.898220904</text:p>
          </table:table-cell>
          <table:table-cell office:value-type="float" office:value="0.9048513027" calcext:value-type="float">
            <text:p>0.904851302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05640649" calcext:value-type="float">
            <text:p>0.905640649</text:p>
          </table:table-cell>
          <table:table-cell office:value-type="float" office:value="0.898220904" calcext:value-type="float">
            <text:p>0.898220904</text:p>
          </table:table-cell>
          <table:table-cell office:value-type="float" office:value="0.9047983049" calcext:value-type="float">
            <text:p>0.904798304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05640422" calcext:value-type="float">
            <text:p>0.905640422</text:p>
          </table:table-cell>
          <table:table-cell office:value-type="float" office:value="0.898220904" calcext:value-type="float">
            <text:p>0.898220904</text:p>
          </table:table-cell>
          <table:table-cell office:value-type="float" office:value="0.9040857331" calcext:value-type="float">
            <text:p>0.904085733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05640422" calcext:value-type="float">
            <text:p>0.905640422</text:p>
          </table:table-cell>
          <table:table-cell office:value-type="float" office:value="0.898220904" calcext:value-type="float">
            <text:p>0.898220904</text:p>
          </table:table-cell>
          <table:table-cell office:value-type="float" office:value="0.9018595147" calcext:value-type="float">
            <text:p>0.901859514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05640422" calcext:value-type="float">
            <text:p>0.905640422</text:p>
          </table:table-cell>
          <table:table-cell office:value-type="float" office:value="0.898217289" calcext:value-type="float">
            <text:p>0.898217289</text:p>
          </table:table-cell>
          <table:table-cell office:value-type="float" office:value="0.9018827483" calcext:value-type="float">
            <text:p>0.901882748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905640422" calcext:value-type="float">
            <text:p>0.905640422</text:p>
          </table:table-cell>
          <table:table-cell office:value-type="float" office:value="0.898220904" calcext:value-type="float">
            <text:p>0.898220904</text:p>
          </table:table-cell>
          <table:table-cell office:value-type="float" office:value="0.9041561554" calcext:value-type="float">
            <text:p>0.904156155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905640422" calcext:value-type="float">
            <text:p>0.905640422</text:p>
          </table:table-cell>
          <table:table-cell office:value-type="float" office:value="0.905636792" calcext:value-type="float">
            <text:p>0.905636792</text:p>
          </table:table-cell>
          <table:table-cell office:value-type="float" office:value="0.905640059" calcext:value-type="float">
            <text:p>0.9056400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640408" calcext:value-type="float">
            <text:p>0.905640408</text:p>
          </table:table-cell>
          <table:table-cell office:value-type="float" office:value="0.908638744" calcext:value-type="float">
            <text:p>0.90863874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640408" calcext:value-type="float">
            <text:p>0.905640408</text:p>
          </table:table-cell>
          <table:table-cell office:value-type="float" office:value="0.9116370687" calcext:value-type="float">
            <text:p>0.911637068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640408" calcext:value-type="float">
            <text:p>0.905640408</text:p>
          </table:table-cell>
          <table:table-cell office:value-type="float" office:value="0.9146353935" calcext:value-type="float">
            <text:p>0.914635393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640408" calcext:value-type="float">
            <text:p>0.905640408</text:p>
          </table:table-cell>
          <table:table-cell office:value-type="float" office:value="0.9146353936" calcext:value-type="float">
            <text:p>0.91463539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640408" calcext:value-type="float">
            <text:p>0.905640408</text:p>
          </table:table-cell>
          <table:table-cell office:value-type="float" office:value="0.9176337198" calcext:value-type="float">
            <text:p>0.917633719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640408" calcext:value-type="float">
            <text:p>0.905640408</text:p>
          </table:table-cell>
          <table:table-cell office:value-type="float" office:value="0.9206320446" calcext:value-type="float">
            <text:p>0.920632044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17540797" calcext:value-type="float">
            <text:p>0.91754079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145889321" calcext:value-type="float">
            <text:p>0.914588932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117301136" calcext:value-type="float">
            <text:p>0.911730113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147284384" calcext:value-type="float">
            <text:p>0.914728438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683352568" calcext:value-type="float">
            <text:p>0.683352568</text:p>
          </table:table-cell>
          <table:table-cell office:value-type="float" office:value="0.8952655516" calcext:value-type="float">
            <text:p>0.89526555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143558651" calcext:value-type="float">
            <text:p>0.914355865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234902237" calcext:value-type="float">
            <text:p>0.92349022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234429994" calcext:value-type="float">
            <text:p>0.923442999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6855" calcext:value-type="float">
            <text:p>0.90516855</text:p>
          </table:table-cell>
          <table:table-cell office:value-type="float" office:value="0.9206299136" calcext:value-type="float">
            <text:p>0.92062991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640422" calcext:value-type="float">
            <text:p>0.905640422</text:p>
          </table:table-cell>
          <table:table-cell office:value-type="float" office:value="0.9269061766" calcext:value-type="float">
            <text:p>0.926906176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297192995" calcext:value-type="float">
            <text:p>0.929719299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297192995" calcext:value-type="float">
            <text:p>0.929719299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05175808" calcext:value-type="float">
            <text:p>0.905175808</text:p>
          </table:table-cell>
          <table:table-cell office:value-type="float" office:value="0.929439649" calcext:value-type="float">
            <text:p>0.92943964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387533" calcext:value-type="float">
            <text:p>0.935387533</text:p>
          </table:table-cell>
          <table:table-cell office:value-type="float" office:value="0.9356000563" calcext:value-type="float">
            <text:p>0.935600056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35625515" calcext:value-type="float">
            <text:p>0.935625515</text:p>
          </table:table-cell>
          <table:table-cell office:value-type="float" office:value="0.935564633" calcext:value-type="float">
            <text:p>0.935564633</text:p>
          </table:table-cell>
          <table:table-cell office:value-type="float" office:value="0.9356179508" calcext:value-type="float">
            <text:p>0.935617950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35625515" calcext:value-type="float">
            <text:p>0.935625515</text:p>
          </table:table-cell>
          <table:table-cell office:value-type="float" office:value="0.935505598" calcext:value-type="float">
            <text:p>0.935505598</text:p>
          </table:table-cell>
          <table:table-cell office:value-type="float" office:value="0.9356120473" calcext:value-type="float">
            <text:p>0.935612047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356229323" calcext:value-type="float">
            <text:p>0.935622932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6236706" calcext:value-type="float">
            <text:p>0.935623670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41184044" calcext:value-type="float">
            <text:p>0.934118404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41184044" calcext:value-type="float">
            <text:p>0.93411840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41184044" calcext:value-type="float">
            <text:p>0.934118404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41184044" calcext:value-type="float">
            <text:p>0.934118404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26131388" calcext:value-type="float">
            <text:p>0.932613138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35623673" calcext:value-type="float">
            <text:p>0.935623673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26131385" calcext:value-type="float">
            <text:p>0.93261313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26072345" calcext:value-type="float">
            <text:p>0.932607234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20571011" calcext:value-type="float">
            <text:p>0.920571011</text:p>
          </table:table-cell>
          <table:table-cell office:value-type="float" office:value="0.9341125004" calcext:value-type="float">
            <text:p>0.93411250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564633" calcext:value-type="float">
            <text:p>0.935564633</text:p>
          </table:table-cell>
          <table:table-cell office:value-type="float" office:value="0.9356177663" calcext:value-type="float">
            <text:p>0.935617766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35564633" calcext:value-type="float">
            <text:p>0.935564633</text:p>
          </table:table-cell>
          <table:table-cell office:value-type="float" office:value="0.9358067351" calcext:value-type="float">
            <text:p>0.935806735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35594151" calcext:value-type="float">
            <text:p>0.935594151</text:p>
          </table:table-cell>
          <table:table-cell office:value-type="float" office:value="0.9359041713" calcext:value-type="float">
            <text:p>0.93590417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35594151" calcext:value-type="float">
            <text:p>0.935594151</text:p>
          </table:table-cell>
          <table:table-cell office:value-type="float" office:value="0.9359041684" calcext:value-type="float">
            <text:p>0.935904168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218347251" calcext:value-type="float">
            <text:p>0.218347251</text:p>
          </table:table-cell>
          <table:table-cell office:value-type="float" office:value="0.864082045" calcext:value-type="float">
            <text:p>0.8640820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218347251" calcext:value-type="float">
            <text:p>0.218347251</text:p>
          </table:table-cell>
          <table:table-cell office:value-type="float" office:value="0.8639905123" calcext:value-type="float">
            <text:p>0.863990512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21834725" calcext:value-type="float">
            <text:p>0.21834725</text:p>
          </table:table-cell>
          <table:table-cell office:value-type="float" office:value="0.8640849966" calcext:value-type="float">
            <text:p>0.864084996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71816" calcext:value-type="float">
            <text:p>0.935718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8126502" calcext:value-type="float">
            <text:p>0.935812650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9071406" calcext:value-type="float">
            <text:p>0.935907140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6001625" calcext:value-type="float">
            <text:p>0.93600162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8126511" calcext:value-type="float">
            <text:p>0.93581265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9071348" calcext:value-type="float">
            <text:p>0.935907134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28082082" calcext:value-type="float">
            <text:p>0.928082082</text:p>
          </table:table-cell>
          <table:table-cell office:value-type="float" office:value="0.9351529702" calcext:value-type="float">
            <text:p>0.935152970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28082082" calcext:value-type="float">
            <text:p>0.928082082</text:p>
          </table:table-cell>
          <table:table-cell office:value-type="float" office:value="0.9343043741" calcext:value-type="float">
            <text:p>0.934304374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36568514" calcext:value-type="float">
            <text:p>0.936568514</text:p>
          </table:table-cell>
          <table:table-cell office:value-type="float" office:value="0.928082082" calcext:value-type="float">
            <text:p>0.928082082</text:p>
          </table:table-cell>
          <table:table-cell office:value-type="float" office:value="0.9343988111" calcext:value-type="float">
            <text:p>0.934398811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05640421" calcext:value-type="float">
            <text:p>0.905640421</text:p>
          </table:table-cell>
          <table:table-cell office:value-type="float" office:value="0.9290618358" calcext:value-type="float">
            <text:p>0.929061835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9071286" calcext:value-type="float">
            <text:p>0.935907128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9071398" calcext:value-type="float">
            <text:p>0.935907139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36568572" calcext:value-type="float">
            <text:p>0.936568572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7181826" calcext:value-type="float">
            <text:p>0.93571818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936568512" calcext:value-type="float">
            <text:p>0.936568512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7181708" calcext:value-type="float">
            <text:p>0.935718170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818620366" calcext:value-type="float">
            <text:p>0.818620366</text:p>
          </table:table-cell>
          <table:table-cell office:value-type="float" office:value="0.923923339" calcext:value-type="float">
            <text:p>0.92392333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6236694" calcext:value-type="float">
            <text:p>0.93562366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623669" calcext:value-type="float">
            <text:p>0.93562366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623668" calcext:value-type="float">
            <text:p>0.935623668</text:p>
          </table:table-cell>
          <table:table-cell office:value-type="float" office:value="0.9356236692" calcext:value-type="float">
            <text:p>0.93562366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51448546" calcext:value-type="float">
            <text:p>0.51448546</text:p>
          </table:table-cell>
          <table:table-cell office:value-type="float" office:value="0.8931323877" calcext:value-type="float">
            <text:p>0.893132387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51448546" calcext:value-type="float">
            <text:p>0.51448546</text:p>
          </table:table-cell>
          <table:table-cell office:value-type="float" office:value="0.8818095186" calcext:value-type="float">
            <text:p>0.881809518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818620366" calcext:value-type="float">
            <text:p>0.818620366</text:p>
          </table:table-cell>
          <table:table-cell office:value-type="float" office:value="0.9239233396" calcext:value-type="float">
            <text:p>0.923923339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 office:value-type="float" office:value="0.93562367" calcext:value-type="float">
            <text:p>0.9356236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61998" calcext:value-type="float">
            <text:p>0.93561998</text:p>
          </table:table-cell>
          <table:table-cell office:value-type="float" office:value="0.935623301" calcext:value-type="float">
            <text:p>0.9356233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35638429" calcext:value-type="float">
            <text:p>0.935638429</text:p>
          </table:table-cell>
          <table:table-cell office:value-type="float" office:value="0.935594151" calcext:value-type="float">
            <text:p>0.935594151</text:p>
          </table:table-cell>
          <table:table-cell office:value-type="float" office:value="0.935622194" calcext:value-type="float">
            <text:p>0.93562219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594151" calcext:value-type="float">
            <text:p>0.935594151</text:p>
          </table:table-cell>
          <table:table-cell office:value-type="float" office:value="0.9356170267" calcext:value-type="float">
            <text:p>0.935617026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709429565" calcext:value-type="float">
            <text:p>0.709429565</text:p>
          </table:table-cell>
          <table:table-cell office:value-type="float" office:value="0.9129983541" calcext:value-type="float">
            <text:p>0.912998354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709429565" calcext:value-type="float">
            <text:p>0.709429565</text:p>
          </table:table-cell>
          <table:table-cell office:value-type="float" office:value="0.9130012137" calcext:value-type="float">
            <text:p>0.913001213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709428762" calcext:value-type="float">
            <text:p>0.709428762</text:p>
          </table:table-cell>
          <table:table-cell office:value-type="float" office:value="0.9130004877" calcext:value-type="float">
            <text:p>0.913000487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35618504" calcext:value-type="float">
            <text:p>0.93561850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1849061" calcext:value-type="float">
            <text:p>0.931849061</text:p>
          </table:table-cell>
          <table:table-cell office:value-type="float" office:value="0.9352410431" calcext:value-type="float">
            <text:p>0.935241043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1841696" calcext:value-type="float">
            <text:p>0.931841696</text:p>
          </table:table-cell>
          <table:table-cell office:value-type="float" office:value="0.9348399702" calcext:value-type="float">
            <text:p>0.93483997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1841696" calcext:value-type="float">
            <text:p>0.931841696</text:p>
          </table:table-cell>
          <table:table-cell office:value-type="float" office:value="0.9348392322" calcext:value-type="float">
            <text:p>0.934839232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380155" calcext:value-type="float">
            <text:p>0.935380155</text:p>
          </table:table-cell>
          <table:table-cell office:value-type="float" office:value="0.935569801" calcext:value-type="float">
            <text:p>0.9355698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3562367" calcext:value-type="float">
            <text:p>0.93562367</text:p>
          </table:table-cell>
          <table:table-cell office:value-type="float" office:value="0.935380155" calcext:value-type="float">
            <text:p>0.935380155</text:p>
          </table:table-cell>
          <table:table-cell office:value-type="float" office:value="0.9355934145" calcext:value-type="float">
            <text:p>0.935593414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99704739" calcext:value-type="float">
            <text:p>0.99704739</text:p>
          </table:table-cell>
          <table:table-cell office:value-type="float" office:value="0.935380155" calcext:value-type="float">
            <text:p>0.935380155</text:p>
          </table:table-cell>
          <table:table-cell office:value-type="float" office:value="0.9417357865" calcext:value-type="float">
            <text:p>0.941735786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99704739" calcext:value-type="float">
            <text:p>0.99704739</text:p>
          </table:table-cell>
          <table:table-cell office:value-type="float" office:value="0.709423139" calcext:value-type="float">
            <text:p>0.709423139</text:p>
          </table:table-cell>
          <table:table-cell office:value-type="float" office:value="0.9252831949" calcext:value-type="float">
            <text:p>0.925283194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99704739" calcext:value-type="float">
            <text:p>0.99704739</text:p>
          </table:table-cell>
          <table:table-cell office:value-type="float" office:value="0.709423139" calcext:value-type="float">
            <text:p>0.709423139</text:p>
          </table:table-cell>
          <table:table-cell office:value-type="float" office:value="0.8739014547" calcext:value-type="float">
            <text:p>0.873901454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93563105" calcext:value-type="float">
            <text:p>0.93563105</text:p>
          </table:table-cell>
          <table:table-cell office:value-type="float" office:value="0.709423139" calcext:value-type="float">
            <text:p>0.709423139</text:p>
          </table:table-cell>
          <table:table-cell office:value-type="float" office:value="0.8903793203" calcext:value-type="float">
            <text:p>0.890379320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93563105" calcext:value-type="float">
            <text:p>0.93563105</text:p>
          </table:table-cell>
          <table:table-cell office:value-type="float" office:value="0.709423139" calcext:value-type="float">
            <text:p>0.709423139</text:p>
          </table:table-cell>
          <table:table-cell office:value-type="float" office:value="0.9130014029" calcext:value-type="float">
            <text:p>0.913001402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93563105" calcext:value-type="float">
            <text:p>0.93563105</text:p>
          </table:table-cell>
          <table:table-cell office:value-type="float" office:value="0.709435991" calcext:value-type="float">
            <text:p>0.709435991</text:p>
          </table:table-cell>
          <table:table-cell office:value-type="float" office:value="0.9129997361" calcext:value-type="float">
            <text:p>0.912999736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99704739" calcext:value-type="float">
            <text:p>0.99704739</text:p>
          </table:table-cell>
          <table:table-cell office:value-type="float" office:value="0.709423139" calcext:value-type="float">
            <text:p>0.709423139</text:p>
          </table:table-cell>
          <table:table-cell office:value-type="float" office:value="0.9191459889" calcext:value-type="float">
            <text:p>0.919145988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9704739" calcext:value-type="float">
            <text:p>0.99704739</text:p>
          </table:table-cell>
          <table:table-cell office:value-type="float" office:value="0.709435991" calcext:value-type="float">
            <text:p>0.709435991</text:p>
          </table:table-cell>
          <table:table-cell office:value-type="float" office:value="0.9252874321" calcext:value-type="float">
            <text:p>0.925287432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9704739" calcext:value-type="float">
            <text:p>0.99704739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417653098" calcext:value-type="float">
            <text:p>0.941765309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99704739" calcext:value-type="float">
            <text:p>0.99704739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479054682" calcext:value-type="float">
            <text:p>0.947905468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3563105" calcext:value-type="float">
            <text:p>0.93563105</text:p>
          </table:table-cell>
          <table:table-cell office:value-type="float" office:value="0.709423189" calcext:value-type="float">
            <text:p>0.709423189</text:p>
          </table:table-cell>
          <table:table-cell office:value-type="float" office:value="0.9130014137" calcext:value-type="float">
            <text:p>0.91300141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3563105" calcext:value-type="float">
            <text:p>0.93563105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356177776" calcext:value-type="float">
            <text:p>0.935617777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35616348" calcext:value-type="float">
            <text:p>0.935616348</text:p>
          </table:table-cell>
          <table:table-cell office:value-type="float" office:value="0.935615829" calcext:value-type="float">
            <text:p>0.935615829</text:p>
          </table:table-cell>
          <table:table-cell office:value-type="float" office:value="0.9356162555" calcext:value-type="float">
            <text:p>0.935616255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91" calcext:value-type="float">
            <text:p>0.920563691</text:p>
          </table:table-cell>
          <table:table-cell office:value-type="float" office:value="0.934111232" calcext:value-type="float">
            <text:p>0.93411123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91" calcext:value-type="float">
            <text:p>0.920563691</text:p>
          </table:table-cell>
          <table:table-cell office:value-type="float" office:value="0.9326059605" calcext:value-type="float">
            <text:p>0.932605960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91" calcext:value-type="float">
            <text:p>0.920563691</text:p>
          </table:table-cell>
          <table:table-cell office:value-type="float" office:value="0.9326059547" calcext:value-type="float">
            <text:p>0.932605954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91" calcext:value-type="float">
            <text:p>0.920563691</text:p>
          </table:table-cell>
          <table:table-cell office:value-type="float" office:value="0.9295954349" calcext:value-type="float">
            <text:p>0.929595434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91" calcext:value-type="float">
            <text:p>0.920563691</text:p>
          </table:table-cell>
          <table:table-cell office:value-type="float" office:value="0.9288414607" calcext:value-type="float">
            <text:p>0.928841460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91" calcext:value-type="float">
            <text:p>0.920563691</text:p>
          </table:table-cell>
          <table:table-cell office:value-type="float" office:value="0.9295954291" calcext:value-type="float">
            <text:p>0.929595429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62" calcext:value-type="float">
            <text:p>0.920563662</text:p>
          </table:table-cell>
          <table:table-cell office:value-type="float" office:value="0.9326059489" calcext:value-type="float">
            <text:p>0.932605948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62" calcext:value-type="float">
            <text:p>0.920563662</text:p>
          </table:table-cell>
          <table:table-cell office:value-type="float" office:value="0.9341113904" calcext:value-type="float">
            <text:p>0.934111390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62" calcext:value-type="float">
            <text:p>0.920563662</text:p>
          </table:table-cell>
          <table:table-cell office:value-type="float" office:value="0.9341112045" calcext:value-type="float">
            <text:p>0.934111204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935618135" calcext:value-type="float">
            <text:p>0.935618135</text:p>
          </table:table-cell>
          <table:table-cell office:value-type="float" office:value="0.920563662" calcext:value-type="float">
            <text:p>0.920563662</text:p>
          </table:table-cell>
          <table:table-cell office:value-type="float" office:value="0.9311006818" calcext:value-type="float">
            <text:p>0.93110068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20563662" calcext:value-type="float">
            <text:p>0.920563662</text:p>
          </table:table-cell>
          <table:table-cell office:value-type="float" office:value="0.9280899731" calcext:value-type="float">
            <text:p>0.928089973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05633134" calcext:value-type="float">
            <text:p>0.905633134</text:p>
          </table:table-cell>
          <table:table-cell office:value-type="float" office:value="0.9265969203" calcext:value-type="float">
            <text:p>0.926596920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20563691" calcext:value-type="float">
            <text:p>0.920563691</text:p>
          </table:table-cell>
          <table:table-cell office:value-type="float" office:value="0.9326057615" calcext:value-type="float">
            <text:p>0.93260576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3561629" calcext:value-type="float">
            <text:p>0.93561629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162813" calcext:value-type="float">
            <text:p>0.9356162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97047361" calcext:value-type="float">
            <text:p>0.99704736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417593855" calcext:value-type="float">
            <text:p>0.941759385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58" calcext:value-type="float">
            <text:p>0.9356158</text:p>
          </table:table-cell>
          <table:table-cell office:value-type="float" office:value="0.9356169558" calcext:value-type="float">
            <text:p>0.93561695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170077" calcext:value-type="float">
            <text:p>0.935617007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177486" calcext:value-type="float">
            <text:p>0.935617748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5397" calcext:value-type="float">
            <text:p>0.935615397</text:p>
          </table:table-cell>
          <table:table-cell office:value-type="float" office:value="0.9356169125" calcext:value-type="float">
            <text:p>0.935616912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177368" calcext:value-type="float">
            <text:p>0.935617736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58" calcext:value-type="float">
            <text:p>0.9356158</text:p>
          </table:table-cell>
          <table:table-cell office:value-type="float" office:value="0.9356176907" calcext:value-type="float">
            <text:p>0.935617690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192126" calcext:value-type="float">
            <text:p>0.935619212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564602" calcext:value-type="float">
            <text:p>0.935564602</text:p>
          </table:table-cell>
          <table:table-cell office:value-type="float" office:value="0.9356133089" calcext:value-type="float">
            <text:p>0.935613308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184748" calcext:value-type="float">
            <text:p>0.935618474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" calcext:value-type="float">
            <text:p>0.93561626</text:p>
          </table:table-cell>
          <table:table-cell office:value-type="float" office:value="0.9356192012" calcext:value-type="float">
            <text:p>0.935619201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97054979" calcext:value-type="float">
            <text:p>0.997054979</text:p>
          </table:table-cell>
          <table:table-cell office:value-type="float" office:value="0.920570982" calcext:value-type="float">
            <text:p>0.920570982</text:p>
          </table:table-cell>
          <table:table-cell office:value-type="float" office:value="0.938753279" calcext:value-type="float">
            <text:p>0.93875327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97054979" calcext:value-type="float">
            <text:p>0.997054979</text:p>
          </table:table-cell>
          <table:table-cell office:value-type="float" office:value="0.905633132" calcext:value-type="float">
            <text:p>0.905633132</text:p>
          </table:table-cell>
          <table:table-cell office:value-type="float" office:value="0.9403935723" calcext:value-type="float">
            <text:p>0.940393572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997054979" calcext:value-type="float">
            <text:p>0.997054979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403942924" calcext:value-type="float">
            <text:p>0.94039429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997054977" calcext:value-type="float">
            <text:p>0.997054977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327396797" calcext:value-type="float">
            <text:p>0.932739679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97054977" calcext:value-type="float">
            <text:p>0.997054977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342641213" calcext:value-type="float">
            <text:p>0.93426412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97054977" calcext:value-type="float">
            <text:p>0.997054977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312657966" calcext:value-type="float">
            <text:p>0.931265796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97054979" calcext:value-type="float">
            <text:p>0.997054979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343563419" calcext:value-type="float">
            <text:p>0.934356341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05640392" calcext:value-type="float">
            <text:p>0.905640392</text:p>
          </table:table-cell>
          <table:table-cell office:value-type="float" office:value="0.9252147912" calcext:value-type="float">
            <text:p>0.925214791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05640392" calcext:value-type="float">
            <text:p>0.905640392</text:p>
          </table:table-cell>
          <table:table-cell office:value-type="float" office:value="0.9266270061" calcext:value-type="float">
            <text:p>0.92662700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05640392" calcext:value-type="float">
            <text:p>0.905640392</text:p>
          </table:table-cell>
          <table:table-cell office:value-type="float" office:value="0.9265796896" calcext:value-type="float">
            <text:p>0.926579689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05636764" calcext:value-type="float">
            <text:p>0.905636764</text:p>
          </table:table-cell>
          <table:table-cell office:value-type="float" office:value="0.9206299941" calcext:value-type="float">
            <text:p>0.920629994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23628774" calcext:value-type="float">
            <text:p>0.92362877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936568485" calcext:value-type="float">
            <text:p>0.936568485</text:p>
          </table:table-cell>
          <table:table-cell office:value-type="float" office:value="0.905639486" calcext:value-type="float">
            <text:p>0.905639486</text:p>
          </table:table-cell>
          <table:table-cell office:value-type="float" office:value="0.9267207543" calcext:value-type="float">
            <text:p>0.926720754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204124" calcext:value-type="float">
            <text:p>0.935620412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28074703" calcext:value-type="float">
            <text:p>0.928074703</text:p>
          </table:table-cell>
          <table:table-cell office:value-type="float" office:value="0.9348656108" calcext:value-type="float">
            <text:p>0.934865610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28074703" calcext:value-type="float">
            <text:p>0.928074703</text:p>
          </table:table-cell>
          <table:table-cell office:value-type="float" office:value="0.9341122822" calcext:value-type="float">
            <text:p>0.93411228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28074703" calcext:value-type="float">
            <text:p>0.928074703</text:p>
          </table:table-cell>
          <table:table-cell office:value-type="float" office:value="0.9333574806" calcext:value-type="float">
            <text:p>0.933357480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28074703" calcext:value-type="float">
            <text:p>0.928074703</text:p>
          </table:table-cell>
          <table:table-cell office:value-type="float" office:value="0.9333574806" calcext:value-type="float">
            <text:p>0.933357480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28074703" calcext:value-type="float">
            <text:p>0.928074703</text:p>
          </table:table-cell>
          <table:table-cell office:value-type="float" office:value="0.9341123774" calcext:value-type="float">
            <text:p>0.934112377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35638401" calcext:value-type="float">
            <text:p>0.93563840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24379" calcext:value-type="float">
            <text:p>0.93562437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616261" calcext:value-type="float">
            <text:p>0.935616261</text:p>
          </table:table-cell>
          <table:table-cell office:value-type="float" office:value="0.935622903" calcext:value-type="float">
            <text:p>0.93562290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564604" calcext:value-type="float">
            <text:p>0.935564604</text:p>
          </table:table-cell>
          <table:table-cell office:value-type="float" office:value="0.9356176912" calcext:value-type="float">
            <text:p>0.935617691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326253163" calcext:value-type="float">
            <text:p>0.932625316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05640394" calcext:value-type="float">
            <text:p>0.905640394</text:p>
          </table:table-cell>
          <table:table-cell office:value-type="float" office:value="0.9296269916" calcext:value-type="float">
            <text:p>0.92962699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5564604" calcext:value-type="float">
            <text:p>0.935564604</text:p>
          </table:table-cell>
          <table:table-cell office:value-type="float" office:value="0.9356177373" calcext:value-type="float">
            <text:p>0.935617737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 office:value-type="float" office:value="0.935623641" calcext:value-type="float">
            <text:p>0.93562364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70942954" calcext:value-type="float">
            <text:p>0.70942954</text:p>
          </table:table-cell>
          <table:table-cell office:value-type="float" office:value="0.9130042309" calcext:value-type="float">
            <text:p>0.913004230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711075565" calcext:value-type="float">
            <text:p>0.711075565</text:p>
          </table:table-cell>
          <table:table-cell office:value-type="float" office:value="0.9131688334" calcext:value-type="float">
            <text:p>0.913168833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70942954" calcext:value-type="float">
            <text:p>0.70942954</text:p>
          </table:table-cell>
          <table:table-cell office:value-type="float" office:value="0.8907384398" calcext:value-type="float">
            <text:p>0.890738439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61907136" calcext:value-type="float">
            <text:p>0.936190713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5623641" calcext:value-type="float">
            <text:p>0.935623641</text:p>
          </table:table-cell>
          <table:table-cell office:value-type="float" office:value="0.937135773" calcext:value-type="float">
            <text:p>0.93713577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07500042" calcext:value-type="float">
            <text:p>0.907500042</text:p>
          </table:table-cell>
          <table:table-cell office:value-type="float" office:value="0.934323367" calcext:value-type="float">
            <text:p>0.93432336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07500042" calcext:value-type="float">
            <text:p>0.907500042</text:p>
          </table:table-cell>
          <table:table-cell office:value-type="float" office:value="0.9340398184" calcext:value-type="float">
            <text:p>0.93403981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07500042" calcext:value-type="float">
            <text:p>0.907500042</text:p>
          </table:table-cell>
          <table:table-cell office:value-type="float" office:value="0.9311330202" calcext:value-type="float">
            <text:p>0.931133020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07500042" calcext:value-type="float">
            <text:p>0.907500042</text:p>
          </table:table-cell>
          <table:table-cell office:value-type="float" office:value="0.9315110532" calcext:value-type="float">
            <text:p>0.931511053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07500042" calcext:value-type="float">
            <text:p>0.907500042</text:p>
          </table:table-cell>
          <table:table-cell office:value-type="float" office:value="0.9285096754" calcext:value-type="float">
            <text:p>0.928509675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07500042" calcext:value-type="float">
            <text:p>0.907500042</text:p>
          </table:table-cell>
          <table:table-cell office:value-type="float" office:value="0.9345094734" calcext:value-type="float">
            <text:p>0.934509473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07500042" calcext:value-type="float">
            <text:p>0.907500042</text:p>
          </table:table-cell>
          <table:table-cell office:value-type="float" office:value="0.9345124226" calcext:value-type="float">
            <text:p>0.934512422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8005" calcext:value-type="float">
            <text:p>0.937513800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37513835" calcext:value-type="float">
            <text:p>0.937513835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8048" calcext:value-type="float">
            <text:p>0.937513804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37513835" calcext:value-type="float">
            <text:p>0.937513835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8092" calcext:value-type="float">
            <text:p>0.937513809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92" calcext:value-type="float">
            <text:p>0.937513799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7395601" calcext:value-type="float">
            <text:p>0.937395601</text:p>
          </table:table-cell>
          <table:table-cell office:value-type="float" office:value="0.937501983" calcext:value-type="float">
            <text:p>0.93750198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7395601" calcext:value-type="float">
            <text:p>0.937395601</text:p>
          </table:table-cell>
          <table:table-cell office:value-type="float" office:value="0.9374901697" calcext:value-type="float">
            <text:p>0.937490169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7395601" calcext:value-type="float">
            <text:p>0.937395601</text:p>
          </table:table-cell>
          <table:table-cell office:value-type="float" office:value="0.9374783491" calcext:value-type="float">
            <text:p>0.937478349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7395601" calcext:value-type="float">
            <text:p>0.937395601</text:p>
          </table:table-cell>
          <table:table-cell office:value-type="float" office:value="0.937501983" calcext:value-type="float">
            <text:p>0.93750198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7395601" calcext:value-type="float">
            <text:p>0.937395601</text:p>
          </table:table-cell>
          <table:table-cell office:value-type="float" office:value="0.937501983" calcext:value-type="float">
            <text:p>0.93750198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820388422" calcext:value-type="float">
            <text:p>0.820388422</text:p>
          </table:table-cell>
          <table:table-cell office:value-type="float" office:value="0.9258012607" calcext:value-type="float">
            <text:p>0.925801260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820388422" calcext:value-type="float">
            <text:p>0.820388422</text:p>
          </table:table-cell>
          <table:table-cell office:value-type="float" office:value="0.9258012607" calcext:value-type="float">
            <text:p>0.925801260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937513821" calcext:value-type="float">
            <text:p>0.937513821</text:p>
          </table:table-cell>
          <table:table-cell office:value-type="float" office:value="0.933735383" calcext:value-type="float">
            <text:p>0.933735383</text:p>
          </table:table-cell>
          <table:table-cell office:value-type="float" office:value="0.9367581159" calcext:value-type="float">
            <text:p>0.93675811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7454695" calcext:value-type="float">
            <text:p>0.937454695</text:p>
          </table:table-cell>
          <table:table-cell office:value-type="float" office:value="0.9375078847" calcext:value-type="float">
            <text:p>0.937507884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7454695" calcext:value-type="float">
            <text:p>0.937454695</text:p>
          </table:table-cell>
          <table:table-cell office:value-type="float" office:value="0.9374960657" calcext:value-type="float">
            <text:p>0.937496065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7454695" calcext:value-type="float">
            <text:p>0.937454695</text:p>
          </table:table-cell>
          <table:table-cell office:value-type="float" office:value="0.9375078865" calcext:value-type="float">
            <text:p>0.937507886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7454695" calcext:value-type="float">
            <text:p>0.937454695</text:p>
          </table:table-cell>
          <table:table-cell office:value-type="float" office:value="0.9375078851" calcext:value-type="float">
            <text:p>0.937507885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937528566" calcext:value-type="float">
            <text:p>0.937528566</text:p>
          </table:table-cell>
          <table:table-cell office:value-type="float" office:value="0.937454695" calcext:value-type="float">
            <text:p>0.937454695</text:p>
          </table:table-cell>
          <table:table-cell office:value-type="float" office:value="0.9374975431" calcext:value-type="float">
            <text:p>0.937497543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7454695" calcext:value-type="float">
            <text:p>0.937454695</text:p>
          </table:table-cell>
          <table:table-cell office:value-type="float" office:value="0.9374783366" calcext:value-type="float">
            <text:p>0.937478336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54695" calcext:value-type="float">
            <text:p>0.937454695</text:p>
          </table:table-cell>
          <table:table-cell office:value-type="float" office:value="0.937472427" calcext:value-type="float">
            <text:p>0.93747242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29905716" calcext:value-type="float">
            <text:p>0.929905716</text:p>
          </table:table-cell>
          <table:table-cell office:value-type="float" office:value="0.9367145715" calcext:value-type="float">
            <text:p>0.93671457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29905716" calcext:value-type="float">
            <text:p>0.929905716</text:p>
          </table:table-cell>
          <table:table-cell office:value-type="float" office:value="0.9367175265" calcext:value-type="float">
            <text:p>0.936717526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871988" calcext:value-type="float">
            <text:p>0.937487198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871988" calcext:value-type="float">
            <text:p>0.937487198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783344" calcext:value-type="float">
            <text:p>0.93747833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783344" calcext:value-type="float">
            <text:p>0.937478334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6947" calcext:value-type="float">
            <text:p>0.9374694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041072" calcext:value-type="float">
            <text:p>0.937041072</text:p>
          </table:table-cell>
          <table:table-cell office:value-type="float" office:value="0.9374399267" calcext:value-type="float">
            <text:p>0.937439926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041072" calcext:value-type="float">
            <text:p>0.937041072</text:p>
          </table:table-cell>
          <table:table-cell office:value-type="float" office:value="0.937419244" calcext:value-type="float">
            <text:p>0.93741924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5623627" calcext:value-type="float">
            <text:p>0.935623627</text:p>
          </table:table-cell>
          <table:table-cell office:value-type="float" office:value="0.9372863629" calcext:value-type="float">
            <text:p>0.937286362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576503" calcext:value-type="float">
            <text:p>0.937457650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694697" calcext:value-type="float">
            <text:p>0.937469469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812891" calcext:value-type="float">
            <text:p>0.937481289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546959" calcext:value-type="float">
            <text:p>0.93745469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546959" calcext:value-type="float">
            <text:p>0.937454695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37513806" calcext:value-type="float">
            <text:p>0.937513806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872002" calcext:value-type="float">
            <text:p>0.9374872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425148" calcext:value-type="float">
            <text:p>0.937425148</text:p>
          </table:table-cell>
          <table:table-cell office:value-type="float" office:value="0.9374960632" calcext:value-type="float">
            <text:p>0.937496063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 office:value-type="float" office:value="0.937513792" calcext:value-type="float">
            <text:p>0.9375137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219260833" calcext:value-type="float">
            <text:p>0.219260833</text:p>
          </table:table-cell>
          <table:table-cell office:value-type="float" office:value="0.8656884961" calcext:value-type="float">
            <text:p>0.865688496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 office:value-type="float" office:value="0.937513792" calcext:value-type="float">
            <text:p>0.93751379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937513796" calcext:value-type="float">
            <text:p>0.937513796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24" calcext:value-type="float">
            <text:p>0.937513792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937513796" calcext:value-type="float">
            <text:p>0.937513796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24" calcext:value-type="float">
            <text:p>0.937513792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 office:value-type="float" office:value="0.937513792" calcext:value-type="float">
            <text:p>0.93751379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 office:value-type="float" office:value="0.937513792" calcext:value-type="float">
            <text:p>0.93751379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27" calcext:value-type="float">
            <text:p>0.937513792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37528566" calcext:value-type="float">
            <text:p>0.937528566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52694" calcext:value-type="float">
            <text:p>0.937515269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37528566" calcext:value-type="float">
            <text:p>0.937528566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67468" calcext:value-type="float">
            <text:p>0.937516746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937528566" calcext:value-type="float">
            <text:p>0.937528566</text:p>
          </table:table-cell>
          <table:table-cell office:value-type="float" office:value="0.929964575" calcext:value-type="float">
            <text:p>0.929964575</text:p>
          </table:table-cell>
          <table:table-cell office:value-type="float" office:value="0.9367618251" calcext:value-type="float">
            <text:p>0.936761825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37528566" calcext:value-type="float">
            <text:p>0.937528566</text:p>
          </table:table-cell>
          <table:table-cell office:value-type="float" office:value="0.929964575" calcext:value-type="float">
            <text:p>0.929964575</text:p>
          </table:table-cell>
          <table:table-cell office:value-type="float" office:value="0.9367618251" calcext:value-type="float">
            <text:p>0.936761825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937528566" calcext:value-type="float">
            <text:p>0.937528566</text:p>
          </table:table-cell>
          <table:table-cell office:value-type="float" office:value="0.929964575" calcext:value-type="float">
            <text:p>0.929964575</text:p>
          </table:table-cell>
          <table:table-cell office:value-type="float" office:value="0.9367603484" calcext:value-type="float">
            <text:p>0.936760348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937528566" calcext:value-type="float">
            <text:p>0.937528566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52708" calcext:value-type="float">
            <text:p>0.93751527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34" calcext:value-type="float">
            <text:p>0.937513793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41" calcext:value-type="float">
            <text:p>0.937513794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29964575" calcext:value-type="float">
            <text:p>0.929964575</text:p>
          </table:table-cell>
          <table:table-cell office:value-type="float" office:value="0.9367588717" calcext:value-type="float">
            <text:p>0.936758871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29964575" calcext:value-type="float">
            <text:p>0.929964575</text:p>
          </table:table-cell>
          <table:table-cell office:value-type="float" office:value="0.9367588717" calcext:value-type="float">
            <text:p>0.936758871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29964575" calcext:value-type="float">
            <text:p>0.929964575</text:p>
          </table:table-cell>
          <table:table-cell office:value-type="float" office:value="0.9367529634" calcext:value-type="float">
            <text:p>0.936752963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711075552" calcext:value-type="float">
            <text:p>0.711075552</text:p>
          </table:table-cell>
          <table:table-cell office:value-type="float" office:value="0.9141150505" calcext:value-type="float">
            <text:p>0.914115050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937513814" calcext:value-type="float">
            <text:p>0.937513814</text:p>
          </table:table-cell>
          <table:table-cell office:value-type="float" office:value="0.219260836" calcext:value-type="float">
            <text:p>0.219260836</text:p>
          </table:table-cell>
          <table:table-cell office:value-type="float" office:value="0.865688505" calcext:value-type="float">
            <text:p>0.86568850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37513814" calcext:value-type="float">
            <text:p>0.937513814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8028" calcext:value-type="float">
            <text:p>0.937513802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937513814" calcext:value-type="float">
            <text:p>0.937513814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8043" calcext:value-type="float">
            <text:p>0.937513804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37513814" calcext:value-type="float">
            <text:p>0.937513814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98" calcext:value-type="float">
            <text:p>0.937513799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3792" calcext:value-type="float">
            <text:p>0.937513792</text:p>
          </table:table-cell>
          <table:table-cell office:value-type="float" office:value="0.9375137969" calcext:value-type="float">
            <text:p>0.937513796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0098" calcext:value-type="float">
            <text:p>0.937510098</text:p>
          </table:table-cell>
          <table:table-cell office:value-type="float" office:value="0.9375134289" calcext:value-type="float">
            <text:p>0.937513428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711075558" calcext:value-type="float">
            <text:p>0.711075558</text:p>
          </table:table-cell>
          <table:table-cell office:value-type="float" office:value="0.9148696048" calcext:value-type="float">
            <text:p>0.914869604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5623634" calcext:value-type="float">
            <text:p>0.935623634</text:p>
          </table:table-cell>
          <table:table-cell office:value-type="float" office:value="0.9373248056" calcext:value-type="float">
            <text:p>0.937324805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515887489" calcext:value-type="float">
            <text:p>0.515887489</text:p>
          </table:table-cell>
          <table:table-cell office:value-type="float" office:value="0.8953512373" calcext:value-type="float">
            <text:p>0.895351237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38683" calcext:value-type="float">
            <text:p>0.937513868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39145" calcext:value-type="float">
            <text:p>0.937513914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484251" calcext:value-type="float">
            <text:p>0.937484251</text:p>
          </table:table-cell>
          <table:table-cell office:value-type="float" office:value="0.9375109828" calcext:value-type="float">
            <text:p>0.937510982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484251" calcext:value-type="float">
            <text:p>0.937484251</text:p>
          </table:table-cell>
          <table:table-cell office:value-type="float" office:value="0.9375110059" calcext:value-type="float">
            <text:p>0.93751100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3799" calcext:value-type="float">
            <text:p>0.937513799</text:p>
          </table:table-cell>
          <table:table-cell office:value-type="float" office:value="0.9375140069" calcext:value-type="float">
            <text:p>0.937514006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 office:value-type="float" office:value="0.93751403" calcext:value-type="float">
            <text:p>0.9375140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07500262" calcext:value-type="float">
            <text:p>0.907500262</text:p>
          </table:table-cell>
          <table:table-cell office:value-type="float" office:value="0.9345122839" calcext:value-type="float">
            <text:p>0.934512283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29964812" calcext:value-type="float">
            <text:p>0.929964812</text:p>
          </table:table-cell>
          <table:table-cell office:value-type="float" office:value="0.9367587389" calcext:value-type="float">
            <text:p>0.936758738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484482" calcext:value-type="float">
            <text:p>0.937484482</text:p>
          </table:table-cell>
          <table:table-cell office:value-type="float" office:value="0.9375110752" calcext:value-type="float">
            <text:p>0.937511075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04131" calcext:value-type="float">
            <text:p>0.93704131</text:p>
          </table:table-cell>
          <table:table-cell office:value-type="float" office:value="0.9373692361" calcext:value-type="float">
            <text:p>0.937369236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04131" calcext:value-type="float">
            <text:p>0.93704131</text:p>
          </table:table-cell>
          <table:table-cell office:value-type="float" office:value="0.9374194391" calcext:value-type="float">
            <text:p>0.937419439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04131" calcext:value-type="float">
            <text:p>0.93704131</text:p>
          </table:table-cell>
          <table:table-cell office:value-type="float" office:value="0.9374666887" calcext:value-type="float">
            <text:p>0.937466688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937514045" calcext:value-type="float">
            <text:p>0.937514045</text:p>
          </table:table-cell>
          <table:table-cell office:value-type="float" office:value="0.937041079" calcext:value-type="float">
            <text:p>0.937041079</text:p>
          </table:table-cell>
          <table:table-cell office:value-type="float" office:value="0.9374194182" calcext:value-type="float">
            <text:p>0.937419418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37514045" calcext:value-type="float">
            <text:p>0.937514045</text:p>
          </table:table-cell>
          <table:table-cell office:value-type="float" office:value="0.937041079" calcext:value-type="float">
            <text:p>0.937041079</text:p>
          </table:table-cell>
          <table:table-cell office:value-type="float" office:value="0.9373248988" calcext:value-type="float">
            <text:p>0.937324898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37514045" calcext:value-type="float">
            <text:p>0.937514045</text:p>
          </table:table-cell>
          <table:table-cell office:value-type="float" office:value="0.93704131" calcext:value-type="float">
            <text:p>0.93704131</text:p>
          </table:table-cell>
          <table:table-cell office:value-type="float" office:value="0.937372217" calcext:value-type="float">
            <text:p>0.93737221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998518446" calcext:value-type="float">
            <text:p>0.998518446</text:p>
          </table:table-cell>
          <table:table-cell office:value-type="float" office:value="0.93704131" calcext:value-type="float">
            <text:p>0.93704131</text:p>
          </table:table-cell>
          <table:table-cell office:value-type="float" office:value="0.9434726616" calcext:value-type="float">
            <text:p>0.94347266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937514045" calcext:value-type="float">
            <text:p>0.937514045</text:p>
          </table:table-cell>
          <table:table-cell office:value-type="float" office:value="0.907035171" calcext:value-type="float">
            <text:p>0.907035171</text:p>
          </table:table-cell>
          <table:table-cell office:value-type="float" office:value="0.9343716031" calcext:value-type="float">
            <text:p>0.934371603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937514045" calcext:value-type="float">
            <text:p>0.937514045</text:p>
          </table:table-cell>
          <table:table-cell office:value-type="float" office:value="0.93704131" calcext:value-type="float">
            <text:p>0.93704131</text:p>
          </table:table-cell>
          <table:table-cell office:value-type="float" office:value="0.9374660238" calcext:value-type="float">
            <text:p>0.937466023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461" calcext:value-type="float">
            <text:p>0.937514046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547" calcext:value-type="float">
            <text:p>0.937514054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605" calcext:value-type="float">
            <text:p>0.937514060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59" calcext:value-type="float">
            <text:p>0.93751405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764" calcext:value-type="float">
            <text:p>0.93751407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706" calcext:value-type="float">
            <text:p>0.937514070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706" calcext:value-type="float">
            <text:p>0.937514070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3" calcext:value-type="float">
            <text:p>0.93751403</text:p>
          </table:table-cell>
          <table:table-cell office:value-type="float" office:value="0.937514059" calcext:value-type="float">
            <text:p>0.93751405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820388645" calcext:value-type="float">
            <text:p>0.820388645</text:p>
          </table:table-cell>
          <table:table-cell office:value-type="float" office:value="0.9258015263" calcext:value-type="float">
            <text:p>0.925801526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71107581" calcext:value-type="float">
            <text:p>0.71107581</text:p>
          </table:table-cell>
          <table:table-cell office:value-type="float" office:value="0.9031547494" calcext:value-type="float">
            <text:p>0.903154749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71107581" calcext:value-type="float">
            <text:p>0.71107581</text:p>
          </table:table-cell>
          <table:table-cell office:value-type="float" office:value="0.9148613898" calcext:value-type="float">
            <text:p>0.914861389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71107581" calcext:value-type="float">
            <text:p>0.71107581</text:p>
          </table:table-cell>
          <table:table-cell office:value-type="float" office:value="0.8922234717" calcext:value-type="float">
            <text:p>0.892223471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71107581" calcext:value-type="float">
            <text:p>0.71107581</text:p>
          </table:table-cell>
          <table:table-cell office:value-type="float" office:value="0.9148672995" calcext:value-type="float">
            <text:p>0.914867299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484539" calcext:value-type="float">
            <text:p>0.937484539</text:p>
          </table:table-cell>
          <table:table-cell office:value-type="float" office:value="0.9375111221" calcext:value-type="float">
            <text:p>0.937511122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277655" calcext:value-type="float">
            <text:p>0.937277655</text:p>
          </table:table-cell>
          <table:table-cell office:value-type="float" office:value="0.9374904453" calcext:value-type="float">
            <text:p>0.937490445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9375140889" calcext:value-type="float">
            <text:p>0.937514088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5623922" calcext:value-type="float">
            <text:p>0.935623922</text:p>
          </table:table-cell>
          <table:table-cell office:value-type="float" office:value="0.937325072" calcext:value-type="float">
            <text:p>0.93732507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37514088" calcext:value-type="float">
            <text:p>0.937514088</text:p>
          </table:table-cell>
          <table:table-cell office:value-type="float" office:value="0.515887534" calcext:value-type="float">
            <text:p>0.515887534</text:p>
          </table:table-cell>
          <table:table-cell office:value-type="float" office:value="0.8529968057" calcext:value-type="float">
            <text:p>0.852996805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937515935" calcext:value-type="float">
            <text:p>0.937515935</text:p>
          </table:table-cell>
          <table:table-cell office:value-type="float" office:value="0.515887534" calcext:value-type="float">
            <text:p>0.515887534</text:p>
          </table:table-cell>
          <table:table-cell office:value-type="float" office:value="0.853186007" calcext:value-type="float">
            <text:p>0.85318600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515887532" calcext:value-type="float">
            <text:p>0.515887532</text:p>
          </table:table-cell>
          <table:table-cell office:value-type="float" office:value="0.8110231671" calcext:value-type="float">
            <text:p>0.811023167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516589189" calcext:value-type="float">
            <text:p>0.516589189</text:p>
          </table:table-cell>
          <table:table-cell office:value-type="float" office:value="0.8954215993" calcext:value-type="float">
            <text:p>0.895421599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516589189" calcext:value-type="float">
            <text:p>0.516589189</text:p>
          </table:table-cell>
          <table:table-cell office:value-type="float" office:value="0.8954215993" calcext:value-type="float">
            <text:p>0.895421599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514081" calcext:value-type="float">
            <text:p>0.937514081</text:p>
          </table:table-cell>
          <table:table-cell office:value-type="float" office:value="0.9375140888" calcext:value-type="float">
            <text:p>0.937514088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514081" calcext:value-type="float">
            <text:p>0.937514081</text:p>
          </table:table-cell>
          <table:table-cell office:value-type="float" office:value="0.9375140885" calcext:value-type="float">
            <text:p>0.937514088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51363" calcext:value-type="float">
            <text:p>0.93751363</text:p>
          </table:table-cell>
          <table:table-cell office:value-type="float" office:value="0.9375140423" calcext:value-type="float">
            <text:p>0.937514042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514081" calcext:value-type="float">
            <text:p>0.937514081</text:p>
          </table:table-cell>
          <table:table-cell office:value-type="float" office:value="0.9375140897" calcext:value-type="float">
            <text:p>0.937514089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 office:value-type="float" office:value="0.937514091" calcext:value-type="float">
            <text:p>0.93751409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 office:value-type="float" office:value="0.937514091" calcext:value-type="float">
            <text:p>0.93751409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 office:value-type="float" office:value="0.937514091" calcext:value-type="float">
            <text:p>0.93751409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3959" calcext:value-type="float">
            <text:p>0.9373959</text:p>
          </table:table-cell>
          <table:table-cell office:value-type="float" office:value="0.9375022719" calcext:value-type="float">
            <text:p>0.937502271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 office:value-type="float" office:value="0.937514091" calcext:value-type="float">
            <text:p>0.93751409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513861" calcext:value-type="float">
            <text:p>0.937513861</text:p>
          </table:table-cell>
          <table:table-cell office:value-type="float" office:value="0.937514068" calcext:value-type="float">
            <text:p>0.93751406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484543" calcext:value-type="float">
            <text:p>0.937484543</text:p>
          </table:table-cell>
          <table:table-cell office:value-type="float" office:value="0.9375111132" calcext:value-type="float">
            <text:p>0.937511113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 office:value-type="float" office:value="0.937514091" calcext:value-type="float">
            <text:p>0.93751409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 office:value-type="float" office:value="0.937514091" calcext:value-type="float">
            <text:p>0.93751409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 office:value-type="float" office:value="0.937514091" calcext:value-type="float">
            <text:p>0.93751409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37514034" calcext:value-type="float">
            <text:p>0.937514034</text:p>
          </table:table-cell>
          <table:table-cell office:value-type="float" office:value="0.9375140853" calcext:value-type="float">
            <text:p>0.937514085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498125676" calcext:value-type="float">
            <text:p>0.949812567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820388702" calcext:value-type="float">
            <text:p>0.820388702</text:p>
          </table:table-cell>
          <table:table-cell office:value-type="float" office:value="0.944249267" calcext:value-type="float">
            <text:p>0.94424926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820388702" calcext:value-type="float">
            <text:p>0.820388702</text:p>
          </table:table-cell>
          <table:table-cell office:value-type="float" office:value="0.944249267" calcext:value-type="float">
            <text:p>0.94424926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498125676" calcext:value-type="float">
            <text:p>0.949812567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559618059" calcext:value-type="float">
            <text:p>0.95596180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559618059" calcext:value-type="float">
            <text:p>0.955961805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559618059" calcext:value-type="float">
            <text:p>0.95596180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682602825" calcext:value-type="float">
            <text:p>0.96826028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682602821" calcext:value-type="float">
            <text:p>0.968260282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37514091" calcext:value-type="float">
            <text:p>0.937514091</text:p>
          </table:table-cell>
          <table:table-cell office:value-type="float" office:value="0.9744095208" calcext:value-type="float">
            <text:p>0.974409520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764755695" calcext:value-type="float">
            <text:p>0.764755695</text:p>
          </table:table-cell>
          <table:table-cell office:value-type="float" office:value="0.9509844429" calcext:value-type="float">
            <text:p>0.950984442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764755695" calcext:value-type="float">
            <text:p>0.764755695</text:p>
          </table:table-cell>
          <table:table-cell office:value-type="float" office:value="0.9632829195" calcext:value-type="float">
            <text:p>0.963282919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94547" calcext:value-type="float">
            <text:p>0.99894547</text:p>
          </table:table-cell>
          <table:table-cell office:value-type="float" office:value="0.9990003736" calcext:value-type="float">
            <text:p>0.999000373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94547" calcext:value-type="float">
            <text:p>0.99894547</text:p>
          </table:table-cell>
          <table:table-cell office:value-type="float" office:value="0.9990003497" calcext:value-type="float">
            <text:p>0.999000349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94547" calcext:value-type="float">
            <text:p>0.99894547</text:p>
          </table:table-cell>
          <table:table-cell office:value-type="float" office:value="0.9990003258" calcext:value-type="float">
            <text:p>0.999000325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9006235" calcext:value-type="float">
            <text:p>0.999006235</text:p>
          </table:table-cell>
          <table:table-cell office:value-type="float" office:value="0.9990064023" calcext:value-type="float">
            <text:p>0.99900640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945231" calcext:value-type="float">
            <text:p>0.998945231</text:p>
          </table:table-cell>
          <table:table-cell office:value-type="float" office:value="0.9989995154" calcext:value-type="float">
            <text:p>0.998999515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90056636" calcext:value-type="float">
            <text:p>0.99900566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90055922" calcext:value-type="float">
            <text:p>0.999005592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884468" calcext:value-type="float">
            <text:p>0.998884468</text:p>
          </table:table-cell>
          <table:table-cell office:value-type="float" office:value="0.9989902935" calcext:value-type="float">
            <text:p>0.998990293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883514" calcext:value-type="float">
            <text:p>0.998883514</text:p>
          </table:table-cell>
          <table:table-cell office:value-type="float" office:value="0.9989786172" calcext:value-type="float">
            <text:p>0.998978617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883514" calcext:value-type="float">
            <text:p>0.998883514</text:p>
          </table:table-cell>
          <table:table-cell office:value-type="float" office:value="0.9989777832" calcext:value-type="float">
            <text:p>0.998977783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883544" calcext:value-type="float">
            <text:p>0.998883544</text:p>
          </table:table-cell>
          <table:table-cell office:value-type="float" office:value="0.9989892242" calcext:value-type="float">
            <text:p>0.998989224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8975971" calcext:value-type="float">
            <text:p>0.998975971</text:p>
          </table:table-cell>
          <table:table-cell office:value-type="float" office:value="0.9989993248" calcext:value-type="float">
            <text:p>0.998999324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99982789" calcext:value-type="float">
            <text:p>0.999982789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91004832" calcext:value-type="float">
            <text:p>0.999100483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99982789" calcext:value-type="float">
            <text:p>0.999982789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91007692" calcext:value-type="float">
            <text:p>0.999100769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764749023" calcext:value-type="float">
            <text:p>0.764749023</text:p>
          </table:table-cell>
          <table:table-cell office:value-type="float" office:value="0.9755781548" calcext:value-type="float">
            <text:p>0.975578154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764749023" calcext:value-type="float">
            <text:p>0.764749023</text:p>
          </table:table-cell>
          <table:table-cell office:value-type="float" office:value="0.9513729821" calcext:value-type="float">
            <text:p>0.95137298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764749023" calcext:value-type="float">
            <text:p>0.764749023</text:p>
          </table:table-cell>
          <table:table-cell office:value-type="float" office:value="0.9747972021" calcext:value-type="float">
            <text:p>0.97479720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1204569" calcext:value-type="float">
            <text:p>0.991204569</text:p>
          </table:table-cell>
          <table:table-cell office:value-type="float" office:value="0.9974411362" calcext:value-type="float">
            <text:p>0.99744113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99006474" calcext:value-type="float">
            <text:p>0.999006474</text:p>
          </table:table-cell>
          <table:table-cell office:value-type="float" office:value="0.991204569" calcext:value-type="float">
            <text:p>0.991204569</text:p>
          </table:table-cell>
          <table:table-cell office:value-type="float" office:value="0.9958816131" calcext:value-type="float">
            <text:p>0.995881613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764748189" calcext:value-type="float">
            <text:p>0.764748189</text:p>
          </table:table-cell>
          <table:table-cell office:value-type="float" office:value="0.9716763567" calcext:value-type="float">
            <text:p>0.971676356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1143804" calcext:value-type="float">
            <text:p>0.991143804</text:p>
          </table:table-cell>
          <table:table-cell office:value-type="float" office:value="0.9958745834" calcext:value-type="float">
            <text:p>0.995874583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1204569" calcext:value-type="float">
            <text:p>0.991204569</text:p>
          </table:table-cell>
          <table:table-cell office:value-type="float" office:value="0.9966601823" calcext:value-type="float">
            <text:p>0.996660182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1204562" calcext:value-type="float">
            <text:p>0.991204562</text:p>
          </table:table-cell>
          <table:table-cell office:value-type="float" office:value="0.9966601812" calcext:value-type="float">
            <text:p>0.996660181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87" calcext:value-type="float">
            <text:p>0.998997887</text:p>
          </table:table-cell>
          <table:table-cell office:value-type="float" office:value="0.9989979895" calcext:value-type="float">
            <text:p>0.998997989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79903" calcext:value-type="float">
            <text:p>0.998997990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80856" calcext:value-type="float">
            <text:p>0.99899808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83715" calcext:value-type="float">
            <text:p>0.99899837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83441761" calcext:value-type="float">
            <text:p>0.983441761</text:p>
          </table:table-cell>
          <table:table-cell office:value-type="float" office:value="0.9974298426" calcext:value-type="float">
            <text:p>0.997429842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83441761" calcext:value-type="float">
            <text:p>0.983441761</text:p>
          </table:table-cell>
          <table:table-cell office:value-type="float" office:value="0.9974301282" calcext:value-type="float">
            <text:p>0.997430128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68007697" calcext:value-type="float">
            <text:p>0.968007697</text:p>
          </table:table-cell>
          <table:table-cell office:value-type="float" office:value="0.9958867691" calcext:value-type="float">
            <text:p>0.995886769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7891" calcext:value-type="float">
            <text:p>0.998997891</text:p>
          </table:table-cell>
          <table:table-cell office:value-type="float" office:value="0.9989978942" calcext:value-type="float">
            <text:p>0.998997894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7891" calcext:value-type="float">
            <text:p>0.998997891</text:p>
          </table:table-cell>
          <table:table-cell office:value-type="float" office:value="0.9989978946" calcext:value-type="float">
            <text:p>0.998997894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7891" calcext:value-type="float">
            <text:p>0.998997891</text:p>
          </table:table-cell>
          <table:table-cell office:value-type="float" office:value="0.9989978946" calcext:value-type="float">
            <text:p>0.998997894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7891" calcext:value-type="float">
            <text:p>0.998997891</text:p>
          </table:table-cell>
          <table:table-cell office:value-type="float" office:value="0.9989978946" calcext:value-type="float">
            <text:p>0.998997894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 office:value-type="float" office:value="0.998997895" calcext:value-type="float">
            <text:p>0.99899789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1204569" calcext:value-type="float">
            <text:p>0.991204569</text:p>
          </table:table-cell>
          <table:table-cell office:value-type="float" office:value="0.9982185624" calcext:value-type="float">
            <text:p>0.998218562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108304" calcext:value-type="float">
            <text:p>0.99108304</text:p>
          </table:table-cell>
          <table:table-cell office:value-type="float" office:value="0.9982033593" calcext:value-type="float">
            <text:p>0.998203359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67393" calcext:value-type="float">
            <text:p>0.998967393</text:p>
          </table:table-cell>
          <table:table-cell office:value-type="float" office:value="0.9989888397" calcext:value-type="float">
            <text:p>0.998988839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79903" calcext:value-type="float">
            <text:p>0.998997990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81809" calcext:value-type="float">
            <text:p>0.998998180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81809" calcext:value-type="float">
            <text:p>0.998998180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997895" calcext:value-type="float">
            <text:p>0.998997895</text:p>
          </table:table-cell>
          <table:table-cell office:value-type="float" office:value="0.9989982762" calcext:value-type="float">
            <text:p>0.998998276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958994929" calcext:value-type="float">
            <text:p>0.995899492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7697" calcext:value-type="float">
            <text:p>0.968007697</text:p>
          </table:table-cell>
          <table:table-cell office:value-type="float" office:value="0.9928005684" calcext:value-type="float">
            <text:p>0.992800568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7697" calcext:value-type="float">
            <text:p>0.968007697</text:p>
          </table:table-cell>
          <table:table-cell office:value-type="float" office:value="0.9958752844" calcext:value-type="float">
            <text:p>0.995875284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754844" calcext:value-type="float">
            <text:p>0.998754844</text:p>
          </table:table-cell>
          <table:table-cell office:value-type="float" office:value="0.9989743995" calcext:value-type="float">
            <text:p>0.998974399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98754844" calcext:value-type="float">
            <text:p>0.998754844</text:p>
          </table:table-cell>
          <table:table-cell office:value-type="float" office:value="0.9989499516" calcext:value-type="float">
            <text:p>0.99894995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958022247" calcext:value-type="float">
            <text:p>0.995802224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37506704" calcext:value-type="float">
            <text:p>0.937506704</text:p>
          </table:table-cell>
          <table:table-cell office:value-type="float" office:value="0.9857747517" calcext:value-type="float">
            <text:p>0.98577475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841674487" calcext:value-type="float">
            <text:p>0.984167448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0098141" calcext:value-type="float">
            <text:p>0.960098141</text:p>
          </table:table-cell>
          <table:table-cell office:value-type="float" office:value="0.9810810159" calcext:value-type="float">
            <text:p>0.981081015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818963702" calcext:value-type="float">
            <text:p>0.981896370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826756077" calcext:value-type="float">
            <text:p>0.982675607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873393847" calcext:value-type="float">
            <text:p>0.98733938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904140056" calcext:value-type="float">
            <text:p>0.990414005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8998848" calcext:value-type="float">
            <text:p>0.998998848</text:p>
          </table:table-cell>
          <table:table-cell office:value-type="float" office:value="0.968008635" calcext:value-type="float">
            <text:p>0.968008635</text:p>
          </table:table-cell>
          <table:table-cell office:value-type="float" office:value="0.9880943173" calcext:value-type="float">
            <text:p>0.9880943173</text:p>
          </table:table-cell>
        </table:table-row>
        <table:table-row table:style-name="ro1">
          <table:table-cell office:value-type="string" calcext:value-type="string">
            <text:p>Best Chromosome:</text:p>
          </table:table-cell>
          <table:table-cell office:value-type="float" office:value="1.11111111111111E+029" calcext:value-type="float">
            <text:p>1.11111111111111E+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mal Value:</text:p>
          </table:table-cell>
          <table:table-cell office:value-type="float" office:value="1073732583" calcext:value-type="float">
            <text:p>1073732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e:</text:p>
          </table:table-cell>
          <table:table-cell office:value-type="string" calcext:value-type="string">
            <text:p>0.999982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:</text:p>
          </table:table-cell>
          <table:table-cell office:value-type="float" office:value="956" calcext:value-type="float">
            <text:p>95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ed on:</text:p>
          </table:table-cell>
          <table:table-cell table:style-name="ce1" office:value-type="string" calcext:value-type="string">
            <text:p>06/09/14</text:p>
          </table:table-cell>
          <table:table-cell office:value-type="string" calcext:value-type="string">
            <text:p>at:</text:p>
          </table:table-cell>
          <table:table-cell table:style-name="ce1" office:value-type="string" calcext:value-type="string">
            <text:p>20:08: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 style:data-style-name="N2" text:time-value="22:26:41.934497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9T22:42:05.205872915</dc:date>
    <dc:creator>demo </dc:creator>
    <meta:generator>LibreOffice/4.2.3.3$Linux_x86 LibreOffice_project/420m0$Build-3</meta:generator>
    <meta:editing-duration>P0D</meta:editing-duration>
    <meta:editing-cycles>1</meta:editing-cycles>
    <meta:document-statistic meta:table-count="1" meta:cell-count="40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0.86cm" svg:height="9.006cm" xlink:href=".." xlink:type="simple" chart:class="chart:line" chart:style-name="ch1">
        <chart:title svg:x="28.415cm" svg:y="0.316cm" chart:style-name="ch2">
          <text:p>Algoritmo Canónico</text:p>
        </chart:title>
        <chart:subtitle svg:x="28.931cm" svg:y="1.301cm" chart:style-name="ch3">
          <text:p>1000 Iteraciones</text:p>
        </chart:subtitle>
        <chart:legend chart:legend-position="end" svg:x="58.114cm" svg:y="3.706cm" style:legend-expansion="high" chart:style-name="ch4"/>
        <chart:plot-area chart:style-name="ch5" table:cell-range-address="Sheet1.A6:Sheet1.D1006" chart:data-source-has-labels="both" svg:x="2.228cm" svg:y="2.37cm" svg:width="53.452cm" svg:height="5.475cm">
          <chartooo:coordinate-region svg:x="2.955cm" svg:y="2.569cm" svg:width="52.689cm" svg:height="4.352cm"/>
          <chart:axis chart:dimension="x" chart:name="primary-x" chart:style-name="ch6" chartooo:axis-type="auto">
            <chartooo:date-scale/>
            <chart:title svg:x="28.169cm" svg:y="8.025cm" chart:style-name="ch7">
              <text:p>Población</text:p>
            </chart:title>
            <chart:categories table:cell-range-address="Sheet1.A7:Sheet1.A1006"/>
          </chart:axis>
          <chart:axis chart:dimension="y" chart:name="primary-y" chart:style-name="ch6">
            <chart:title svg:x="0.451cm" svg:y="5.535cm" chart:style-name="ch8">
              <text:p>Valor</text:p>
            </chart:title>
            <chart:grid chart:style-name="ch9" chart:class="major"/>
          </chart:axis>
          <chart:series chart:style-name="ch10" chart:values-cell-range-address="Sheet1.B7:Sheet1.B1006" chart:label-cell-address="Sheet1.B6:Sheet1.B6" chart:class="chart:line">
            <chart:data-point chart:repeated="1000"/>
          </chart:series>
          <chart:series chart:style-name="ch11" chart:values-cell-range-address="Sheet1.C7:Sheet1.C1006" chart:label-cell-address="Sheet1.C6:Sheet1.C6" chart:class="chart:line">
            <chart:data-point chart:repeated="1000"/>
          </chart:series>
          <chart:series chart:style-name="ch12" chart:values-cell-range-address="Sheet1.D7:Sheet1.D1006" chart:label-cell-address="Sheet1.D6:Sheet1.D6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j. Max</text:p>
                <draw:g>
                  <svg:desc>Sheet1.B6:Sheet1.B6</svg:desc>
                </draw:g>
              </table:table-cell>
              <table:table-cell office:value-type="string">
                <text:p>Obj. Min</text:p>
                <draw:g>
                  <svg:desc>Sheet1.C6:Sheet1.C6</svg:desc>
                </draw:g>
              </table:table-cell>
              <table:table-cell office:value-type="string">
                <text:p>Obj. Avg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:Sheet1.A1006</svg:desc>
                </draw:g>
              </table:table-cell>
              <table:table-cell office:value-type="float" office:value="0.812322003">
                <text:p>0.812322003</text:p>
                <draw:g>
                  <svg:desc>Sheet1.B7:Sheet1.B1006</svg:desc>
                </draw:g>
              </table:table-cell>
              <table:table-cell office:value-type="float" office:value="0.000122858">
                <text:p>0.000122858</text:p>
                <draw:g>
                  <svg:desc>Sheet1.C7:Sheet1.C1006</svg:desc>
                </draw:g>
              </table:table-cell>
              <table:table-cell office:value-type="float" office:value="0.227345765">
                <text:p>0.227345765</text:p>
                <draw:g>
                  <svg:desc>Sheet1.D7:Sheet1.D100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12325258">
                <text:p>0.812325258</text:p>
              </table:table-cell>
              <table:table-cell office:value-type="float" office:value="0.143233432">
                <text:p>0.143233432</text:p>
              </table:table-cell>
              <table:table-cell office:value-type="float" office:value="0.5323753225">
                <text:p>0.53237532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12435282">
                <text:p>0.812435282</text:p>
              </table:table-cell>
              <table:table-cell office:value-type="float" office:value="0.360978556">
                <text:p>0.360978556</text:p>
              </table:table-cell>
              <table:table-cell office:value-type="float" office:value="0.6769313585">
                <text:p>0.67693135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12434059">
                <text:p>0.812434059</text:p>
              </table:table-cell>
              <table:table-cell office:value-type="float" office:value="0.360980485">
                <text:p>0.360980485</text:p>
              </table:table-cell>
              <table:table-cell office:value-type="float" office:value="0.7220655415">
                <text:p>0.72206554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2434059">
                <text:p>0.812434059</text:p>
              </table:table-cell>
              <table:table-cell office:value-type="float" office:value="0.360833816">
                <text:p>0.360833816</text:p>
              </table:table-cell>
              <table:table-cell office:value-type="float" office:value="0.7671964054">
                <text:p>0.76719640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12658428">
                <text:p>0.812658428</text:p>
              </table:table-cell>
              <table:table-cell office:value-type="float" office:value="0.360609583">
                <text:p>0.360609583</text:p>
              </table:table-cell>
              <table:table-cell office:value-type="float" office:value="0.7672072466">
                <text:p>0.76720724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2889156">
                <text:p>0.92889156</text:p>
              </table:table-cell>
              <table:table-cell office:value-type="float" office:value="0.812104007">
                <text:p>0.812104007</text:p>
              </table:table-cell>
              <table:table-cell office:value-type="float" office:value="0.824013663">
                <text:p>0.82401366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2889156">
                <text:p>0.92889156</text:p>
              </table:table-cell>
              <table:table-cell office:value-type="float" office:value="0.812104007">
                <text:p>0.812104007</text:p>
              </table:table-cell>
              <table:table-cell office:value-type="float" office:value="0.8241027682">
                <text:p>0.82410276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889156">
                <text:p>0.92889156</text:p>
              </table:table-cell>
              <table:table-cell office:value-type="float" office:value="0.812324034">
                <text:p>0.812324034</text:p>
              </table:table-cell>
              <table:table-cell office:value-type="float" office:value="0.8241582478">
                <text:p>0.824158247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29009271">
                <text:p>0.929009271</text:p>
              </table:table-cell>
              <table:table-cell office:value-type="float" office:value="0.812324034">
                <text:p>0.812324034</text:p>
              </table:table-cell>
              <table:table-cell office:value-type="float" office:value="0.8241480033">
                <text:p>0.82414800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29009271">
                <text:p>0.929009271</text:p>
              </table:table-cell>
              <table:table-cell office:value-type="float" office:value="0.812314579">
                <text:p>0.812314579</text:p>
              </table:table-cell>
              <table:table-cell office:value-type="float" office:value="0.8242376832">
                <text:p>0.82423768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29009271">
                <text:p>0.929009271</text:p>
              </table:table-cell>
              <table:table-cell office:value-type="float" office:value="0.784731454">
                <text:p>0.784731454</text:p>
              </table:table-cell>
              <table:table-cell office:value-type="float" office:value="0.8221861243">
                <text:p>0.82218612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29249126">
                <text:p>0.929249126</text:p>
              </table:table-cell>
              <table:table-cell office:value-type="float" office:value="0.812434112">
                <text:p>0.812434112</text:p>
              </table:table-cell>
              <table:table-cell office:value-type="float" office:value="0.8482685352">
                <text:p>0.84826853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929249126">
                <text:p>0.929249126</text:p>
              </table:table-cell>
              <table:table-cell office:value-type="float" office:value="0.812654184">
                <text:p>0.812654184</text:p>
              </table:table-cell>
              <table:table-cell office:value-type="float" office:value="0.8591427868">
                <text:p>0.85914278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928778509">
                <text:p>0.928778509</text:p>
              </table:table-cell>
              <table:table-cell office:value-type="float" office:value="0.812654157">
                <text:p>0.812654157</text:p>
              </table:table-cell>
              <table:table-cell office:value-type="float" office:value="0.8590957466">
                <text:p>0.85909574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29244573">
                <text:p>0.929244573</text:p>
              </table:table-cell>
              <table:table-cell office:value-type="float" office:value="0.81177832">
                <text:p>0.81177832</text:p>
              </table:table-cell>
              <table:table-cell office:value-type="float" office:value="0.8705540924">
                <text:p>0.87055409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28307996">
                <text:p>0.928307996</text:p>
              </table:table-cell>
              <table:table-cell office:value-type="float" office:value="0.812654399">
                <text:p>0.812654399</text:p>
              </table:table-cell>
              <table:table-cell office:value-type="float" office:value="0.8562200083">
                <text:p>0.856220008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929950943">
                <text:p>0.929950943</text:p>
              </table:table-cell>
              <table:table-cell office:value-type="float" office:value="0.81177832">
                <text:p>0.81177832</text:p>
              </table:table-cell>
              <table:table-cell office:value-type="float" office:value="0.8849115041">
                <text:p>0.88491150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28303431">
                <text:p>0.928303431</text:p>
              </table:table-cell>
              <table:table-cell office:value-type="float" office:value="0.81177832">
                <text:p>0.81177832</text:p>
              </table:table-cell>
              <table:table-cell office:value-type="float" office:value="0.8845655249">
                <text:p>0.884565524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928303431">
                <text:p>0.928303431</text:p>
              </table:table-cell>
              <table:table-cell office:value-type="float" office:value="0.811778346">
                <text:p>0.811778346</text:p>
              </table:table-cell>
              <table:table-cell office:value-type="float" office:value="0.8933301647">
                <text:p>0.89333016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8308025">
                <text:p>0.928308025</text:p>
              </table:table-cell>
              <table:table-cell office:value-type="float" office:value="0.899364518">
                <text:p>0.899364518</text:p>
              </table:table-cell>
              <table:table-cell office:value-type="float" office:value="0.910942383">
                <text:p>0.91094238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92831081">
                <text:p>0.92831081</text:p>
              </table:table-cell>
              <table:table-cell office:value-type="float" office:value="0.899364547">
                <text:p>0.899364547</text:p>
              </table:table-cell>
              <table:table-cell office:value-type="float" office:value="0.9109646345">
                <text:p>0.910964634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928311729">
                <text:p>0.928311729</text:p>
              </table:table-cell>
              <table:table-cell office:value-type="float" office:value="0.899364547">
                <text:p>0.899364547</text:p>
              </table:table-cell>
              <table:table-cell office:value-type="float" office:value="0.9167534264">
                <text:p>0.91675342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929248279">
                <text:p>0.929248279</text:p>
              </table:table-cell>
              <table:table-cell office:value-type="float" office:value="0.898443183">
                <text:p>0.898443183</text:p>
              </table:table-cell>
              <table:table-cell office:value-type="float" office:value="0.9095140347">
                <text:p>0.909514034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29248279">
                <text:p>0.929248279</text:p>
              </table:table-cell>
              <table:table-cell office:value-type="float" office:value="0.899368164">
                <text:p>0.899368164</text:p>
              </table:table-cell>
              <table:table-cell office:value-type="float" office:value="0.9082123537">
                <text:p>0.9082123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928303459">
                <text:p>0.928303459</text:p>
              </table:table-cell>
              <table:table-cell office:value-type="float" office:value="0.899368193">
                <text:p>0.899368193</text:p>
              </table:table-cell>
              <table:table-cell office:value-type="float" office:value="0.9081421147">
                <text:p>0.908142114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928307135">
                <text:p>0.928307135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23319126">
                <text:p>0.90233191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928307135">
                <text:p>0.928307135</text:p>
              </table:table-cell>
              <table:table-cell office:value-type="float" office:value="0.89935734">
                <text:p>0.89935734</text:p>
              </table:table-cell>
              <table:table-cell office:value-type="float" office:value="0.9052026522">
                <text:p>0.905202652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928307135">
                <text:p>0.928307135</text:p>
              </table:table-cell>
              <table:table-cell office:value-type="float" office:value="0.89935734">
                <text:p>0.89935734</text:p>
              </table:table-cell>
              <table:table-cell office:value-type="float" office:value="0.9051780448">
                <text:p>0.90517804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92831081">
                <text:p>0.92831081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51809562">
                <text:p>0.90518095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28318161">
                <text:p>0.928318161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80752295">
                <text:p>0.908075229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928318161">
                <text:p>0.928318161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102804438">
                <text:p>0.91028044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28318161">
                <text:p>0.928318161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37484032">
                <text:p>0.903748403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928318161">
                <text:p>0.928318161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37469562">
                <text:p>0.903746956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928318161">
                <text:p>0.928318161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37476783">
                <text:p>0.903747678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906792438">
                <text:p>0.906792438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15940178">
                <text:p>0.901594017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906792438">
                <text:p>0.906792438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23371659">
                <text:p>0.902337165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906792438">
                <text:p>0.906792438</text:p>
              </table:table-cell>
              <table:table-cell office:value-type="float" office:value="0.899364575">
                <text:p>0.899364575</text:p>
              </table:table-cell>
              <table:table-cell office:value-type="float" office:value="0.9023375292">
                <text:p>0.902337529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201017944">
                <text:p>0.201017944</text:p>
              </table:table-cell>
              <table:table-cell office:value-type="float" office:value="0.8370428624">
                <text:p>0.83704286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201017944">
                <text:p>0.201017944</text:p>
              </table:table-cell>
              <table:table-cell office:value-type="float" office:value="0.8370428624">
                <text:p>0.83704286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201017944">
                <text:p>0.201017944</text:p>
              </table:table-cell>
              <table:table-cell office:value-type="float" office:value="0.8483501285">
                <text:p>0.848350128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960095026">
                <text:p>0.960095026</text:p>
              </table:table-cell>
              <table:table-cell office:value-type="float" office:value="0.899368193">
                <text:p>0.899368193</text:p>
              </table:table-cell>
              <table:table-cell office:value-type="float" office:value="0.9295402575">
                <text:p>0.929540257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960095026">
                <text:p>0.960095026</text:p>
              </table:table-cell>
              <table:table-cell office:value-type="float" office:value="0.899368136">
                <text:p>0.899368136</text:p>
              </table:table-cell>
              <table:table-cell office:value-type="float" office:value="0.9295402518">
                <text:p>0.92954025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960095026">
                <text:p>0.960095026</text:p>
              </table:table-cell>
              <table:table-cell office:value-type="float" office:value="0.899368193">
                <text:p>0.899368193</text:p>
              </table:table-cell>
              <table:table-cell office:value-type="float" office:value="0.9357055769">
                <text:p>0.935705576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960095026">
                <text:p>0.960095026</text:p>
              </table:table-cell>
              <table:table-cell office:value-type="float" office:value="0.899368193">
                <text:p>0.899368193</text:p>
              </table:table-cell>
              <table:table-cell office:value-type="float" office:value="0.9295402575">
                <text:p>0.92954025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8975169">
                <text:p>0.8975169</text:p>
              </table:table-cell>
              <table:table-cell office:value-type="float" office:value="0.9293072902">
                <text:p>0.92930729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841072865">
                <text:p>0.841072865</text:p>
              </table:table-cell>
              <table:table-cell office:value-type="float" office:value="0.9295026027">
                <text:p>0.929502602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8975169">
                <text:p>0.8975169</text:p>
              </table:table-cell>
              <table:table-cell office:value-type="float" office:value="0.935378541">
                <text:p>0.9353785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8975169">
                <text:p>0.8975169</text:p>
              </table:table-cell>
              <table:table-cell office:value-type="float" office:value="0.9471967902">
                <text:p>0.94719679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8975169">
                <text:p>0.8975169</text:p>
              </table:table-cell>
              <table:table-cell office:value-type="float" office:value="0.9534007859">
                <text:p>0.953400785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959556857">
                <text:p>0.959556857</text:p>
              </table:table-cell>
              <table:table-cell office:value-type="float" office:value="0.9596107605">
                <text:p>0.959610760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959556857">
                <text:p>0.959556857</text:p>
              </table:table-cell>
              <table:table-cell office:value-type="float" office:value="0.9596108772">
                <text:p>0.959610877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959556857">
                <text:p>0.959556857</text:p>
              </table:table-cell>
              <table:table-cell office:value-type="float" office:value="0.9595929172">
                <text:p>0.959592917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944312115">
                <text:p>0.944312115</text:p>
              </table:table-cell>
              <table:table-cell office:value-type="float" office:value="0.9580624641">
                <text:p>0.958062464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730289424">
                <text:p>0.730289424</text:p>
              </table:table-cell>
              <table:table-cell office:value-type="float" office:value="0.9366542161">
                <text:p>0.936654216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95961758">
                <text:p>0.95961758</text:p>
              </table:table-cell>
              <table:table-cell office:value-type="float" office:value="0.730289424">
                <text:p>0.730289424</text:p>
              </table:table-cell>
              <table:table-cell office:value-type="float" office:value="0.9366481438">
                <text:p>0.936648143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959617551">
                <text:p>0.959617551</text:p>
              </table:table-cell>
              <table:table-cell office:value-type="float" office:value="0.959556857">
                <text:p>0.959556857</text:p>
              </table:table-cell>
              <table:table-cell office:value-type="float" office:value="0.959586842">
                <text:p>0.95958684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44312115">
                <text:p>0.944312115</text:p>
              </table:table-cell>
              <table:table-cell office:value-type="float" office:value="0.9580682562">
                <text:p>0.958068256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44312115">
                <text:p>0.944312115</text:p>
              </table:table-cell>
              <table:table-cell office:value-type="float" office:value="0.9566454011">
                <text:p>0.956645401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44312115">
                <text:p>0.944312115</text:p>
              </table:table-cell>
              <table:table-cell office:value-type="float" office:value="0.9536980241">
                <text:p>0.95369802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44371427">
                <text:p>0.944371427</text:p>
              </table:table-cell>
              <table:table-cell office:value-type="float" office:value="0.9553241651">
                <text:p>0.955324165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44371427">
                <text:p>0.944371427</text:p>
              </table:table-cell>
              <table:table-cell office:value-type="float" office:value="0.9554243061">
                <text:p>0.955424306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44371427">
                <text:p>0.944371427</text:p>
              </table:table-cell>
              <table:table-cell office:value-type="float" office:value="0.9569495909">
                <text:p>0.9569495909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45320677">
                <text:p>0.945320677</text:p>
              </table:table-cell>
              <table:table-cell office:value-type="float" office:value="0.9584741128">
                <text:p>0.95847411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600950855">
                <text:p>0.96009508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600950855">
                <text:p>0.960095085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600950855">
                <text:p>0.960095085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600950855">
                <text:p>0.960095085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9993976">
                <text:p>0.959999397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9993976">
                <text:p>0.95999939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7123339">
                <text:p>0.9597123339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7704318">
                <text:p>0.957704318</text:p>
              </table:table-cell>
              <table:table-cell office:value-type="float" office:value="0.9594254132">
                <text:p>0.959425413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7704318">
                <text:p>0.957704318</text:p>
              </table:table-cell>
              <table:table-cell office:value-type="float" office:value="0.9594254132">
                <text:p>0.959425413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587">
                <text:p>0.959616587</text:p>
              </table:table-cell>
              <table:table-cell office:value-type="float" office:value="0.9596166401">
                <text:p>0.959616640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587">
                <text:p>0.959616587</text:p>
              </table:table-cell>
              <table:table-cell office:value-type="float" office:value="0.9596166342">
                <text:p>0.959616634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587">
                <text:p>0.959616587</text:p>
              </table:table-cell>
              <table:table-cell office:value-type="float" office:value="0.9596166283">
                <text:p>0.95961662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587">
                <text:p>0.959616587</text:p>
              </table:table-cell>
              <table:table-cell office:value-type="float" office:value="0.9596166224">
                <text:p>0.959616622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587">
                <text:p>0.959616587</text:p>
              </table:table-cell>
              <table:table-cell office:value-type="float" office:value="0.9596166165">
                <text:p>0.959616616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587">
                <text:p>0.959616587</text:p>
              </table:table-cell>
              <table:table-cell office:value-type="float" office:value="0.9596166327">
                <text:p>0.959616632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587">
                <text:p>0.959616587</text:p>
              </table:table-cell>
              <table:table-cell office:value-type="float" office:value="0.9596166401">
                <text:p>0.959616640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44371427">
                <text:p>0.944371427</text:p>
              </table:table-cell>
              <table:table-cell office:value-type="float" office:value="0.9565676022">
                <text:p>0.956567602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230016397">
                <text:p>0.230016397</text:p>
              </table:table-cell>
              <table:table-cell office:value-type="float" office:value="0.8866566211">
                <text:p>0.886656621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899368193">
                <text:p>0.899368193</text:p>
              </table:table-cell>
              <table:table-cell office:value-type="float" office:value="0.9535917999">
                <text:p>0.953591799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8">
                <text:p>0.959616638</text:p>
              </table:table-cell>
              <table:table-cell office:value-type="float" office:value="0.9596166444">
                <text:p>0.959616644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8">
                <text:p>0.959616638</text:p>
              </table:table-cell>
              <table:table-cell office:value-type="float" office:value="0.9596166436">
                <text:p>0.95961664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8">
                <text:p>0.959616638</text:p>
              </table:table-cell>
              <table:table-cell office:value-type="float" office:value="0.9596166452">
                <text:p>0.959616645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8">
                <text:p>0.959616638</text:p>
              </table:table-cell>
              <table:table-cell office:value-type="float" office:value="0.9596166444">
                <text:p>0.959616644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8">
                <text:p>0.959616638</text:p>
              </table:table-cell>
              <table:table-cell office:value-type="float" office:value="0.9596166436">
                <text:p>0.959616643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38">
                <text:p>0.959616638</text:p>
              </table:table-cell>
              <table:table-cell office:value-type="float" office:value="0.9596166454">
                <text:p>0.959616645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4">
                <text:p>0.959616646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8">
                <text:p>0.959616646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2">
                <text:p>0.959616646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6">
                <text:p>0.959616646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2">
                <text:p>0.959616646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4">
                <text:p>0.95961664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6166433">
                <text:p>0.959616643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959616648">
                <text:p>0.959616648</text:p>
              </table:table-cell>
              <table:table-cell office:value-type="float" office:value="0.955793897">
                <text:p>0.955793897</text:p>
              </table:table-cell>
              <table:table-cell office:value-type="float" office:value="0.9592343684">
                <text:p>0.95923436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6166431">
                <text:p>0.959616643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6166402">
                <text:p>0.959616640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179">
                <text:p>0.959616179</text:p>
              </table:table-cell>
              <table:table-cell office:value-type="float" office:value="0.9596165964">
                <text:p>0.959616596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6166431">
                <text:p>0.959616643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7123339">
                <text:p>0.959712333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7123281">
                <text:p>0.959712328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712331">
                <text:p>0.95971233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960573525">
                <text:p>0.960573525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7138286">
                <text:p>0.959713828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959631593">
                <text:p>0.959631593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81407">
                <text:p>0.959618140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46">
                <text:p>0.959616646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1">
                <text:p>0.959616631</text:p>
              </table:table-cell>
              <table:table-cell office:value-type="float" office:value="0.9596166445">
                <text:p>0.959616644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1">
                <text:p>0.959616631</text:p>
              </table:table-cell>
              <table:table-cell office:value-type="float" office:value="0.9596166445">
                <text:p>0.959616644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1">
                <text:p>0.959616631</text:p>
              </table:table-cell>
              <table:table-cell office:value-type="float" office:value="0.9596166422">
                <text:p>0.959616642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6166401">
                <text:p>0.959616640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17">
                <text:p>0.959616617</text:p>
              </table:table-cell>
              <table:table-cell office:value-type="float" office:value="0.9596166416">
                <text:p>0.95961664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1">
                <text:p>0.959616631</text:p>
              </table:table-cell>
              <table:table-cell office:value-type="float" office:value="0.959616643">
                <text:p>0.95961664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616631">
                <text:p>0.959616631</text:p>
              </table:table-cell>
              <table:table-cell office:value-type="float" office:value="0.9596166445">
                <text:p>0.959616644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44371427">
                <text:p>0.944371427</text:p>
              </table:table-cell>
              <table:table-cell office:value-type="float" office:value="0.9580921211">
                <text:p>0.958092121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586751">
                <text:p>0.959586751</text:p>
              </table:table-cell>
              <table:table-cell office:value-type="float" office:value="0.9596136535">
                <text:p>0.959613653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7704318">
                <text:p>0.957704318</text:p>
              </table:table-cell>
              <table:table-cell office:value-type="float" office:value="0.9594224177">
                <text:p>0.959422417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586736">
                <text:p>0.959586736</text:p>
              </table:table-cell>
              <table:table-cell office:value-type="float" office:value="0.9596104726">
                <text:p>0.959610472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586736">
                <text:p>0.959586736</text:p>
              </table:table-cell>
              <table:table-cell office:value-type="float" office:value="0.9596102876">
                <text:p>0.959610287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586736">
                <text:p>0.959586736</text:p>
              </table:table-cell>
              <table:table-cell office:value-type="float" office:value="0.9596043045">
                <text:p>0.959604304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59617569">
                <text:p>0.959617569</text:p>
              </table:table-cell>
              <table:table-cell office:value-type="float" office:value="0.959586736">
                <text:p>0.959586736</text:p>
              </table:table-cell>
              <table:table-cell office:value-type="float" office:value="0.959607202">
                <text:p>0.95960720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959617569">
                <text:p>0.959617569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6070155">
                <text:p>0.959607015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59616646">
                <text:p>0.959616646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6067495">
                <text:p>0.9596067495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959616635">
                <text:p>0.959616635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6033964">
                <text:p>0.959603396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959616635">
                <text:p>0.959616635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6037566">
                <text:p>0.959603756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959616635">
                <text:p>0.959616635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6063754">
                <text:p>0.959606375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959616748">
                <text:p>0.959616748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6037567">
                <text:p>0.959603756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597769">
                <text:p>0.95959776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5949667">
                <text:p>0.959594966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6005735">
                <text:p>0.959600573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59584882">
                <text:p>0.959584882</text:p>
              </table:table-cell>
              <table:table-cell office:value-type="float" office:value="0.9595973982">
                <text:p>0.959597398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57674453">
                <text:p>0.957674453</text:p>
              </table:table-cell>
              <table:table-cell office:value-type="float" office:value="0.9594117736">
                <text:p>0.95941177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90471396">
                <text:p>0.990471396</text:p>
              </table:table-cell>
              <table:table-cell office:value-type="float" office:value="0.959584868">
                <text:p>0.959584868</text:p>
              </table:table-cell>
              <table:table-cell office:value-type="float" office:value="0.9626914665">
                <text:p>0.962691466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59584872">
                <text:p>0.959584872</text:p>
              </table:table-cell>
              <table:table-cell office:value-type="float" office:value="0.9596117811">
                <text:p>0.9596117811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59584872">
                <text:p>0.959584872</text:p>
              </table:table-cell>
              <table:table-cell office:value-type="float" office:value="0.9596117793">
                <text:p>0.959611779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535899306">
                <text:p>0.953589930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415402549">
                <text:p>0.941540254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7">
                <text:p>0.89936637</text:p>
              </table:table-cell>
              <table:table-cell office:value-type="float" office:value="0.9415402549">
                <text:p>0.941540254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7">
                <text:p>0.89936637</text:p>
              </table:table-cell>
              <table:table-cell office:value-type="float" office:value="0.9355154184">
                <text:p>0.935515418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535899377">
                <text:p>0.953589937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475650984">
                <text:p>0.947565098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41071115">
                <text:p>0.841071115</text:p>
              </table:table-cell>
              <table:table-cell office:value-type="float" office:value="0.9296858929">
                <text:p>0.92968589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41071115">
                <text:p>0.841071115</text:p>
              </table:table-cell>
              <table:table-cell office:value-type="float" office:value="0.9236610507">
                <text:p>0.923661050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475650897">
                <text:p>0.947565089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475650955">
                <text:p>0.947565095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959614781">
                <text:p>0.959614781</text:p>
              </table:table-cell>
              <table:table-cell office:value-type="float" office:value="0.899366356">
                <text:p>0.899366356</text:p>
              </table:table-cell>
              <table:table-cell office:value-type="float" office:value="0.9355154174">
                <text:p>0.935515417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959614781">
                <text:p>0.959614781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475650525">
                <text:p>0.947565052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230015483">
                <text:p>0.230015483</text:p>
              </table:table-cell>
              <table:table-cell office:value-type="float" office:value="0.8550060855">
                <text:p>0.85500608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230015254">
                <text:p>0.230015254</text:p>
              </table:table-cell>
              <table:table-cell office:value-type="float" office:value="0.8565305815">
                <text:p>0.85653058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294905338">
                <text:p>0.9294905338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204289075">
                <text:p>0.920428907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264049187">
                <text:p>0.92640491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339420713">
                <text:p>0.933942071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324175509">
                <text:p>0.932417550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899366384">
                <text:p>0.899366384</text:p>
              </table:table-cell>
              <table:table-cell office:value-type="float" office:value="0.9398936683">
                <text:p>0.939893668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2924644">
                <text:p>0.92924644</text:p>
              </table:table-cell>
              <table:table-cell office:value-type="float" office:value="0.9472381486">
                <text:p>0.9472381486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42472506">
                <text:p>0.942472506</text:p>
              </table:table-cell>
              <table:table-cell office:value-type="float" office:value="0.9516127616">
                <text:p>0.9516127616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42472506">
                <text:p>0.942472506</text:p>
              </table:table-cell>
              <table:table-cell office:value-type="float" office:value="0.953137282">
                <text:p>0.95313728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42472506">
                <text:p>0.942472506</text:p>
              </table:table-cell>
              <table:table-cell office:value-type="float" office:value="0.9483740141">
                <text:p>0.9483740141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42472506">
                <text:p>0.942472506</text:p>
              </table:table-cell>
              <table:table-cell office:value-type="float" office:value="0.9485637208">
                <text:p>0.948563720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42472506">
                <text:p>0.942472506</text:p>
              </table:table-cell>
              <table:table-cell office:value-type="float" office:value="0.9457043867">
                <text:p>0.945704386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959614777">
                <text:p>0.959614777</text:p>
              </table:table-cell>
              <table:table-cell office:value-type="float" office:value="0.940577346">
                <text:p>0.940577346</text:p>
              </table:table-cell>
              <table:table-cell office:value-type="float" office:value="0.9455149634">
                <text:p>0.94551496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03146">
                <text:p>0.944370314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01292">
                <text:p>0.944370129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4183273">
                <text:p>0.944418327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4655984">
                <text:p>0.944465598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5135185">
                <text:p>0.944513518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5608359">
                <text:p>0.944560835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5134257">
                <text:p>0.944513425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5134372">
                <text:p>0.944513437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4652276">
                <text:p>0.944465227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944844138">
                <text:p>0.944844138</text:p>
              </table:table-cell>
              <table:table-cell office:value-type="float" office:value="0.940577346">
                <text:p>0.940577346</text:p>
              </table:table-cell>
              <table:table-cell office:value-type="float" office:value="0.9440385484">
                <text:p>0.944038548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10562">
                <text:p>0.944371056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1427">
                <text:p>0.94437142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17978">
                <text:p>0.944371797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520976176">
                <text:p>0.520976176</text:p>
              </table:table-cell>
              <table:table-cell office:value-type="float" office:value="0.9020261561">
                <text:p>0.902026156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520976176">
                <text:p>0.520976176</text:p>
              </table:table-cell>
              <table:table-cell office:value-type="float" office:value="0.8596927476">
                <text:p>0.859692747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2476209">
                <text:p>0.942476209</text:p>
              </table:table-cell>
              <table:table-cell office:value-type="float" office:value="0.944183203">
                <text:p>0.94418320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73281">
                <text:p>0.94437328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73281">
                <text:p>0.94437328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4373281">
                <text:p>0.94437328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944373284">
                <text:p>0.944373284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39940578">
                <text:p>0.94399405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44373284">
                <text:p>0.944373284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39940581">
                <text:p>0.943994058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944373396">
                <text:p>0.944373396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32356226">
                <text:p>0.943235622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20979518">
                <text:p>0.942097951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944373396">
                <text:p>0.944373396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28563988">
                <text:p>0.942856398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520978932">
                <text:p>0.520978932</text:p>
              </table:table-cell>
              <table:table-cell office:value-type="float" office:value="0.9008961756">
                <text:p>0.900896175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24771635">
                <text:p>0.942477163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13409728">
                <text:p>0.941340972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17201963">
                <text:p>0.941720196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880942884">
                <text:p>0.880942884</text:p>
              </table:table-cell>
              <table:table-cell office:value-type="float" office:value="0.9353771566">
                <text:p>0.935377156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948173145">
                <text:p>0.948173145</text:p>
              </table:table-cell>
              <table:table-cell office:value-type="float" office:value="0.880942884">
                <text:p>0.880942884</text:p>
              </table:table-cell>
              <table:table-cell office:value-type="float" office:value="0.9357556632">
                <text:p>0.93575566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48173145">
                <text:p>0.948173145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17194794">
                <text:p>0.941719479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0581038">
                <text:p>0.940581038</text:p>
              </table:table-cell>
              <table:table-cell office:value-type="float" office:value="0.9409602687">
                <text:p>0.940960268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940581038">
                <text:p>0.940581038</text:p>
              </table:table-cell>
              <table:table-cell office:value-type="float" office:value="0.9413402336">
                <text:p>0.941340233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518163257">
                <text:p>0.518163257</text:p>
              </table:table-cell>
              <table:table-cell office:value-type="float" office:value="0.8987192312">
                <text:p>0.898719231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13409758">
                <text:p>0.941340975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21009056">
                <text:p>0.942100905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18156735">
                <text:p>0.941815673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1720218">
                <text:p>0.941720218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940581046">
                <text:p>0.940581046</text:p>
              </table:table-cell>
              <table:table-cell office:value-type="float" office:value="0.9417203802">
                <text:p>0.941720380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880950045">
                <text:p>0.880950045</text:p>
              </table:table-cell>
              <table:table-cell office:value-type="float" office:value="0.9365149929">
                <text:p>0.93651499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44380695">
                <text:p>0.944380695</text:p>
              </table:table-cell>
              <table:table-cell office:value-type="float" office:value="0.880944647">
                <text:p>0.880944647</text:p>
              </table:table-cell>
              <table:table-cell office:value-type="float" office:value="0.9365135205">
                <text:p>0.936513520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944380666">
                <text:p>0.944380666</text:p>
              </table:table-cell>
              <table:table-cell office:value-type="float" office:value="0.940579311">
                <text:p>0.940579311</text:p>
              </table:table-cell>
              <table:table-cell office:value-type="float" office:value="0.9428562222">
                <text:p>0.942856222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944373396">
                <text:p>0.944373396</text:p>
              </table:table-cell>
              <table:table-cell office:value-type="float" office:value="0.71704949">
                <text:p>0.71704949</text:p>
              </table:table-cell>
              <table:table-cell office:value-type="float" office:value="0.9197437253">
                <text:p>0.919743725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944373252">
                <text:p>0.944373252</text:p>
              </table:table-cell>
              <table:table-cell office:value-type="float" office:value="0.717049591">
                <text:p>0.717049591</text:p>
              </table:table-cell>
              <table:table-cell office:value-type="float" office:value="0.8970114808">
                <text:p>0.8970114808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944373252">
                <text:p>0.944373252</text:p>
              </table:table-cell>
              <table:table-cell office:value-type="float" office:value="0.717049591">
                <text:p>0.717049591</text:p>
              </table:table-cell>
              <table:table-cell office:value-type="float" office:value="0.8519266111">
                <text:p>0.851926611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944371427">
                <text:p>0.944371427</text:p>
              </table:table-cell>
              <table:table-cell office:value-type="float" office:value="0.717049591">
                <text:p>0.717049591</text:p>
              </table:table-cell>
              <table:table-cell office:value-type="float" office:value="0.8291943985">
                <text:p>0.829194398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713745515">
                <text:p>0.713745515</text:p>
              </table:table-cell>
              <table:table-cell office:value-type="float" office:value="0.8515960445">
                <text:p>0.851596044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713745515">
                <text:p>0.713745515</text:p>
              </table:table-cell>
              <table:table-cell office:value-type="float" office:value="0.8970606462">
                <text:p>0.897060646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0579167">
                <text:p>0.940579167</text:p>
              </table:table-cell>
              <table:table-cell office:value-type="float" office:value="0.9432343106">
                <text:p>0.9432343106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0579196">
                <text:p>0.940579196</text:p>
              </table:table-cell>
              <table:table-cell office:value-type="float" office:value="0.9436139044">
                <text:p>0.943613904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0579196">
                <text:p>0.940579196</text:p>
              </table:table-cell>
              <table:table-cell office:value-type="float" office:value="0.942476423">
                <text:p>0.94247642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0579196">
                <text:p>0.940579196</text:p>
              </table:table-cell>
              <table:table-cell office:value-type="float" office:value="0.9428556465">
                <text:p>0.942855646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971130668">
                <text:p>0.971130668</text:p>
              </table:table-cell>
              <table:table-cell office:value-type="float" office:value="0.940579196">
                <text:p>0.940579196</text:p>
              </table:table-cell>
              <table:table-cell office:value-type="float" office:value="0.945910422">
                <text:p>0.94591042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944373281">
                <text:p>0.944373281</text:p>
              </table:table-cell>
              <table:table-cell office:value-type="float" office:value="0.940579196">
                <text:p>0.940579196</text:p>
              </table:table-cell>
              <table:table-cell office:value-type="float" office:value="0.9436140918">
                <text:p>0.943614091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0577346">
                <text:p>0.940577346</text:p>
              </table:table-cell>
              <table:table-cell office:value-type="float" office:value="0.9439931276">
                <text:p>0.943993127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0577346">
                <text:p>0.940577346</text:p>
              </table:table-cell>
              <table:table-cell office:value-type="float" office:value="0.9439929399">
                <text:p>0.9439929399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0577346">
                <text:p>0.940577346</text:p>
              </table:table-cell>
              <table:table-cell office:value-type="float" office:value="0.9439916395">
                <text:p>0.943991639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59">
                <text:p>0.944369559</text:p>
              </table:table-cell>
              <table:table-cell office:value-type="float" office:value="0.9443712329">
                <text:p>0.944371232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59">
                <text:p>0.944369559</text:p>
              </table:table-cell>
              <table:table-cell office:value-type="float" office:value="0.9443717911">
                <text:p>0.944371791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59">
                <text:p>0.944369559</text:p>
              </table:table-cell>
              <table:table-cell office:value-type="float" office:value="0.9443729054">
                <text:p>0.944372905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884609461">
                <text:p>0.884609461</text:p>
              </table:table-cell>
              <table:table-cell office:value-type="float" office:value="0.9383963367">
                <text:p>0.938396336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11">
                <text:p>0.94436911</text:p>
              </table:table-cell>
              <table:table-cell office:value-type="float" office:value="0.9443711901">
                <text:p>0.944371190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11">
                <text:p>0.94436911</text:p>
              </table:table-cell>
              <table:table-cell office:value-type="float" office:value="0.9443717027">
                <text:p>0.944371702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3991">
                <text:p>0.94433991</text:p>
              </table:table-cell>
              <table:table-cell office:value-type="float" office:value="0.9443681347">
                <text:p>0.944368134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3991">
                <text:p>0.94433991</text:p>
              </table:table-cell>
              <table:table-cell office:value-type="float" office:value="0.9443676249">
                <text:p>0.944367624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3991">
                <text:p>0.94433991</text:p>
              </table:table-cell>
              <table:table-cell office:value-type="float" office:value="0.9443664181">
                <text:p>0.944366418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66">
                <text:p>0.944369566</text:p>
              </table:table-cell>
              <table:table-cell office:value-type="float" office:value="0.9443729026">
                <text:p>0.944372902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59">
                <text:p>0.944369559</text:p>
              </table:table-cell>
              <table:table-cell office:value-type="float" office:value="0.9443734594">
                <text:p>0.944373459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40183">
                <text:p>0.944374018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43883">
                <text:p>0.94437438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256497">
                <text:p>0.944256497</text:p>
              </table:table-cell>
              <table:table-cell office:value-type="float" office:value="0.9443625246">
                <text:p>0.944362524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256497">
                <text:p>0.944256497</text:p>
              </table:table-cell>
              <table:table-cell office:value-type="float" office:value="0.9443623392">
                <text:p>0.9443623392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256497">
                <text:p>0.944256497</text:p>
              </table:table-cell>
              <table:table-cell office:value-type="float" office:value="0.9443615992">
                <text:p>0.944361599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40162">
                <text:p>0.944374016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34615">
                <text:p>0.944373461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69573">
                <text:p>0.944369573</text:p>
              </table:table-cell>
              <table:table-cell office:value-type="float" office:value="0.9443740162">
                <text:p>0.9443740162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7">
                <text:p>0.94437512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98">
                <text:p>0.9443751298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312">
                <text:p>0.9443751312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84">
                <text:p>0.94437512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44389948">
                <text:p>0.944389948</text:p>
              </table:table-cell>
              <table:table-cell office:value-type="float" office:value="0.717052707">
                <text:p>0.717052707</text:p>
              </table:table-cell>
              <table:table-cell office:value-type="float" office:value="0.9216443699">
                <text:p>0.921644369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717052707">
                <text:p>0.717052707</text:p>
              </table:table-cell>
              <table:table-cell office:value-type="float" office:value="0.9216428843">
                <text:p>0.921642884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28">
                <text:p>0.944375122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14">
                <text:p>0.944375121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944375134">
                <text:p>0.9443751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14">
                <text:p>0.944375121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944376046">
                <text:p>0.944376046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214">
                <text:p>0.9443752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222585471">
                <text:p>0.222585471</text:p>
              </table:table-cell>
              <table:table-cell office:value-type="float" office:value="0.8721961551">
                <text:p>0.872196155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222585471">
                <text:p>0.222585471</text:p>
              </table:table-cell>
              <table:table-cell office:value-type="float" office:value="0.8000171902">
                <text:p>0.80001719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944389948">
                <text:p>0.944389948</text:p>
              </table:table-cell>
              <table:table-cell office:value-type="float" office:value="0.944371412">
                <text:p>0.944371412</text:p>
              </table:table-cell>
              <table:table-cell office:value-type="float" office:value="0.944376232">
                <text:p>0.94437623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945324371">
                <text:p>0.945324371</text:p>
              </table:table-cell>
              <table:table-cell office:value-type="float" office:value="0.944371412">
                <text:p>0.944371412</text:p>
              </table:table-cell>
              <table:table-cell office:value-type="float" office:value="0.9444704155">
                <text:p>0.9444704155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945324371">
                <text:p>0.945324371</text:p>
              </table:table-cell>
              <table:table-cell office:value-type="float" office:value="0.944371412">
                <text:p>0.944371412</text:p>
              </table:table-cell>
              <table:table-cell office:value-type="float" office:value="0.9444715275">
                <text:p>0.944471527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945324371">
                <text:p>0.945324371</text:p>
              </table:table-cell>
              <table:table-cell office:value-type="float" office:value="0.222583672">
                <text:p>0.222583672</text:p>
              </table:table-cell>
              <table:table-cell office:value-type="float" office:value="0.8722905291">
                <text:p>0.872290529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945320662">
                <text:p>0.945320662</text:p>
              </table:table-cell>
              <table:table-cell office:value-type="float" office:value="0.944371412">
                <text:p>0.944371412</text:p>
              </table:table-cell>
              <table:table-cell office:value-type="float" office:value="0.9444696738">
                <text:p>0.944469673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945320662">
                <text:p>0.945320662</text:p>
              </table:table-cell>
              <table:table-cell office:value-type="float" office:value="0.944371412">
                <text:p>0.944371412</text:p>
              </table:table-cell>
              <table:table-cell office:value-type="float" office:value="0.944469303">
                <text:p>0.94446930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45324371">
                <text:p>0.945324371</text:p>
              </table:table-cell>
              <table:table-cell office:value-type="float" office:value="0.717052707">
                <text:p>0.717052707</text:p>
              </table:table-cell>
              <table:table-cell office:value-type="float" office:value="0.9217378034">
                <text:p>0.9217378034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945324371">
                <text:p>0.945324371</text:p>
              </table:table-cell>
              <table:table-cell office:value-type="float" office:value="0.717049477">
                <text:p>0.717049477</text:p>
              </table:table-cell>
              <table:table-cell office:value-type="float" office:value="0.9217363684">
                <text:p>0.92173636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945324371">
                <text:p>0.945324371</text:p>
              </table:table-cell>
              <table:table-cell office:value-type="float" office:value="0.944371412">
                <text:p>0.944371412</text:p>
              </table:table-cell>
              <table:table-cell office:value-type="float" office:value="0.9444693035">
                <text:p>0.944469303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945324371">
                <text:p>0.945324371</text:p>
              </table:table-cell>
              <table:table-cell office:value-type="float" office:value="0.944371412">
                <text:p>0.944371412</text:p>
              </table:table-cell>
              <table:table-cell office:value-type="float" office:value="0.9444696743">
                <text:p>0.944469674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">
                <text:p>0.944375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315">
                <text:p>0.944375131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520980295">
                <text:p>0.520980295</text:p>
              </table:table-cell>
              <table:table-cell office:value-type="float" office:value="0.9020356375">
                <text:p>0.902035637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520980295">
                <text:p>0.520980295</text:p>
              </table:table-cell>
              <table:table-cell office:value-type="float" office:value="0.9020354521">
                <text:p>0.9020354521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520980295">
                <text:p>0.520980295</text:p>
              </table:table-cell>
              <table:table-cell office:value-type="float" office:value="0.9020354536">
                <text:p>0.9020354536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944375123">
                <text:p>0.944375123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203">
                <text:p>0.944375120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944382534">
                <text:p>0.944382534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8617">
                <text:p>0.944375861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43">
                <text:p>0.94437514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256497">
                <text:p>0.944256497</text:p>
              </table:table-cell>
              <table:table-cell office:value-type="float" office:value="0.9443633037">
                <text:p>0.944363303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89">
                <text:p>0.94437518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89">
                <text:p>0.9443751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66">
                <text:p>0.94437516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775">
                <text:p>0.944375177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89">
                <text:p>0.94437518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2005">
                <text:p>0.944375200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2005">
                <text:p>0.944375200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4375189">
                <text:p>0.94437518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58997025">
                <text:p>0.945899702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74242505">
                <text:p>0.947424250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5899737">
                <text:p>0.94589973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5899737">
                <text:p>0.9458997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512">
                <text:p>0.94437512</text:p>
              </table:table-cell>
              <table:table-cell office:value-type="float" office:value="0.9474717069">
                <text:p>0.947471706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959620368">
                <text:p>0.959620368</text:p>
              </table:table-cell>
              <table:table-cell office:value-type="float" office:value="0.944373266">
                <text:p>0.944373266</text:p>
              </table:table-cell>
              <table:table-cell office:value-type="float" office:value="0.9474715214">
                <text:p>0.947471521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3266">
                <text:p>0.944373266</text:p>
              </table:table-cell>
              <table:table-cell office:value-type="float" office:value="0.9459470083">
                <text:p>0.945947008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3266">
                <text:p>0.944373266</text:p>
              </table:table-cell>
              <table:table-cell office:value-type="float" office:value="0.9474238912">
                <text:p>0.9474238912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.959620485">
                <text:p>0.959620485</text:p>
              </table:table-cell>
              <table:table-cell office:value-type="float" office:value="0.944373266">
                <text:p>0.944373266</text:p>
              </table:table-cell>
              <table:table-cell office:value-type="float" office:value="0.9504731381">
                <text:p>0.9504731381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95985966">
                <text:p>0.95985966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505209794">
                <text:p>0.950520979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.95985966">
                <text:p>0.95985966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520694219">
                <text:p>0.9520694219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.959859664">
                <text:p>0.959859664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50539109">
                <text:p>0.95053910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.959859664">
                <text:p>0.959859664</text:p>
              </table:table-cell>
              <table:table-cell office:value-type="float" office:value="0.532497521">
                <text:p>0.532497521</text:p>
              </table:table-cell>
              <table:table-cell office:value-type="float" office:value="0.9062544526">
                <text:p>0.9062544526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.95985966">
                <text:p>0.95985966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7442224">
                <text:p>0.94744222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5985966">
                <text:p>0.95985966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505088415">
                <text:p>0.950508841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.959560696">
                <text:p>0.959560696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474115858">
                <text:p>0.9474115858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.959560696">
                <text:p>0.959560696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485478681">
                <text:p>0.948547868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.959560696">
                <text:p>0.959560696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470289513">
                <text:p>0.947028951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443744936">
                <text:p>0.944374493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443744936">
                <text:p>0.944374493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443748643">
                <text:p>0.9443748643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1528">
                <text:p>0.944371528</text:p>
              </table:table-cell>
              <table:table-cell office:value-type="float" office:value="0.9443748643">
                <text:p>0.944374864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35">
                <text:p>0.9443752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.945561875">
                <text:p>0.94556187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612563">
                <text:p>0.944612563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.945561875">
                <text:p>0.94556187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968555">
                <text:p>0.94496855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.945561875">
                <text:p>0.945561875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849891">
                <text:p>0.94484989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.945561875">
                <text:p>0.945561875</text:p>
              </table:table-cell>
              <table:table-cell office:value-type="float" office:value="0.944256612">
                <text:p>0.944256612</text:p>
              </table:table-cell>
              <table:table-cell office:value-type="float" office:value="0.9446007007">
                <text:p>0.9446007007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.945561875">
                <text:p>0.945561875</text:p>
              </table:table-cell>
              <table:table-cell office:value-type="float" office:value="0.944256612">
                <text:p>0.944256612</text:p>
              </table:table-cell>
              <table:table-cell office:value-type="float" office:value="0.9444701737">
                <text:p>0.944470173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826696778">
                <text:p>0.826696778</text:p>
              </table:table-cell>
              <table:table-cell office:value-type="float" office:value="0.9325955242">
                <text:p>0.932595524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256612">
                <text:p>0.944256612</text:p>
              </table:table-cell>
              <table:table-cell office:value-type="float" office:value="0.944351509">
                <text:p>0.94435150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256605">
                <text:p>0.944256605</text:p>
              </table:table-cell>
              <table:table-cell office:value-type="float" office:value="0.9443515069">
                <text:p>0.9443515069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256612">
                <text:p>0.944256612</text:p>
              </table:table-cell>
              <table:table-cell office:value-type="float" office:value="0.9443633678">
                <text:p>0.944363367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28">
                <text:p>0.944375228</text:p>
              </table:table-cell>
              <table:table-cell office:value-type="float" office:value="0.9443752294">
                <text:p>0.944375229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826807772">
                <text:p>0.826807772</text:p>
              </table:table-cell>
              <table:table-cell office:value-type="float" office:value="0.9326184831">
                <text:p>0.932618483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944375235">
                <text:p>0.944375235</text:p>
              </table:table-cell>
              <table:table-cell office:value-type="float" office:value="0.944375228">
                <text:p>0.944375228</text:p>
              </table:table-cell>
              <table:table-cell office:value-type="float" office:value="0.9443752287">
                <text:p>0.944375228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.974987797">
                <text:p>0.974987797</text:p>
              </table:table-cell>
              <table:table-cell office:value-type="float" office:value="0.944375228">
                <text:p>0.944375228</text:p>
              </table:table-cell>
              <table:table-cell office:value-type="float" office:value="0.947436487">
                <text:p>0.94743648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.974987797">
                <text:p>0.974987797</text:p>
              </table:table-cell>
              <table:table-cell office:value-type="float" office:value="0.944375228">
                <text:p>0.944375228</text:p>
              </table:table-cell>
              <table:table-cell office:value-type="float" office:value="0.9474364849">
                <text:p>0.947436484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.974987797">
                <text:p>0.974987797</text:p>
              </table:table-cell>
              <table:table-cell office:value-type="float" office:value="0.944375228">
                <text:p>0.944375228</text:p>
              </table:table-cell>
              <table:table-cell office:value-type="float" office:value="0.9474364849">
                <text:p>0.947436484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74987797">
                <text:p>0.974987797</text:p>
              </table:table-cell>
              <table:table-cell office:value-type="float" office:value="0.944375228">
                <text:p>0.944375228</text:p>
              </table:table-cell>
              <table:table-cell office:value-type="float" office:value="0.9474839415">
                <text:p>0.9474839415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222585524">
                <text:p>0.222585524</text:p>
              </table:table-cell>
              <table:table-cell office:value-type="float" office:value="0.8722911708">
                <text:p>0.872291170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.94532448">
                <text:p>0.94532448</text:p>
              </table:table-cell>
              <table:table-cell office:value-type="float" office:value="0.222585524">
                <text:p>0.222585524</text:p>
              </table:table-cell>
              <table:table-cell office:value-type="float" office:value="0.8002545822">
                <text:p>0.800254582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222585524">
                <text:p>0.222585524</text:p>
              </table:table-cell>
              <table:table-cell office:value-type="float" office:value="0.8043896835">
                <text:p>0.804389683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717879984">
                <text:p>0.717879984</text:p>
              </table:table-cell>
              <table:table-cell office:value-type="float" office:value="0.8991699803">
                <text:p>0.8991699803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717879984">
                <text:p>0.717879984</text:p>
              </table:table-cell>
              <table:table-cell office:value-type="float" office:value="0.899122153">
                <text:p>0.899122153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717876751">
                <text:p>0.717876751</text:p>
              </table:table-cell>
              <table:table-cell office:value-type="float" office:value="0.8765212447">
                <text:p>0.8765212447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.959620477">
                <text:p>0.959620477</text:p>
              </table:table-cell>
              <table:table-cell office:value-type="float" office:value="0.717879984">
                <text:p>0.717879984</text:p>
              </table:table-cell>
              <table:table-cell office:value-type="float" office:value="0.9234400549">
                <text:p>0.923440054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959620477">
                <text:p>0.959620477</text:p>
              </table:table-cell>
              <table:table-cell office:value-type="float" office:value="0.717052802">
                <text:p>0.717052802</text:p>
              </table:table-cell>
              <table:table-cell office:value-type="float" office:value="0.9235471751">
                <text:p>0.923547175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959620477">
                <text:p>0.959620477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78988678">
                <text:p>0.94789886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59620477">
                <text:p>0.959620477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93759361">
                <text:p>0.949375936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.955797721">
                <text:p>0.955797721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59920553">
                <text:p>0.945992055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.955797721">
                <text:p>0.955797721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70393794">
                <text:p>0.9470393794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.955797721">
                <text:p>0.955797721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59445867">
                <text:p>0.945944586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.955797721">
                <text:p>0.955797721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59445867">
                <text:p>0.945944586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66">
                <text:p>0.944849766</text:p>
              </table:table-cell>
              <table:table-cell office:value-type="float" office:value="0.9448497912">
                <text:p>0.944849791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.944849809">
                <text:p>0.944849809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55">
                <text:p>0.944849795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717466333">
                <text:p>0.717466333</text:p>
              </table:table-cell>
              <table:table-cell office:value-type="float" office:value="0.9103516499">
                <text:p>0.910351649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27251814">
                <text:p>0.827251814</text:p>
              </table:table-cell>
              <table:table-cell office:value-type="float" office:value="0.933089996">
                <text:p>0.93308999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388722388">
                <text:p>0.938872238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269171291">
                <text:p>0.9269171291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45531">
                <text:p>0.885045531</text:p>
              </table:table-cell>
              <table:table-cell office:value-type="float" office:value="0.9269142573">
                <text:p>0.926914257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45531">
                <text:p>0.885045531</text:p>
              </table:table-cell>
              <table:table-cell office:value-type="float" office:value="0.9328889414">
                <text:p>0.93288894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45531">
                <text:p>0.885045531</text:p>
              </table:table-cell>
              <table:table-cell office:value-type="float" office:value="0.9328888462">
                <text:p>0.9328888462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328917173">
                <text:p>0.9328917173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269141621">
                <text:p>0.926914162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269141621">
                <text:p>0.9269141621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328917173">
                <text:p>0.932891717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388692725">
                <text:p>0.938869272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960098858">
                <text:p>0.960098858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403912126">
                <text:p>0.940391212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960098858">
                <text:p>0.960098858</text:p>
              </table:table-cell>
              <table:table-cell office:value-type="float" office:value="0.944820131">
                <text:p>0.944820131</text:p>
              </table:table-cell>
              <table:table-cell office:value-type="float" office:value="0.9463687678">
                <text:p>0.9463687678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960098858">
                <text:p>0.96009885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63747004">
                <text:p>0.946374700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960098858">
                <text:p>0.96009885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63747004">
                <text:p>0.9463747004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.960098858">
                <text:p>0.960098858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403971452">
                <text:p>0.940397145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.960098858">
                <text:p>0.960098858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284420291">
                <text:p>0.928442029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269172181">
                <text:p>0.9269172181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885074242">
                <text:p>0.885074242</text:p>
              </table:table-cell>
              <table:table-cell office:value-type="float" office:value="0.9388722388">
                <text:p>0.938872238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4849794">
                <text:p>0.944849794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56107214">
                <text:p>0.945610721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63716488">
                <text:p>0.946371648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63716488">
                <text:p>0.9463716488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6086">
                <text:p>0.944846086</text:p>
              </table:table-cell>
              <table:table-cell office:value-type="float" office:value="0.9456103506">
                <text:p>0.945610350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6086">
                <text:p>0.944846086</text:p>
              </table:table-cell>
              <table:table-cell office:value-type="float" office:value="0.946371278">
                <text:p>0.94637127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78935036">
                <text:p>0.947893503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78935036">
                <text:p>0.947893503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94153585">
                <text:p>0.9494153585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94153584">
                <text:p>0.949415358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944849794">
                <text:p>0.944849794</text:p>
              </table:table-cell>
              <table:table-cell office:value-type="float" office:value="0.9486544311">
                <text:p>0.9486544311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827251814">
                <text:p>0.827251814</text:p>
              </table:table-cell>
              <table:table-cell office:value-type="float" office:value="0.9391772295">
                <text:p>0.939177229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827251814">
                <text:p>0.827251814</text:p>
              </table:table-cell>
              <table:table-cell office:value-type="float" office:value="0.939938157">
                <text:p>0.939938157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827251814">
                <text:p>0.827251814</text:p>
              </table:table-cell>
              <table:table-cell office:value-type="float" office:value="0.914847704">
                <text:p>0.91484770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827251816">
                <text:p>0.827251816</text:p>
              </table:table-cell>
              <table:table-cell office:value-type="float" office:value="0.9281291591">
                <text:p>0.9281291591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827251816">
                <text:p>0.827251816</text:p>
              </table:table-cell>
              <table:table-cell office:value-type="float" office:value="0.9273682436">
                <text:p>0.9273682436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.952459069">
                <text:p>0.952459069</text:p>
              </table:table-cell>
              <table:table-cell office:value-type="float" office:value="0.944849796">
                <text:p>0.944849796</text:p>
              </table:table-cell>
              <table:table-cell office:value-type="float" office:value="0.9509299039">
                <text:p>0.9509299039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38">
                <text:p>0.944849738</text:p>
              </table:table-cell>
              <table:table-cell office:value-type="float" office:value="0.9503595002">
                <text:p>0.95035950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38">
                <text:p>0.944849738</text:p>
              </table:table-cell>
              <table:table-cell office:value-type="float" office:value="0.9513109454">
                <text:p>0.9513109454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38">
                <text:p>0.944849738</text:p>
              </table:table-cell>
              <table:table-cell office:value-type="float" office:value="0.9513049945">
                <text:p>0.9513049945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4849738">
                <text:p>0.944849738</text:p>
              </table:table-cell>
              <table:table-cell office:value-type="float" office:value="0.9511040468">
                <text:p>0.951104046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2952188">
                <text:p>0.942952188</text:p>
              </table:table-cell>
              <table:table-cell office:value-type="float" office:value="0.9495928006">
                <text:p>0.9495928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952459068">
                <text:p>0.952459068</text:p>
              </table:table-cell>
              <table:table-cell office:value-type="float" office:value="0.942952188">
                <text:p>0.942952188</text:p>
              </table:table-cell>
              <table:table-cell office:value-type="float" office:value="0.9499740279">
                <text:p>0.949974027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952399504">
                <text:p>0.952399504</text:p>
              </table:table-cell>
              <table:table-cell office:value-type="float" office:value="0.942952188">
                <text:p>0.942952188</text:p>
              </table:table-cell>
              <table:table-cell office:value-type="float" office:value="0.9499561587">
                <text:p>0.949956158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952459011">
                <text:p>0.952459011</text:p>
              </table:table-cell>
              <table:table-cell office:value-type="float" office:value="0.942952188">
                <text:p>0.942952188</text:p>
              </table:table-cell>
              <table:table-cell office:value-type="float" office:value="0.9495870417">
                <text:p>0.949587041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96584867">
                <text:p>0.96584867</text:p>
              </table:table-cell>
              <table:table-cell office:value-type="float" office:value="0.950494384">
                <text:p>0.950494384</text:p>
              </table:table-cell>
              <table:table-cell office:value-type="float" office:value="0.9524524735">
                <text:p>0.952452473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.965848731">
                <text:p>0.965848731</text:p>
              </table:table-cell>
              <table:table-cell office:value-type="float" office:value="0.950494384">
                <text:p>0.950494384</text:p>
              </table:table-cell>
              <table:table-cell office:value-type="float" office:value="0.9536068781">
                <text:p>0.9536068781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.965848731">
                <text:p>0.965848731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66718026">
                <text:p>0.956671802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965848731">
                <text:p>0.965848731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67670381">
                <text:p>0.9567670381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.965848731">
                <text:p>0.965848731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53327893">
                <text:p>0.9553327893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.965848731">
                <text:p>0.965848731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51423016">
                <text:p>0.955142301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.965848731">
                <text:p>0.965848731</text:p>
              </table:table-cell>
              <table:table-cell office:value-type="float" office:value="0.890595232">
                <text:p>0.890595232</text:p>
              </table:table-cell>
              <table:table-cell office:value-type="float" office:value="0.9506759256">
                <text:p>0.950675925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.965848672">
                <text:p>0.965848672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51422898">
                <text:p>0.9551422898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38048496">
                <text:p>0.9538048496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89694272">
                <text:p>0.958969427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965848672">
                <text:p>0.965848672</text:p>
              </table:table-cell>
              <table:table-cell office:value-type="float" office:value="0.737455968">
                <text:p>0.737455968</text:p>
              </table:table-cell>
              <table:table-cell office:value-type="float" office:value="0.9307735296">
                <text:p>0.9307735296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965848672">
                <text:p>0.965848672</text:p>
              </table:table-cell>
              <table:table-cell office:value-type="float" office:value="0.737455968">
                <text:p>0.737455968</text:p>
              </table:table-cell>
              <table:table-cell office:value-type="float" office:value="0.8668441704">
                <text:p>0.866844170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737455968">
                <text:p>0.737455968</text:p>
              </table:table-cell>
              <table:table-cell office:value-type="float" office:value="0.8440049">
                <text:p>0.844004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952459011">
                <text:p>0.952459011</text:p>
              </table:table-cell>
              <table:table-cell office:value-type="float" office:value="0.735779722">
                <text:p>0.735779722</text:p>
              </table:table-cell>
              <table:table-cell office:value-type="float" office:value="0.8440277933">
                <text:p>0.8440277933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4098995">
                <text:p>0.724098995</text:p>
              </table:table-cell>
              <table:table-cell office:value-type="float" office:value="0.8229133196">
                <text:p>0.822913319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8446104623">
                <text:p>0.8446104623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8444443532">
                <text:p>0.8444443532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8454057166">
                <text:p>0.845405716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8887669262">
                <text:p>0.8887669262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9093165482">
                <text:p>0.909316548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.968730044">
                <text:p>0.968730044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906949477">
                <text:p>0.90694947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8368631969">
                <text:p>0.836863196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2437956">
                <text:p>0.722437956</text:p>
              </table:table-cell>
              <table:table-cell office:value-type="float" office:value="0.8818923116">
                <text:p>0.881892311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4098995">
                <text:p>0.724098995</text:p>
              </table:table-cell>
              <table:table-cell office:value-type="float" office:value="0.8853002721">
                <text:p>0.8853002721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4098995">
                <text:p>0.724098995</text:p>
              </table:table-cell>
              <table:table-cell office:value-type="float" office:value="0.8860604371">
                <text:p>0.8860604371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724098995">
                <text:p>0.724098995</text:p>
              </table:table-cell>
              <table:table-cell office:value-type="float" office:value="0.9087074079">
                <text:p>0.908707407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967770048">
                <text:p>0.967770048</text:p>
              </table:table-cell>
              <table:table-cell office:value-type="float" office:value="0.724098995">
                <text:p>0.724098995</text:p>
              </table:table-cell>
              <table:table-cell office:value-type="float" office:value="0.9313559608">
                <text:p>0.9313559608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967770048">
                <text:p>0.967770048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57260415">
                <text:p>0.955726041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40014056">
                <text:p>0.9540014056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24717481">
                <text:p>0.952471748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541930545">
                <text:p>0.954193054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233072672">
                <text:p>0.233072672</text:p>
              </table:table-cell>
              <table:table-cell office:value-type="float" office:value="0.8854905065">
                <text:p>0.885490506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225597576">
                <text:p>0.225597576</text:p>
              </table:table-cell>
              <table:table-cell office:value-type="float" office:value="0.8849363535">
                <text:p>0.884936353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967782252">
                <text:p>0.967782252</text:p>
              </table:table-cell>
              <table:table-cell office:value-type="float" office:value="0.225597576">
                <text:p>0.225597576</text:p>
              </table:table-cell>
              <table:table-cell office:value-type="float" office:value="0.8881857041">
                <text:p>0.888185704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.967784121">
                <text:p>0.967784121</text:p>
              </table:table-cell>
              <table:table-cell office:value-type="float" office:value="0.950551972">
                <text:p>0.950551972</text:p>
              </table:table-cell>
              <table:table-cell office:value-type="float" office:value="0.9610679373">
                <text:p>0.961067937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950553832">
                <text:p>0.950553832</text:p>
              </table:table-cell>
              <table:table-cell office:value-type="float" office:value="0.9641163725">
                <text:p>0.964116372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965861793">
                <text:p>0.965861793</text:p>
              </table:table-cell>
              <table:table-cell office:value-type="float" office:value="0.9675083927">
                <text:p>0.9675083927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965861793">
                <text:p>0.965861793</text:p>
              </table:table-cell>
              <table:table-cell office:value-type="float" office:value="0.9674889732">
                <text:p>0.967488973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.967782245">
                <text:p>0.967782245</text:p>
              </table:table-cell>
              <table:table-cell office:value-type="float" office:value="0.959978261">
                <text:p>0.959978261</text:p>
              </table:table-cell>
              <table:table-cell office:value-type="float" office:value="0.9665359625">
                <text:p>0.966535962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959977327">
                <text:p>0.959977327</text:p>
              </table:table-cell>
              <table:table-cell office:value-type="float" office:value="0.9665299455">
                <text:p>0.966529945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.96776911">
                <text:p>0.96776911</text:p>
              </table:table-cell>
              <table:table-cell office:value-type="float" office:value="0.965861793">
                <text:p>0.965861793</text:p>
              </table:table-cell>
              <table:table-cell office:value-type="float" office:value="0.9671153901">
                <text:p>0.967115390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.967648089">
                <text:p>0.967648089</text:p>
              </table:table-cell>
              <table:table-cell office:value-type="float" office:value="0.848718589">
                <text:p>0.848718589</text:p>
              </table:table-cell>
              <table:table-cell office:value-type="float" office:value="0.9550152134">
                <text:p>0.9550152134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.967648089">
                <text:p>0.967648089</text:p>
              </table:table-cell>
              <table:table-cell office:value-type="float" office:value="0.737350325">
                <text:p>0.737350325</text:p>
              </table:table-cell>
              <table:table-cell office:value-type="float" office:value="0.9433515277">
                <text:p>0.943351527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67782479">
                <text:p>0.967782479</text:p>
              </table:table-cell>
              <table:table-cell office:value-type="float" office:value="0.737350325">
                <text:p>0.737350325</text:p>
              </table:table-cell>
              <table:table-cell office:value-type="float" office:value="0.9431729348">
                <text:p>0.943172934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.965861793">
                <text:p>0.965861793</text:p>
              </table:table-cell>
              <table:table-cell office:value-type="float" office:value="0.737467639">
                <text:p>0.737467639</text:p>
              </table:table-cell>
              <table:table-cell office:value-type="float" office:value="0.9430089752">
                <text:p>0.943008975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.965862028">
                <text:p>0.965862028</text:p>
              </table:table-cell>
              <table:table-cell office:value-type="float" office:value="0.737467432">
                <text:p>0.737467432</text:p>
              </table:table-cell>
              <table:table-cell office:value-type="float" office:value="0.9430089779">
                <text:p>0.9430089779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965862028">
                <text:p>0.965862028</text:p>
              </table:table-cell>
              <table:table-cell office:value-type="float" office:value="0.905414437">
                <text:p>0.905414437</text:p>
              </table:table-cell>
              <table:table-cell office:value-type="float" office:value="0.9598036782">
                <text:p>0.959803678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965869292">
                <text:p>0.965869292</text:p>
              </table:table-cell>
              <table:table-cell office:value-type="float" office:value="0.965861792">
                <text:p>0.965861792</text:p>
              </table:table-cell>
              <table:table-cell office:value-type="float" office:value="0.9658625658">
                <text:p>0.9658625658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.965869292">
                <text:p>0.965869292</text:p>
              </table:table-cell>
              <table:table-cell office:value-type="float" office:value="0.536970452">
                <text:p>0.536970452</text:p>
              </table:table-cell>
              <table:table-cell office:value-type="float" office:value="0.922974182">
                <text:p>0.92297418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.965869292">
                <text:p>0.965869292</text:p>
              </table:table-cell>
              <table:table-cell office:value-type="float" office:value="0.536970454">
                <text:p>0.536970454</text:p>
              </table:table-cell>
              <table:table-cell office:value-type="float" office:value="0.9229734087">
                <text:p>0.922973408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5861792">
                <text:p>0.965861792</text:p>
              </table:table-cell>
              <table:table-cell office:value-type="float" office:value="0.9659585414">
                <text:p>0.9659585414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5861792">
                <text:p>0.965861792</text:p>
              </table:table-cell>
              <table:table-cell office:value-type="float" office:value="0.9659585415">
                <text:p>0.965958541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.966821779">
                <text:p>0.966821779</text:p>
              </table:table-cell>
              <table:table-cell office:value-type="float" office:value="0.965861792">
                <text:p>0.965861792</text:p>
              </table:table-cell>
              <table:table-cell office:value-type="float" office:value="0.9659592912">
                <text:p>0.965959291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58199061">
                <text:p>0.958199061</text:p>
              </table:table-cell>
              <table:table-cell office:value-type="float" office:value="0.9652890167">
                <text:p>0.965289016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846920209">
                <text:p>0.846920209</text:p>
              </table:table-cell>
              <table:table-cell office:value-type="float" office:value="0.9535861065">
                <text:p>0.953586106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59155235">
                <text:p>0.959155235</text:p>
              </table:table-cell>
              <table:table-cell office:value-type="float" office:value="0.9655766324">
                <text:p>0.9655766324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5861793">
                <text:p>0.965861793</text:p>
              </table:table-cell>
              <table:table-cell office:value-type="float" office:value="0.9663440249">
                <text:p>0.9663440249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5861793">
                <text:p>0.965861793</text:p>
              </table:table-cell>
              <table:table-cell office:value-type="float" office:value="0.9666312598">
                <text:p>0.9666312598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5869292">
                <text:p>0.965869292</text:p>
              </table:table-cell>
              <table:table-cell office:value-type="float" office:value="0.9667287706">
                <text:p>0.9667287706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6821663">
                <text:p>0.966821663</text:p>
              </table:table-cell>
              <table:table-cell office:value-type="float" office:value="0.9668232694">
                <text:p>0.966823269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247814">
                <text:p>0.9668247814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232812">
                <text:p>0.966823281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23355082">
                <text:p>0.23355082</text:p>
              </table:table-cell>
              <table:table-cell office:value-type="float" office:value="0.8934969352">
                <text:p>0.893496935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968743185">
                <text:p>0.968743185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70169218">
                <text:p>0.9670169218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255315">
                <text:p>0.966825531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240313">
                <text:p>0.966824031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232811">
                <text:p>0.9668232811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.966829282">
                <text:p>0.966829282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209838">
                <text:p>0.9668209838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201868">
                <text:p>0.966820186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.966822718">
                <text:p>0.966822718</text:p>
              </table:table-cell>
              <table:table-cell office:value-type="float" office:value="0.966810059">
                <text:p>0.966810059</text:p>
              </table:table-cell>
              <table:table-cell office:value-type="float" office:value="0.9668191552">
                <text:p>0.9668191552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.967061852">
                <text:p>0.967061852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428341">
                <text:p>0.966842834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.967061852">
                <text:p>0.967061852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42881">
                <text:p>0.96684288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.967061852">
                <text:p>0.967061852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653877">
                <text:p>0.966865387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67061852">
                <text:p>0.967061852</text:p>
              </table:table-cell>
              <table:table-cell office:value-type="float" office:value="0.966810528">
                <text:p>0.966810528</text:p>
              </table:table-cell>
              <table:table-cell office:value-type="float" office:value="0.966840349">
                <text:p>0.96684034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.967065603">
                <text:p>0.967065603</text:p>
              </table:table-cell>
              <table:table-cell office:value-type="float" office:value="0.966806777">
                <text:p>0.966806777</text:p>
              </table:table-cell>
              <table:table-cell office:value-type="float" office:value="0.9668650125">
                <text:p>0.966865012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966994329">
                <text:p>0.966994329</text:p>
              </table:table-cell>
              <table:table-cell office:value-type="float" office:value="0.966814162">
                <text:p>0.966814162</text:p>
              </table:table-cell>
              <table:table-cell office:value-type="float" office:value="0.9668457758">
                <text:p>0.9668457758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.997968429">
                <text:p>0.997968429</text:p>
              </table:table-cell>
              <table:table-cell office:value-type="float" office:value="0.966814162">
                <text:p>0.966814162</text:p>
              </table:table-cell>
              <table:table-cell office:value-type="float" office:value="0.9699484258">
                <text:p>0.9699484258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.966994329">
                <text:p>0.966994329</text:p>
              </table:table-cell>
              <table:table-cell office:value-type="float" office:value="0.963156899">
                <text:p>0.963156899</text:p>
              </table:table-cell>
              <table:table-cell office:value-type="float" office:value="0.9664668977">
                <text:p>0.9664668977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3156899">
                <text:p>0.963156899</text:p>
              </table:table-cell>
              <table:table-cell office:value-type="float" office:value="0.9664496429">
                <text:p>0.9664496429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3156899">
                <text:p>0.963156899</text:p>
              </table:table-cell>
              <table:table-cell office:value-type="float" office:value="0.9660850521">
                <text:p>0.966085052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736622492">
                <text:p>0.736622492</text:p>
              </table:table-cell>
              <table:table-cell office:value-type="float" office:value="0.9436983518">
                <text:p>0.9436983518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5854295">
                <text:p>0.965854295</text:p>
              </table:table-cell>
              <table:table-cell office:value-type="float" office:value="0.9666207702">
                <text:p>0.966620770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5854295">
                <text:p>0.965854295</text:p>
              </table:table-cell>
              <table:table-cell office:value-type="float" office:value="0.9667197459">
                <text:p>0.9667197459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14162">
                <text:p>0.966814162</text:p>
              </table:table-cell>
              <table:table-cell office:value-type="float" office:value="0.9668172564">
                <text:p>0.966817256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803">
                <text:p>0.9668180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57794">
                <text:p>0.9668157794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670241">
                <text:p>0.966767024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677743">
                <text:p>0.9667677743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130177">
                <text:p>0.9667130177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.966821781">
                <text:p>0.966821781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610228">
                <text:p>0.966761022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6642624">
                <text:p>0.966664262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6642624">
                <text:p>0.966664262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2977206">
                <text:p>0.962977206</text:p>
              </table:table-cell>
              <table:table-cell office:value-type="float" office:value="0.9663285602">
                <text:p>0.96632856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2977206">
                <text:p>0.962977206</text:p>
              </table:table-cell>
              <table:table-cell office:value-type="float" office:value="0.9663826604">
                <text:p>0.9663826604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2977206">
                <text:p>0.962977206</text:p>
              </table:table-cell>
              <table:table-cell office:value-type="float" office:value="0.9656152341">
                <text:p>0.9656152341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2977089">
                <text:p>0.962977089</text:p>
              </table:table-cell>
              <table:table-cell office:value-type="float" office:value="0.9656152222">
                <text:p>0.9656152222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2977089">
                <text:p>0.962977089</text:p>
              </table:table-cell>
              <table:table-cell office:value-type="float" office:value="0.9648478895">
                <text:p>0.9648478895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2977089">
                <text:p>0.962977089</text:p>
              </table:table-cell>
              <table:table-cell office:value-type="float" office:value="0.964895918">
                <text:p>0.964895918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2977206">
                <text:p>0.962977206</text:p>
              </table:table-cell>
              <table:table-cell office:value-type="float" office:value="0.9664306655">
                <text:p>0.9664306655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233547133">
                <text:p>0.233547133</text:p>
              </table:table-cell>
              <table:table-cell office:value-type="float" office:value="0.893487752">
                <text:p>0.893487752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3728">
                <text:p>0.966814372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966814294">
                <text:p>0.966814294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82">
                <text:p>0.966814282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06777">
                <text:p>0.966806777</text:p>
              </table:table-cell>
              <table:table-cell office:value-type="float" office:value="0.9668135288">
                <text:p>0.96681352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06777">
                <text:p>0.966806777</text:p>
              </table:table-cell>
              <table:table-cell office:value-type="float" office:value="0.9668135288">
                <text:p>0.966813528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694255">
                <text:p>0.966694255</text:p>
              </table:table-cell>
              <table:table-cell office:value-type="float" office:value="0.9668022766">
                <text:p>0.9668022766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4666">
                <text:p>0.9668144666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4666">
                <text:p>0.9668144666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6542">
                <text:p>0.966814654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70069786">
                <text:p>0.9670069786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9326">
                <text:p>0.96681493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8388">
                <text:p>0.9668148388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8388">
                <text:p>0.9668148388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9326">
                <text:p>0.9668149326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50264">
                <text:p>0.9668150264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.966815224">
                <text:p>0.966815224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50271">
                <text:p>0.9668150271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78521">
                <text:p>0.96678521</text:p>
              </table:table-cell>
              <table:table-cell office:value-type="float" office:value="0.9668119349">
                <text:p>0.9668119349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6542">
                <text:p>0.9668146542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4666">
                <text:p>0.9668144666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4666">
                <text:p>0.9668144666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4666">
                <text:p>0.9668144666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665553">
                <text:p>0.9667665553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634608">
                <text:p>0.966763460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664615">
                <text:p>0.966766461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334228">
                <text:p>0.966334228</text:p>
              </table:table-cell>
              <table:table-cell office:value-type="float" office:value="0.9667664615">
                <text:p>0.9667664615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4666">
                <text:p>0.9668144666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5854295">
                <text:p>0.965854295</text:p>
              </table:table-cell>
              <table:table-cell office:value-type="float" office:value="0.9667183744">
                <text:p>0.9667183744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.997785518">
                <text:p>0.997785518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99114029">
                <text:p>0.9699114029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.997785518">
                <text:p>0.997785518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99114029">
                <text:p>0.969911402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6814279">
                <text:p>0.966814279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70064187">
                <text:p>0.967006418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71985818">
                <text:p>0.9671985818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75828612">
                <text:p>0.967582861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.968735911">
                <text:p>0.968735911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75829785">
                <text:p>0.9675829785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79670234">
                <text:p>0.9679670234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6814279">
                <text:p>0.966814279</text:p>
              </table:table-cell>
              <table:table-cell office:value-type="float" office:value="0.9681590693">
                <text:p>0.968159069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849611023">
                <text:p>0.849611023</text:p>
              </table:table-cell>
              <table:table-cell office:value-type="float" office:value="0.9566309772">
                <text:p>0.956630977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849611023">
                <text:p>0.849611023</text:p>
              </table:table-cell>
              <table:table-cell office:value-type="float" office:value="0.9564269289">
                <text:p>0.9564269289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5676">
                <text:p>0.968735676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849611463">
                <text:p>0.849611463</text:p>
              </table:table-cell>
              <table:table-cell office:value-type="float" office:value="0.9568232547">
                <text:p>0.9568232547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5676">
                <text:p>0.96873567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5676">
                <text:p>0.968735676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615533">
                <text:p>0.968615533</text:p>
              </table:table-cell>
              <table:table-cell office:value-type="float" office:value="0.9687237556">
                <text:p>0.9687237556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53418835">
                <text:p>0.953418835</text:p>
              </table:table-cell>
              <table:table-cell office:value-type="float" office:value="0.9671920715">
                <text:p>0.9671920715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615533">
                <text:p>0.968615533</text:p>
              </table:table-cell>
              <table:table-cell office:value-type="float" office:value="0.9687117413">
                <text:p>0.968711741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59577">
                <text:p>0.9687359577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60516">
                <text:p>0.9687360516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62394">
                <text:p>0.968736239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64272">
                <text:p>0.968736427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5676">
                <text:p>0.968735676</text:p>
              </table:table-cell>
              <table:table-cell office:value-type="float" office:value="0.9687365211">
                <text:p>0.9687365211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208">
                <text:p>0.9687366208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208">
                <text:p>0.9687366208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15">
                <text:p>0.968736615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85444752">
                <text:p>0.968544475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6815217">
                <text:p>0.966815217</text:p>
              </table:table-cell>
              <table:table-cell office:value-type="float" office:value="0.968544475">
                <text:p>0.96854447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06578">
                <text:p>0.968706578</text:p>
              </table:table-cell>
              <table:table-cell office:value-type="float" office:value="0.9687336113">
                <text:p>0.9687336113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06578">
                <text:p>0.968706578</text:p>
              </table:table-cell>
              <table:table-cell office:value-type="float" office:value="0.9687306076">
                <text:p>0.9687306076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36615">
                <text:p>0.968736615</text:p>
              </table:table-cell>
              <table:table-cell office:value-type="float" office:value="0.9687366208">
                <text:p>0.968736620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06578">
                <text:p>0.968706578</text:p>
              </table:table-cell>
              <table:table-cell office:value-type="float" office:value="0.968733529">
                <text:p>0.96873352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29164">
                <text:p>0.968729164</text:p>
              </table:table-cell>
              <table:table-cell office:value-type="float" office:value="0.9687357934">
                <text:p>0.9687357934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29164">
                <text:p>0.968729164</text:p>
              </table:table-cell>
              <table:table-cell office:value-type="float" office:value="0.9687350367">
                <text:p>0.9687350367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29164">
                <text:p>0.968729164</text:p>
              </table:table-cell>
              <table:table-cell office:value-type="float" office:value="0.9687343853">
                <text:p>0.9687343853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8729164">
                <text:p>0.968729164</text:p>
              </table:table-cell>
              <table:table-cell office:value-type="float" office:value="0.9687351478">
                <text:p>0.968735147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.968736677">
                <text:p>0.968736677</text:p>
              </table:table-cell>
              <table:table-cell office:value-type="float" office:value="0.967775736">
                <text:p>0.967775736</text:p>
              </table:table-cell>
              <table:table-cell office:value-type="float" office:value="0.9686345373">
                <text:p>0.9686345373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7775736">
                <text:p>0.967775736</text:p>
              </table:table-cell>
              <table:table-cell office:value-type="float" office:value="0.9684423671">
                <text:p>0.968442367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7775736">
                <text:p>0.967775736</text:p>
              </table:table-cell>
              <table:table-cell office:value-type="float" office:value="0.9684483919">
                <text:p>0.968448391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7775707">
                <text:p>0.967775707</text:p>
              </table:table-cell>
              <table:table-cell office:value-type="float" office:value="0.9682561987">
                <text:p>0.968256198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.968976982">
                <text:p>0.968976982</text:p>
              </table:table-cell>
              <table:table-cell office:value-type="float" office:value="0.967775707">
                <text:p>0.967775707</text:p>
              </table:table-cell>
              <table:table-cell office:value-type="float" office:value="0.9683763233">
                <text:p>0.968376323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7775707">
                <text:p>0.967775707</text:p>
              </table:table-cell>
              <table:table-cell office:value-type="float" office:value="0.9681601021">
                <text:p>0.968160102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7775707">
                <text:p>0.967775707</text:p>
              </table:table-cell>
              <table:table-cell office:value-type="float" office:value="0.9680640113">
                <text:p>0.968064011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.968736644">
                <text:p>0.968736644</text:p>
              </table:table-cell>
              <table:table-cell office:value-type="float" office:value="0.967768201">
                <text:p>0.967768201</text:p>
              </table:table-cell>
              <table:table-cell office:value-type="float" office:value="0.9680602484">
                <text:p>0.968060248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.968736644">
                <text:p>0.968736644</text:p>
              </table:table-cell>
              <table:table-cell office:value-type="float" office:value="0.967775707">
                <text:p>0.967775707</text:p>
              </table:table-cell>
              <table:table-cell office:value-type="float" office:value="0.9680641902">
                <text:p>0.968064190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7775677">
                <text:p>0.967775677</text:p>
              </table:table-cell>
              <table:table-cell office:value-type="float" office:value="0.9681602692">
                <text:p>0.968160269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967775692">
                <text:p>0.967775692</text:p>
              </table:table-cell>
              <table:table-cell office:value-type="float" office:value="0.9683494604">
                <text:p>0.9683494604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737463365">
                <text:p>0.737463365</text:p>
              </table:table-cell>
              <table:table-cell office:value-type="float" office:value="0.9453182291">
                <text:p>0.945318229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737461714">
                <text:p>0.737461714</text:p>
              </table:table-cell>
              <table:table-cell office:value-type="float" office:value="0.9453212538">
                <text:p>0.945321253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737461701">
                <text:p>0.737461701</text:p>
              </table:table-cell>
              <table:table-cell office:value-type="float" office:value="0.8930034033">
                <text:p>0.893003403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.968736673">
                <text:p>0.968736673</text:p>
              </table:table-cell>
              <table:table-cell office:value-type="float" office:value="0.737461701">
                <text:p>0.737461701</text:p>
              </table:table-cell>
              <table:table-cell office:value-type="float" office:value="0.9098032928">
                <text:p>0.9098032928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968736659">
                <text:p>0.968736659</text:p>
              </table:table-cell>
              <table:table-cell office:value-type="float" office:value="0.737461701">
                <text:p>0.737461701</text:p>
              </table:table-cell>
              <table:table-cell office:value-type="float" office:value="0.9036568899">
                <text:p>0.9036568899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.967775692">
                <text:p>0.967775692</text:p>
              </table:table-cell>
              <table:table-cell office:value-type="float" office:value="0.737461701">
                <text:p>0.737461701</text:p>
              </table:table-cell>
              <table:table-cell office:value-type="float" office:value="0.8684277365">
                <text:p>0.8684277365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209375">
                <text:p>0.907209375</text:p>
              </table:table-cell>
              <table:table-cell office:value-type="float" office:value="0.9072616965">
                <text:p>0.9072616965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26751">
                <text:p>0.9072675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.90750007">
                <text:p>0.9075000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290766">
                <text:p>0.90729076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.90750007">
                <text:p>0.9075000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60534">
                <text:p>0.907360534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.90750007">
                <text:p>0.9075000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8379">
                <text:p>0.90738379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.907500127">
                <text:p>0.90750012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4070574">
                <text:p>0.9074070574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.907500127">
                <text:p>0.90750012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4069609">
                <text:p>0.9074069609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.907500127">
                <text:p>0.907500127</text:p>
              </table:table-cell>
              <table:table-cell office:value-type="float" office:value="0.892676293">
                <text:p>0.892676293</text:p>
              </table:table-cell>
              <table:table-cell office:value-type="float" office:value="0.905924674">
                <text:p>0.90592467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0750007">
                <text:p>0.9075000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60534">
                <text:p>0.907360534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0.90750007">
                <text:p>0.9075000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37278">
                <text:p>0.907337278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.90750007">
                <text:p>0.9075000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60534">
                <text:p>0.907360534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605567">
                <text:p>0.907360556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838354">
                <text:p>0.9073838354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838354">
                <text:p>0.9073838354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73606248">
                <text:p>0.9073606248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903550598">
                <text:p>0.903550598</text:p>
              </table:table-cell>
              <table:table-cell office:value-type="float" office:value="0.9069889336">
                <text:p>0.9069889336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903550598">
                <text:p>0.903550598</text:p>
              </table:table-cell>
              <table:table-cell office:value-type="float" office:value="0.9069423762">
                <text:p>0.9069423762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903550598">
                <text:p>0.903550598</text:p>
              </table:table-cell>
              <table:table-cell office:value-type="float" office:value="0.9069423762">
                <text:p>0.906942376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907500297">
                <text:p>0.907500297</text:p>
              </table:table-cell>
              <table:table-cell office:value-type="float" office:value="0.204761599">
                <text:p>0.204761599</text:p>
              </table:table-cell>
              <table:table-cell office:value-type="float" office:value="0.8361105109">
                <text:p>0.8361105109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3550598">
                <text:p>0.903550598</text:p>
              </table:table-cell>
              <table:table-cell office:value-type="float" office:value="0.9054059595">
                <text:p>0.9054059595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3550598">
                <text:p>0.903550598</text:p>
              </table:table-cell>
              <table:table-cell office:value-type="float" office:value="0.9048454292">
                <text:p>0.9048454292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3550598">
                <text:p>0.903550598</text:p>
              </table:table-cell>
              <table:table-cell office:value-type="float" office:value="0.9050282699">
                <text:p>0.9050282699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78863775">
                <text:p>0.78863775</text:p>
              </table:table-cell>
              <table:table-cell office:value-type="float" office:value="0.8939057724">
                <text:p>0.8939057724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78863775">
                <text:p>0.78863775</text:p>
              </table:table-cell>
              <table:table-cell office:value-type="float" office:value="0.8940886188">
                <text:p>0.8940886188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788610649">
                <text:p>0.788610649</text:p>
              </table:table-cell>
              <table:table-cell office:value-type="float" office:value="0.8936707108">
                <text:p>0.8936707108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1666025">
                <text:p>0.901666025</text:p>
              </table:table-cell>
              <table:table-cell office:value-type="float" office:value="0.9053016271">
                <text:p>0.905301627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3086521">
                <text:p>0.903086521</text:p>
              </table:table-cell>
              <table:table-cell office:value-type="float" office:value="0.9058152696">
                <text:p>0.905815269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5408101">
                <text:p>0.905408101</text:p>
              </table:table-cell>
              <table:table-cell office:value-type="float" office:value="0.9066922465">
                <text:p>0.906692246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79208336">
                <text:p>0.79208336</text:p>
              </table:table-cell>
              <table:table-cell office:value-type="float" office:value="0.8951767383">
                <text:p>0.8951767383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5408101">
                <text:p>0.905408101</text:p>
              </table:table-cell>
              <table:table-cell office:value-type="float" office:value="0.9065092124">
                <text:p>0.9065092124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.90726751">
                <text:p>0.90726751</text:p>
              </table:table-cell>
              <table:table-cell office:value-type="float" office:value="0.905408101">
                <text:p>0.905408101</text:p>
              </table:table-cell>
              <table:table-cell office:value-type="float" office:value="0.9065121192">
                <text:p>0.9065121192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.907238442">
                <text:p>0.907238442</text:p>
              </table:table-cell>
              <table:table-cell office:value-type="float" office:value="0.905408101">
                <text:p>0.905408101</text:p>
              </table:table-cell>
              <table:table-cell office:value-type="float" office:value="0.9061867016">
                <text:p>0.906186701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.907238442">
                <text:p>0.907238442</text:p>
              </table:table-cell>
              <table:table-cell office:value-type="float" office:value="0.905408101">
                <text:p>0.905408101</text:p>
              </table:table-cell>
              <table:table-cell office:value-type="float" office:value="0.9060268996">
                <text:p>0.9060268996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.907238442">
                <text:p>0.907238442</text:p>
              </table:table-cell>
              <table:table-cell office:value-type="float" office:value="0.898220904">
                <text:p>0.898220904</text:p>
              </table:table-cell>
              <table:table-cell office:value-type="float" office:value="0.905331049">
                <text:p>0.905331049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.905640649">
                <text:p>0.905640649</text:p>
              </table:table-cell>
              <table:table-cell office:value-type="float" office:value="0.898220904">
                <text:p>0.898220904</text:p>
              </table:table-cell>
              <table:table-cell office:value-type="float" office:value="0.9048513027">
                <text:p>0.9048513027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.905640649">
                <text:p>0.905640649</text:p>
              </table:table-cell>
              <table:table-cell office:value-type="float" office:value="0.898220904">
                <text:p>0.898220904</text:p>
              </table:table-cell>
              <table:table-cell office:value-type="float" office:value="0.9047983049">
                <text:p>0.9047983049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.905640422">
                <text:p>0.905640422</text:p>
              </table:table-cell>
              <table:table-cell office:value-type="float" office:value="0.898220904">
                <text:p>0.898220904</text:p>
              </table:table-cell>
              <table:table-cell office:value-type="float" office:value="0.9040857331">
                <text:p>0.904085733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.905640422">
                <text:p>0.905640422</text:p>
              </table:table-cell>
              <table:table-cell office:value-type="float" office:value="0.898220904">
                <text:p>0.898220904</text:p>
              </table:table-cell>
              <table:table-cell office:value-type="float" office:value="0.9018595147">
                <text:p>0.901859514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905640422">
                <text:p>0.905640422</text:p>
              </table:table-cell>
              <table:table-cell office:value-type="float" office:value="0.898217289">
                <text:p>0.898217289</text:p>
              </table:table-cell>
              <table:table-cell office:value-type="float" office:value="0.9018827483">
                <text:p>0.9018827483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.905640422">
                <text:p>0.905640422</text:p>
              </table:table-cell>
              <table:table-cell office:value-type="float" office:value="0.898220904">
                <text:p>0.898220904</text:p>
              </table:table-cell>
              <table:table-cell office:value-type="float" office:value="0.9041561554">
                <text:p>0.904156155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.905640422">
                <text:p>0.905640422</text:p>
              </table:table-cell>
              <table:table-cell office:value-type="float" office:value="0.905636792">
                <text:p>0.905636792</text:p>
              </table:table-cell>
              <table:table-cell office:value-type="float" office:value="0.905640059">
                <text:p>0.905640059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640408">
                <text:p>0.905640408</text:p>
              </table:table-cell>
              <table:table-cell office:value-type="float" office:value="0.908638744">
                <text:p>0.908638744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640408">
                <text:p>0.905640408</text:p>
              </table:table-cell>
              <table:table-cell office:value-type="float" office:value="0.9116370687">
                <text:p>0.9116370687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640408">
                <text:p>0.905640408</text:p>
              </table:table-cell>
              <table:table-cell office:value-type="float" office:value="0.9146353935">
                <text:p>0.914635393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640408">
                <text:p>0.905640408</text:p>
              </table:table-cell>
              <table:table-cell office:value-type="float" office:value="0.9146353936">
                <text:p>0.914635393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640408">
                <text:p>0.905640408</text:p>
              </table:table-cell>
              <table:table-cell office:value-type="float" office:value="0.9176337198">
                <text:p>0.9176337198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640408">
                <text:p>0.905640408</text:p>
              </table:table-cell>
              <table:table-cell office:value-type="float" office:value="0.9206320446">
                <text:p>0.9206320446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17540797">
                <text:p>0.91754079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145889321">
                <text:p>0.914588932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117301136">
                <text:p>0.911730113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147284384">
                <text:p>0.9147284384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683352568">
                <text:p>0.683352568</text:p>
              </table:table-cell>
              <table:table-cell office:value-type="float" office:value="0.8952655516">
                <text:p>0.8952655516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143558651">
                <text:p>0.914355865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234902237">
                <text:p>0.923490223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234429994">
                <text:p>0.923442999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6855">
                <text:p>0.90516855</text:p>
              </table:table-cell>
              <table:table-cell office:value-type="float" office:value="0.9206299136">
                <text:p>0.9206299136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640422">
                <text:p>0.905640422</text:p>
              </table:table-cell>
              <table:table-cell office:value-type="float" office:value="0.9269061766">
                <text:p>0.9269061766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297192995">
                <text:p>0.929719299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297192995">
                <text:p>0.9297192995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05175808">
                <text:p>0.905175808</text:p>
              </table:table-cell>
              <table:table-cell office:value-type="float" office:value="0.929439649">
                <text:p>0.929439649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387533">
                <text:p>0.935387533</text:p>
              </table:table-cell>
              <table:table-cell office:value-type="float" office:value="0.9356000563">
                <text:p>0.935600056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.935625515">
                <text:p>0.935625515</text:p>
              </table:table-cell>
              <table:table-cell office:value-type="float" office:value="0.935564633">
                <text:p>0.935564633</text:p>
              </table:table-cell>
              <table:table-cell office:value-type="float" office:value="0.9356179508">
                <text:p>0.935617950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.935625515">
                <text:p>0.935625515</text:p>
              </table:table-cell>
              <table:table-cell office:value-type="float" office:value="0.935505598">
                <text:p>0.935505598</text:p>
              </table:table-cell>
              <table:table-cell office:value-type="float" office:value="0.9356120473">
                <text:p>0.935612047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356229323">
                <text:p>0.9356229323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06">
                <text:p>0.9356236706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41184044">
                <text:p>0.93411840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41184044">
                <text:p>0.9341184044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41184044">
                <text:p>0.9341184044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41184044">
                <text:p>0.9341184044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26131388">
                <text:p>0.9326131388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.935623673">
                <text:p>0.935623673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26131385">
                <text:p>0.9326131385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26072345">
                <text:p>0.9326072345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20571011">
                <text:p>0.920571011</text:p>
              </table:table-cell>
              <table:table-cell office:value-type="float" office:value="0.9341125004">
                <text:p>0.9341125004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564633">
                <text:p>0.935564633</text:p>
              </table:table-cell>
              <table:table-cell office:value-type="float" office:value="0.9356177663">
                <text:p>0.935617766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35564633">
                <text:p>0.935564633</text:p>
              </table:table-cell>
              <table:table-cell office:value-type="float" office:value="0.9358067351">
                <text:p>0.9358067351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35594151">
                <text:p>0.935594151</text:p>
              </table:table-cell>
              <table:table-cell office:value-type="float" office:value="0.9359041713">
                <text:p>0.935904171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35594151">
                <text:p>0.935594151</text:p>
              </table:table-cell>
              <table:table-cell office:value-type="float" office:value="0.9359041684">
                <text:p>0.935904168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218347251">
                <text:p>0.218347251</text:p>
              </table:table-cell>
              <table:table-cell office:value-type="float" office:value="0.864082045">
                <text:p>0.864082045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218347251">
                <text:p>0.218347251</text:p>
              </table:table-cell>
              <table:table-cell office:value-type="float" office:value="0.8639905123">
                <text:p>0.8639905123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21834725">
                <text:p>0.21834725</text:p>
              </table:table-cell>
              <table:table-cell office:value-type="float" office:value="0.8640849966">
                <text:p>0.8640849966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71816">
                <text:p>0.93571816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8126502">
                <text:p>0.935812650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9071406">
                <text:p>0.9359071406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6001625">
                <text:p>0.936001625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8126511">
                <text:p>0.9358126511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9071348">
                <text:p>0.935907134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28082082">
                <text:p>0.928082082</text:p>
              </table:table-cell>
              <table:table-cell office:value-type="float" office:value="0.9351529702">
                <text:p>0.9351529702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28082082">
                <text:p>0.928082082</text:p>
              </table:table-cell>
              <table:table-cell office:value-type="float" office:value="0.9343043741">
                <text:p>0.934304374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.936568514">
                <text:p>0.936568514</text:p>
              </table:table-cell>
              <table:table-cell office:value-type="float" office:value="0.928082082">
                <text:p>0.928082082</text:p>
              </table:table-cell>
              <table:table-cell office:value-type="float" office:value="0.9343988111">
                <text:p>0.9343988111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05640421">
                <text:p>0.905640421</text:p>
              </table:table-cell>
              <table:table-cell office:value-type="float" office:value="0.9290618358">
                <text:p>0.929061835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9071286">
                <text:p>0.9359071286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9071398">
                <text:p>0.9359071398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.936568572">
                <text:p>0.936568572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7181826">
                <text:p>0.935718182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.936568512">
                <text:p>0.936568512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7181708">
                <text:p>0.9357181708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818620366">
                <text:p>0.818620366</text:p>
              </table:table-cell>
              <table:table-cell office:value-type="float" office:value="0.923923339">
                <text:p>0.92392333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6236694">
                <text:p>0.93562366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623669">
                <text:p>0.93562366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68">
                <text:p>0.935623668</text:p>
              </table:table-cell>
              <table:table-cell office:value-type="float" office:value="0.9356236692">
                <text:p>0.935623669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51448546">
                <text:p>0.51448546</text:p>
              </table:table-cell>
              <table:table-cell office:value-type="float" office:value="0.8931323877">
                <text:p>0.893132387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51448546">
                <text:p>0.51448546</text:p>
              </table:table-cell>
              <table:table-cell office:value-type="float" office:value="0.8818095186">
                <text:p>0.8818095186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818620366">
                <text:p>0.818620366</text:p>
              </table:table-cell>
              <table:table-cell office:value-type="float" office:value="0.9239233396">
                <text:p>0.9239233396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2367">
                <text:p>0.93562367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1998">
                <text:p>0.93561998</text:p>
              </table:table-cell>
              <table:table-cell office:value-type="float" office:value="0.935623301">
                <text:p>0.93562330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935638429">
                <text:p>0.935638429</text:p>
              </table:table-cell>
              <table:table-cell office:value-type="float" office:value="0.935594151">
                <text:p>0.935594151</text:p>
              </table:table-cell>
              <table:table-cell office:value-type="float" office:value="0.935622194">
                <text:p>0.93562219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594151">
                <text:p>0.935594151</text:p>
              </table:table-cell>
              <table:table-cell office:value-type="float" office:value="0.9356170267">
                <text:p>0.9356170267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709429565">
                <text:p>0.709429565</text:p>
              </table:table-cell>
              <table:table-cell office:value-type="float" office:value="0.9129983541">
                <text:p>0.912998354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709429565">
                <text:p>0.709429565</text:p>
              </table:table-cell>
              <table:table-cell office:value-type="float" office:value="0.9130012137">
                <text:p>0.913001213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709428762">
                <text:p>0.709428762</text:p>
              </table:table-cell>
              <table:table-cell office:value-type="float" office:value="0.9130004877">
                <text:p>0.9130004877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35618504">
                <text:p>0.935618504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1849061">
                <text:p>0.931849061</text:p>
              </table:table-cell>
              <table:table-cell office:value-type="float" office:value="0.9352410431">
                <text:p>0.935241043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1841696">
                <text:p>0.931841696</text:p>
              </table:table-cell>
              <table:table-cell office:value-type="float" office:value="0.9348399702">
                <text:p>0.934839970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1841696">
                <text:p>0.931841696</text:p>
              </table:table-cell>
              <table:table-cell office:value-type="float" office:value="0.9348392322">
                <text:p>0.9348392322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380155">
                <text:p>0.935380155</text:p>
              </table:table-cell>
              <table:table-cell office:value-type="float" office:value="0.935569801">
                <text:p>0.93556980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93562367">
                <text:p>0.93562367</text:p>
              </table:table-cell>
              <table:table-cell office:value-type="float" office:value="0.935380155">
                <text:p>0.935380155</text:p>
              </table:table-cell>
              <table:table-cell office:value-type="float" office:value="0.9355934145">
                <text:p>0.9355934145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.99704739">
                <text:p>0.99704739</text:p>
              </table:table-cell>
              <table:table-cell office:value-type="float" office:value="0.935380155">
                <text:p>0.935380155</text:p>
              </table:table-cell>
              <table:table-cell office:value-type="float" office:value="0.9417357865">
                <text:p>0.9417357865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.99704739">
                <text:p>0.99704739</text:p>
              </table:table-cell>
              <table:table-cell office:value-type="float" office:value="0.709423139">
                <text:p>0.709423139</text:p>
              </table:table-cell>
              <table:table-cell office:value-type="float" office:value="0.9252831949">
                <text:p>0.9252831949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.99704739">
                <text:p>0.99704739</text:p>
              </table:table-cell>
              <table:table-cell office:value-type="float" office:value="0.709423139">
                <text:p>0.709423139</text:p>
              </table:table-cell>
              <table:table-cell office:value-type="float" office:value="0.8739014547">
                <text:p>0.8739014547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.93563105">
                <text:p>0.93563105</text:p>
              </table:table-cell>
              <table:table-cell office:value-type="float" office:value="0.709423139">
                <text:p>0.709423139</text:p>
              </table:table-cell>
              <table:table-cell office:value-type="float" office:value="0.8903793203">
                <text:p>0.890379320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.93563105">
                <text:p>0.93563105</text:p>
              </table:table-cell>
              <table:table-cell office:value-type="float" office:value="0.709423139">
                <text:p>0.709423139</text:p>
              </table:table-cell>
              <table:table-cell office:value-type="float" office:value="0.9130014029">
                <text:p>0.9130014029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.93563105">
                <text:p>0.93563105</text:p>
              </table:table-cell>
              <table:table-cell office:value-type="float" office:value="0.709435991">
                <text:p>0.709435991</text:p>
              </table:table-cell>
              <table:table-cell office:value-type="float" office:value="0.9129997361">
                <text:p>0.9129997361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.99704739">
                <text:p>0.99704739</text:p>
              </table:table-cell>
              <table:table-cell office:value-type="float" office:value="0.709423139">
                <text:p>0.709423139</text:p>
              </table:table-cell>
              <table:table-cell office:value-type="float" office:value="0.9191459889">
                <text:p>0.9191459889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.99704739">
                <text:p>0.99704739</text:p>
              </table:table-cell>
              <table:table-cell office:value-type="float" office:value="0.709435991">
                <text:p>0.709435991</text:p>
              </table:table-cell>
              <table:table-cell office:value-type="float" office:value="0.9252874321">
                <text:p>0.9252874321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.99704739">
                <text:p>0.99704739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417653098">
                <text:p>0.941765309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99704739">
                <text:p>0.99704739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479054682">
                <text:p>0.9479054682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.93563105">
                <text:p>0.93563105</text:p>
              </table:table-cell>
              <table:table-cell office:value-type="float" office:value="0.709423189">
                <text:p>0.709423189</text:p>
              </table:table-cell>
              <table:table-cell office:value-type="float" office:value="0.9130014137">
                <text:p>0.9130014137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.93563105">
                <text:p>0.93563105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356177776">
                <text:p>0.9356177776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.935616348">
                <text:p>0.935616348</text:p>
              </table:table-cell>
              <table:table-cell office:value-type="float" office:value="0.935615829">
                <text:p>0.935615829</text:p>
              </table:table-cell>
              <table:table-cell office:value-type="float" office:value="0.9356162555">
                <text:p>0.9356162555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91">
                <text:p>0.920563691</text:p>
              </table:table-cell>
              <table:table-cell office:value-type="float" office:value="0.934111232">
                <text:p>0.934111232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91">
                <text:p>0.920563691</text:p>
              </table:table-cell>
              <table:table-cell office:value-type="float" office:value="0.9326059605">
                <text:p>0.9326059605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91">
                <text:p>0.920563691</text:p>
              </table:table-cell>
              <table:table-cell office:value-type="float" office:value="0.9326059547">
                <text:p>0.9326059547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91">
                <text:p>0.920563691</text:p>
              </table:table-cell>
              <table:table-cell office:value-type="float" office:value="0.9295954349">
                <text:p>0.9295954349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91">
                <text:p>0.920563691</text:p>
              </table:table-cell>
              <table:table-cell office:value-type="float" office:value="0.9288414607">
                <text:p>0.9288414607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91">
                <text:p>0.920563691</text:p>
              </table:table-cell>
              <table:table-cell office:value-type="float" office:value="0.9295954291">
                <text:p>0.929595429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62">
                <text:p>0.920563662</text:p>
              </table:table-cell>
              <table:table-cell office:value-type="float" office:value="0.9326059489">
                <text:p>0.9326059489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62">
                <text:p>0.920563662</text:p>
              </table:table-cell>
              <table:table-cell office:value-type="float" office:value="0.9341113904">
                <text:p>0.9341113904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62">
                <text:p>0.920563662</text:p>
              </table:table-cell>
              <table:table-cell office:value-type="float" office:value="0.9341112045">
                <text:p>0.934111204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.935618135">
                <text:p>0.935618135</text:p>
              </table:table-cell>
              <table:table-cell office:value-type="float" office:value="0.920563662">
                <text:p>0.920563662</text:p>
              </table:table-cell>
              <table:table-cell office:value-type="float" office:value="0.9311006818">
                <text:p>0.9311006818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20563662">
                <text:p>0.920563662</text:p>
              </table:table-cell>
              <table:table-cell office:value-type="float" office:value="0.9280899731">
                <text:p>0.9280899731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05633134">
                <text:p>0.905633134</text:p>
              </table:table-cell>
              <table:table-cell office:value-type="float" office:value="0.9265969203">
                <text:p>0.9265969203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20563691">
                <text:p>0.920563691</text:p>
              </table:table-cell>
              <table:table-cell office:value-type="float" office:value="0.9326057615">
                <text:p>0.9326057615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.93561629">
                <text:p>0.93561629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162813">
                <text:p>0.9356162813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.997047361">
                <text:p>0.99704736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417593855">
                <text:p>0.9417593855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58">
                <text:p>0.9356158</text:p>
              </table:table-cell>
              <table:table-cell office:value-type="float" office:value="0.9356169558">
                <text:p>0.93561695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170077">
                <text:p>0.9356170077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177486">
                <text:p>0.9356177486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5397">
                <text:p>0.935615397</text:p>
              </table:table-cell>
              <table:table-cell office:value-type="float" office:value="0.9356169125">
                <text:p>0.9356169125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177368">
                <text:p>0.935617736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58">
                <text:p>0.9356158</text:p>
              </table:table-cell>
              <table:table-cell office:value-type="float" office:value="0.9356176907">
                <text:p>0.935617690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192126">
                <text:p>0.9356192126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564602">
                <text:p>0.935564602</text:p>
              </table:table-cell>
              <table:table-cell office:value-type="float" office:value="0.9356133089">
                <text:p>0.9356133089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184748">
                <text:p>0.9356184748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">
                <text:p>0.93561626</text:p>
              </table:table-cell>
              <table:table-cell office:value-type="float" office:value="0.9356192012">
                <text:p>0.9356192012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.997054979">
                <text:p>0.997054979</text:p>
              </table:table-cell>
              <table:table-cell office:value-type="float" office:value="0.920570982">
                <text:p>0.920570982</text:p>
              </table:table-cell>
              <table:table-cell office:value-type="float" office:value="0.938753279">
                <text:p>0.93875327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997054979">
                <text:p>0.997054979</text:p>
              </table:table-cell>
              <table:table-cell office:value-type="float" office:value="0.905633132">
                <text:p>0.905633132</text:p>
              </table:table-cell>
              <table:table-cell office:value-type="float" office:value="0.9403935723">
                <text:p>0.9403935723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.997054979">
                <text:p>0.997054979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403942924">
                <text:p>0.9403942924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.997054977">
                <text:p>0.997054977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327396797">
                <text:p>0.9327396797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.997054977">
                <text:p>0.997054977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342641213">
                <text:p>0.9342641213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.997054977">
                <text:p>0.997054977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312657966">
                <text:p>0.9312657966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.997054979">
                <text:p>0.997054979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343563419">
                <text:p>0.9343563419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05640392">
                <text:p>0.905640392</text:p>
              </table:table-cell>
              <table:table-cell office:value-type="float" office:value="0.9252147912">
                <text:p>0.9252147912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05640392">
                <text:p>0.905640392</text:p>
              </table:table-cell>
              <table:table-cell office:value-type="float" office:value="0.9266270061">
                <text:p>0.926627006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05640392">
                <text:p>0.905640392</text:p>
              </table:table-cell>
              <table:table-cell office:value-type="float" office:value="0.9265796896">
                <text:p>0.9265796896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05636764">
                <text:p>0.905636764</text:p>
              </table:table-cell>
              <table:table-cell office:value-type="float" office:value="0.9206299941">
                <text:p>0.920629994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23628774">
                <text:p>0.923628774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.936568485">
                <text:p>0.936568485</text:p>
              </table:table-cell>
              <table:table-cell office:value-type="float" office:value="0.905639486">
                <text:p>0.905639486</text:p>
              </table:table-cell>
              <table:table-cell office:value-type="float" office:value="0.9267207543">
                <text:p>0.9267207543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204124">
                <text:p>0.9356204124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28074703">
                <text:p>0.928074703</text:p>
              </table:table-cell>
              <table:table-cell office:value-type="float" office:value="0.9348656108">
                <text:p>0.9348656108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28074703">
                <text:p>0.928074703</text:p>
              </table:table-cell>
              <table:table-cell office:value-type="float" office:value="0.9341122822">
                <text:p>0.9341122822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28074703">
                <text:p>0.928074703</text:p>
              </table:table-cell>
              <table:table-cell office:value-type="float" office:value="0.9333574806">
                <text:p>0.9333574806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28074703">
                <text:p>0.928074703</text:p>
              </table:table-cell>
              <table:table-cell office:value-type="float" office:value="0.9333574806">
                <text:p>0.9333574806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28074703">
                <text:p>0.928074703</text:p>
              </table:table-cell>
              <table:table-cell office:value-type="float" office:value="0.9341123774">
                <text:p>0.9341123774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.935638401">
                <text:p>0.93563840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24379">
                <text:p>0.935624379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16261">
                <text:p>0.935616261</text:p>
              </table:table-cell>
              <table:table-cell office:value-type="float" office:value="0.935622903">
                <text:p>0.93562290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564604">
                <text:p>0.935564604</text:p>
              </table:table-cell>
              <table:table-cell office:value-type="float" office:value="0.9356176912">
                <text:p>0.9356176912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326253163">
                <text:p>0.9326253163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05640394">
                <text:p>0.905640394</text:p>
              </table:table-cell>
              <table:table-cell office:value-type="float" office:value="0.9296269916">
                <text:p>0.9296269916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564604">
                <text:p>0.935564604</text:p>
              </table:table-cell>
              <table:table-cell office:value-type="float" office:value="0.9356177373">
                <text:p>0.9356177373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5623641">
                <text:p>0.935623641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70942954">
                <text:p>0.70942954</text:p>
              </table:table-cell>
              <table:table-cell office:value-type="float" office:value="0.9130042309">
                <text:p>0.9130042309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711075565">
                <text:p>0.711075565</text:p>
              </table:table-cell>
              <table:table-cell office:value-type="float" office:value="0.9131688334">
                <text:p>0.9131688334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70942954">
                <text:p>0.70942954</text:p>
              </table:table-cell>
              <table:table-cell office:value-type="float" office:value="0.8907384398">
                <text:p>0.8907384398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61907136">
                <text:p>0.9361907136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5623641">
                <text:p>0.935623641</text:p>
              </table:table-cell>
              <table:table-cell office:value-type="float" office:value="0.937135773">
                <text:p>0.937135773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07500042">
                <text:p>0.907500042</text:p>
              </table:table-cell>
              <table:table-cell office:value-type="float" office:value="0.934323367">
                <text:p>0.934323367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07500042">
                <text:p>0.907500042</text:p>
              </table:table-cell>
              <table:table-cell office:value-type="float" office:value="0.9340398184">
                <text:p>0.934039818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07500042">
                <text:p>0.907500042</text:p>
              </table:table-cell>
              <table:table-cell office:value-type="float" office:value="0.9311330202">
                <text:p>0.931133020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07500042">
                <text:p>0.907500042</text:p>
              </table:table-cell>
              <table:table-cell office:value-type="float" office:value="0.9315110532">
                <text:p>0.9315110532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07500042">
                <text:p>0.907500042</text:p>
              </table:table-cell>
              <table:table-cell office:value-type="float" office:value="0.9285096754">
                <text:p>0.9285096754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07500042">
                <text:p>0.907500042</text:p>
              </table:table-cell>
              <table:table-cell office:value-type="float" office:value="0.9345094734">
                <text:p>0.9345094734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07500042">
                <text:p>0.907500042</text:p>
              </table:table-cell>
              <table:table-cell office:value-type="float" office:value="0.9345124226">
                <text:p>0.9345124226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8005">
                <text:p>0.9375138005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.937513835">
                <text:p>0.937513835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8048">
                <text:p>0.9375138048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.937513835">
                <text:p>0.937513835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8092">
                <text:p>0.937513809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92">
                <text:p>0.937513799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7395601">
                <text:p>0.937395601</text:p>
              </table:table-cell>
              <table:table-cell office:value-type="float" office:value="0.937501983">
                <text:p>0.93750198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7395601">
                <text:p>0.937395601</text:p>
              </table:table-cell>
              <table:table-cell office:value-type="float" office:value="0.9374901697">
                <text:p>0.9374901697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7395601">
                <text:p>0.937395601</text:p>
              </table:table-cell>
              <table:table-cell office:value-type="float" office:value="0.9374783491">
                <text:p>0.9374783491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7395601">
                <text:p>0.937395601</text:p>
              </table:table-cell>
              <table:table-cell office:value-type="float" office:value="0.937501983">
                <text:p>0.937501983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7395601">
                <text:p>0.937395601</text:p>
              </table:table-cell>
              <table:table-cell office:value-type="float" office:value="0.937501983">
                <text:p>0.937501983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820388422">
                <text:p>0.820388422</text:p>
              </table:table-cell>
              <table:table-cell office:value-type="float" office:value="0.9258012607">
                <text:p>0.925801260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820388422">
                <text:p>0.820388422</text:p>
              </table:table-cell>
              <table:table-cell office:value-type="float" office:value="0.9258012607">
                <text:p>0.9258012607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.937513821">
                <text:p>0.937513821</text:p>
              </table:table-cell>
              <table:table-cell office:value-type="float" office:value="0.933735383">
                <text:p>0.933735383</text:p>
              </table:table-cell>
              <table:table-cell office:value-type="float" office:value="0.9367581159">
                <text:p>0.9367581159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7454695">
                <text:p>0.937454695</text:p>
              </table:table-cell>
              <table:table-cell office:value-type="float" office:value="0.9375078847">
                <text:p>0.9375078847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7454695">
                <text:p>0.937454695</text:p>
              </table:table-cell>
              <table:table-cell office:value-type="float" office:value="0.9374960657">
                <text:p>0.9374960657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7454695">
                <text:p>0.937454695</text:p>
              </table:table-cell>
              <table:table-cell office:value-type="float" office:value="0.9375078865">
                <text:p>0.937507886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7454695">
                <text:p>0.937454695</text:p>
              </table:table-cell>
              <table:table-cell office:value-type="float" office:value="0.9375078851">
                <text:p>0.9375078851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937528566">
                <text:p>0.937528566</text:p>
              </table:table-cell>
              <table:table-cell office:value-type="float" office:value="0.937454695">
                <text:p>0.937454695</text:p>
              </table:table-cell>
              <table:table-cell office:value-type="float" office:value="0.9374975431">
                <text:p>0.9374975431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7454695">
                <text:p>0.937454695</text:p>
              </table:table-cell>
              <table:table-cell office:value-type="float" office:value="0.9374783366">
                <text:p>0.9374783366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54695">
                <text:p>0.937454695</text:p>
              </table:table-cell>
              <table:table-cell office:value-type="float" office:value="0.937472427">
                <text:p>0.937472427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29905716">
                <text:p>0.929905716</text:p>
              </table:table-cell>
              <table:table-cell office:value-type="float" office:value="0.9367145715">
                <text:p>0.9367145715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29905716">
                <text:p>0.929905716</text:p>
              </table:table-cell>
              <table:table-cell office:value-type="float" office:value="0.9367175265">
                <text:p>0.9367175265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871988">
                <text:p>0.9374871988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871988">
                <text:p>0.9374871988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783344">
                <text:p>0.937478334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783344">
                <text:p>0.937478334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6947">
                <text:p>0.93746947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041072">
                <text:p>0.937041072</text:p>
              </table:table-cell>
              <table:table-cell office:value-type="float" office:value="0.9374399267">
                <text:p>0.9374399267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041072">
                <text:p>0.937041072</text:p>
              </table:table-cell>
              <table:table-cell office:value-type="float" office:value="0.937419244">
                <text:p>0.937419244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5623627">
                <text:p>0.935623627</text:p>
              </table:table-cell>
              <table:table-cell office:value-type="float" office:value="0.9372863629">
                <text:p>0.9372863629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576503">
                <text:p>0.9374576503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694697">
                <text:p>0.9374694697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812891">
                <text:p>0.9374812891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546959">
                <text:p>0.9374546959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546959">
                <text:p>0.9374546959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.937513806">
                <text:p>0.937513806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872002">
                <text:p>0.937487200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425148">
                <text:p>0.937425148</text:p>
              </table:table-cell>
              <table:table-cell office:value-type="float" office:value="0.9374960632">
                <text:p>0.9374960632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219260833">
                <text:p>0.219260833</text:p>
              </table:table-cell>
              <table:table-cell office:value-type="float" office:value="0.8656884961">
                <text:p>0.8656884961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.937513796">
                <text:p>0.937513796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4">
                <text:p>0.9375137924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.937513796">
                <text:p>0.937513796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4">
                <text:p>0.9375137924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">
                <text:p>0.937513792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27">
                <text:p>0.9375137927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.937528566">
                <text:p>0.937528566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52694">
                <text:p>0.937515269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937528566">
                <text:p>0.937528566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67468">
                <text:p>0.9375167468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.937528566">
                <text:p>0.937528566</text:p>
              </table:table-cell>
              <table:table-cell office:value-type="float" office:value="0.929964575">
                <text:p>0.929964575</text:p>
              </table:table-cell>
              <table:table-cell office:value-type="float" office:value="0.9367618251">
                <text:p>0.9367618251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.937528566">
                <text:p>0.937528566</text:p>
              </table:table-cell>
              <table:table-cell office:value-type="float" office:value="0.929964575">
                <text:p>0.929964575</text:p>
              </table:table-cell>
              <table:table-cell office:value-type="float" office:value="0.9367618251">
                <text:p>0.9367618251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.937528566">
                <text:p>0.937528566</text:p>
              </table:table-cell>
              <table:table-cell office:value-type="float" office:value="0.929964575">
                <text:p>0.929964575</text:p>
              </table:table-cell>
              <table:table-cell office:value-type="float" office:value="0.9367603484">
                <text:p>0.9367603484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.937528566">
                <text:p>0.937528566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52708">
                <text:p>0.937515270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34">
                <text:p>0.9375137934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41">
                <text:p>0.9375137941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29964575">
                <text:p>0.929964575</text:p>
              </table:table-cell>
              <table:table-cell office:value-type="float" office:value="0.9367588717">
                <text:p>0.9367588717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29964575">
                <text:p>0.929964575</text:p>
              </table:table-cell>
              <table:table-cell office:value-type="float" office:value="0.9367588717">
                <text:p>0.9367588717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29964575">
                <text:p>0.929964575</text:p>
              </table:table-cell>
              <table:table-cell office:value-type="float" office:value="0.9367529634">
                <text:p>0.936752963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711075552">
                <text:p>0.711075552</text:p>
              </table:table-cell>
              <table:table-cell office:value-type="float" office:value="0.9141150505">
                <text:p>0.9141150505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.937513814">
                <text:p>0.937513814</text:p>
              </table:table-cell>
              <table:table-cell office:value-type="float" office:value="0.219260836">
                <text:p>0.219260836</text:p>
              </table:table-cell>
              <table:table-cell office:value-type="float" office:value="0.865688505">
                <text:p>0.865688505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.937513814">
                <text:p>0.937513814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8028">
                <text:p>0.9375138028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.937513814">
                <text:p>0.937513814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8043">
                <text:p>0.9375138043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.937513814">
                <text:p>0.937513814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98">
                <text:p>0.937513799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3792">
                <text:p>0.937513792</text:p>
              </table:table-cell>
              <table:table-cell office:value-type="float" office:value="0.9375137969">
                <text:p>0.937513796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0098">
                <text:p>0.937510098</text:p>
              </table:table-cell>
              <table:table-cell office:value-type="float" office:value="0.9375134289">
                <text:p>0.9375134289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711075558">
                <text:p>0.711075558</text:p>
              </table:table-cell>
              <table:table-cell office:value-type="float" office:value="0.9148696048">
                <text:p>0.914869604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5623634">
                <text:p>0.935623634</text:p>
              </table:table-cell>
              <table:table-cell office:value-type="float" office:value="0.9373248056">
                <text:p>0.9373248056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515887489">
                <text:p>0.515887489</text:p>
              </table:table-cell>
              <table:table-cell office:value-type="float" office:value="0.8953512373">
                <text:p>0.895351237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38683">
                <text:p>0.9375138683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39145">
                <text:p>0.9375139145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484251">
                <text:p>0.937484251</text:p>
              </table:table-cell>
              <table:table-cell office:value-type="float" office:value="0.9375109828">
                <text:p>0.9375109828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484251">
                <text:p>0.937484251</text:p>
              </table:table-cell>
              <table:table-cell office:value-type="float" office:value="0.9375110059">
                <text:p>0.9375110059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3799">
                <text:p>0.937513799</text:p>
              </table:table-cell>
              <table:table-cell office:value-type="float" office:value="0.9375140069">
                <text:p>0.9375140069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3">
                <text:p>0.93751403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07500262">
                <text:p>0.907500262</text:p>
              </table:table-cell>
              <table:table-cell office:value-type="float" office:value="0.9345122839">
                <text:p>0.9345122839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29964812">
                <text:p>0.929964812</text:p>
              </table:table-cell>
              <table:table-cell office:value-type="float" office:value="0.9367587389">
                <text:p>0.9367587389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484482">
                <text:p>0.937484482</text:p>
              </table:table-cell>
              <table:table-cell office:value-type="float" office:value="0.9375110752">
                <text:p>0.9375110752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04131">
                <text:p>0.93704131</text:p>
              </table:table-cell>
              <table:table-cell office:value-type="float" office:value="0.9373692361">
                <text:p>0.9373692361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04131">
                <text:p>0.93704131</text:p>
              </table:table-cell>
              <table:table-cell office:value-type="float" office:value="0.9374194391">
                <text:p>0.937419439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04131">
                <text:p>0.93704131</text:p>
              </table:table-cell>
              <table:table-cell office:value-type="float" office:value="0.9374666887">
                <text:p>0.9374666887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.937514045">
                <text:p>0.937514045</text:p>
              </table:table-cell>
              <table:table-cell office:value-type="float" office:value="0.937041079">
                <text:p>0.937041079</text:p>
              </table:table-cell>
              <table:table-cell office:value-type="float" office:value="0.9374194182">
                <text:p>0.937419418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937514045">
                <text:p>0.937514045</text:p>
              </table:table-cell>
              <table:table-cell office:value-type="float" office:value="0.937041079">
                <text:p>0.937041079</text:p>
              </table:table-cell>
              <table:table-cell office:value-type="float" office:value="0.9373248988">
                <text:p>0.9373248988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.937514045">
                <text:p>0.937514045</text:p>
              </table:table-cell>
              <table:table-cell office:value-type="float" office:value="0.93704131">
                <text:p>0.93704131</text:p>
              </table:table-cell>
              <table:table-cell office:value-type="float" office:value="0.937372217">
                <text:p>0.937372217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.998518446">
                <text:p>0.998518446</text:p>
              </table:table-cell>
              <table:table-cell office:value-type="float" office:value="0.93704131">
                <text:p>0.93704131</text:p>
              </table:table-cell>
              <table:table-cell office:value-type="float" office:value="0.9434726616">
                <text:p>0.9434726616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.937514045">
                <text:p>0.937514045</text:p>
              </table:table-cell>
              <table:table-cell office:value-type="float" office:value="0.907035171">
                <text:p>0.907035171</text:p>
              </table:table-cell>
              <table:table-cell office:value-type="float" office:value="0.9343716031">
                <text:p>0.9343716031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.937514045">
                <text:p>0.937514045</text:p>
              </table:table-cell>
              <table:table-cell office:value-type="float" office:value="0.93704131">
                <text:p>0.93704131</text:p>
              </table:table-cell>
              <table:table-cell office:value-type="float" office:value="0.9374660238">
                <text:p>0.9374660238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461">
                <text:p>0.9375140461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547">
                <text:p>0.9375140547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605">
                <text:p>0.9375140605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59">
                <text:p>0.937514059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764">
                <text:p>0.937514076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706">
                <text:p>0.9375140706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706">
                <text:p>0.9375140706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3">
                <text:p>0.93751403</text:p>
              </table:table-cell>
              <table:table-cell office:value-type="float" office:value="0.937514059">
                <text:p>0.937514059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820388645">
                <text:p>0.820388645</text:p>
              </table:table-cell>
              <table:table-cell office:value-type="float" office:value="0.9258015263">
                <text:p>0.925801526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71107581">
                <text:p>0.71107581</text:p>
              </table:table-cell>
              <table:table-cell office:value-type="float" office:value="0.9031547494">
                <text:p>0.9031547494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71107581">
                <text:p>0.71107581</text:p>
              </table:table-cell>
              <table:table-cell office:value-type="float" office:value="0.9148613898">
                <text:p>0.9148613898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71107581">
                <text:p>0.71107581</text:p>
              </table:table-cell>
              <table:table-cell office:value-type="float" office:value="0.8922234717">
                <text:p>0.8922234717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71107581">
                <text:p>0.71107581</text:p>
              </table:table-cell>
              <table:table-cell office:value-type="float" office:value="0.9148672995">
                <text:p>0.9148672995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484539">
                <text:p>0.937484539</text:p>
              </table:table-cell>
              <table:table-cell office:value-type="float" office:value="0.9375111221">
                <text:p>0.9375111221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277655">
                <text:p>0.937277655</text:p>
              </table:table-cell>
              <table:table-cell office:value-type="float" office:value="0.9374904453">
                <text:p>0.9374904453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9375140889">
                <text:p>0.9375140889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5623922">
                <text:p>0.935623922</text:p>
              </table:table-cell>
              <table:table-cell office:value-type="float" office:value="0.937325072">
                <text:p>0.937325072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.937514088">
                <text:p>0.937514088</text:p>
              </table:table-cell>
              <table:table-cell office:value-type="float" office:value="0.515887534">
                <text:p>0.515887534</text:p>
              </table:table-cell>
              <table:table-cell office:value-type="float" office:value="0.8529968057">
                <text:p>0.8529968057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.937515935">
                <text:p>0.937515935</text:p>
              </table:table-cell>
              <table:table-cell office:value-type="float" office:value="0.515887534">
                <text:p>0.515887534</text:p>
              </table:table-cell>
              <table:table-cell office:value-type="float" office:value="0.853186007">
                <text:p>0.853186007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515887532">
                <text:p>0.515887532</text:p>
              </table:table-cell>
              <table:table-cell office:value-type="float" office:value="0.8110231671">
                <text:p>0.8110231671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516589189">
                <text:p>0.516589189</text:p>
              </table:table-cell>
              <table:table-cell office:value-type="float" office:value="0.8954215993">
                <text:p>0.8954215993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516589189">
                <text:p>0.516589189</text:p>
              </table:table-cell>
              <table:table-cell office:value-type="float" office:value="0.8954215993">
                <text:p>0.8954215993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81">
                <text:p>0.937514081</text:p>
              </table:table-cell>
              <table:table-cell office:value-type="float" office:value="0.9375140888">
                <text:p>0.9375140888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81">
                <text:p>0.937514081</text:p>
              </table:table-cell>
              <table:table-cell office:value-type="float" office:value="0.9375140885">
                <text:p>0.9375140885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363">
                <text:p>0.93751363</text:p>
              </table:table-cell>
              <table:table-cell office:value-type="float" office:value="0.9375140423">
                <text:p>0.937514042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81">
                <text:p>0.937514081</text:p>
              </table:table-cell>
              <table:table-cell office:value-type="float" office:value="0.9375140897">
                <text:p>0.9375140897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3959">
                <text:p>0.9373959</text:p>
              </table:table-cell>
              <table:table-cell office:value-type="float" office:value="0.9375022719">
                <text:p>0.9375022719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3861">
                <text:p>0.937513861</text:p>
              </table:table-cell>
              <table:table-cell office:value-type="float" office:value="0.937514068">
                <text:p>0.93751406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484543">
                <text:p>0.937484543</text:p>
              </table:table-cell>
              <table:table-cell office:value-type="float" office:value="0.9375111132">
                <text:p>0.9375111132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91">
                <text:p>0.93751409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37514034">
                <text:p>0.937514034</text:p>
              </table:table-cell>
              <table:table-cell office:value-type="float" office:value="0.9375140853">
                <text:p>0.9375140853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498125676">
                <text:p>0.9498125676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820388702">
                <text:p>0.820388702</text:p>
              </table:table-cell>
              <table:table-cell office:value-type="float" office:value="0.944249267">
                <text:p>0.944249267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820388702">
                <text:p>0.820388702</text:p>
              </table:table-cell>
              <table:table-cell office:value-type="float" office:value="0.944249267">
                <text:p>0.944249267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498125676">
                <text:p>0.9498125676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559618059">
                <text:p>0.9559618059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559618059">
                <text:p>0.9559618059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559618059">
                <text:p>0.9559618059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682602825">
                <text:p>0.968260282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682602821">
                <text:p>0.968260282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37514091">
                <text:p>0.937514091</text:p>
              </table:table-cell>
              <table:table-cell office:value-type="float" office:value="0.9744095208">
                <text:p>0.9744095208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764755695">
                <text:p>0.764755695</text:p>
              </table:table-cell>
              <table:table-cell office:value-type="float" office:value="0.9509844429">
                <text:p>0.9509844429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764755695">
                <text:p>0.764755695</text:p>
              </table:table-cell>
              <table:table-cell office:value-type="float" office:value="0.9632829195">
                <text:p>0.9632829195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94547">
                <text:p>0.99894547</text:p>
              </table:table-cell>
              <table:table-cell office:value-type="float" office:value="0.9990003736">
                <text:p>0.9990003736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94547">
                <text:p>0.99894547</text:p>
              </table:table-cell>
              <table:table-cell office:value-type="float" office:value="0.9990003497">
                <text:p>0.9990003497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94547">
                <text:p>0.99894547</text:p>
              </table:table-cell>
              <table:table-cell office:value-type="float" office:value="0.9990003258">
                <text:p>0.9990003258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9006235">
                <text:p>0.999006235</text:p>
              </table:table-cell>
              <table:table-cell office:value-type="float" office:value="0.9990064023">
                <text:p>0.999006402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945231">
                <text:p>0.998945231</text:p>
              </table:table-cell>
              <table:table-cell office:value-type="float" office:value="0.9989995154">
                <text:p>0.9989995154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90056636">
                <text:p>0.99900566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90055922">
                <text:p>0.999005592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884468">
                <text:p>0.998884468</text:p>
              </table:table-cell>
              <table:table-cell office:value-type="float" office:value="0.9989902935">
                <text:p>0.9989902935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883514">
                <text:p>0.998883514</text:p>
              </table:table-cell>
              <table:table-cell office:value-type="float" office:value="0.9989786172">
                <text:p>0.9989786172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883514">
                <text:p>0.998883514</text:p>
              </table:table-cell>
              <table:table-cell office:value-type="float" office:value="0.9989777832">
                <text:p>0.9989777832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883544">
                <text:p>0.998883544</text:p>
              </table:table-cell>
              <table:table-cell office:value-type="float" office:value="0.9989892242">
                <text:p>0.9989892242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8975971">
                <text:p>0.998975971</text:p>
              </table:table-cell>
              <table:table-cell office:value-type="float" office:value="0.9989993248">
                <text:p>0.9989993248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.999982789">
                <text:p>0.999982789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91004832">
                <text:p>0.999100483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.999982789">
                <text:p>0.999982789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91007692">
                <text:p>0.9991007692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764749023">
                <text:p>0.764749023</text:p>
              </table:table-cell>
              <table:table-cell office:value-type="float" office:value="0.9755781548">
                <text:p>0.9755781548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764749023">
                <text:p>0.764749023</text:p>
              </table:table-cell>
              <table:table-cell office:value-type="float" office:value="0.9513729821">
                <text:p>0.951372982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764749023">
                <text:p>0.764749023</text:p>
              </table:table-cell>
              <table:table-cell office:value-type="float" office:value="0.9747972021">
                <text:p>0.9747972021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1204569">
                <text:p>0.991204569</text:p>
              </table:table-cell>
              <table:table-cell office:value-type="float" office:value="0.9974411362">
                <text:p>0.9974411362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.999006474">
                <text:p>0.999006474</text:p>
              </table:table-cell>
              <table:table-cell office:value-type="float" office:value="0.991204569">
                <text:p>0.991204569</text:p>
              </table:table-cell>
              <table:table-cell office:value-type="float" office:value="0.9958816131">
                <text:p>0.9958816131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764748189">
                <text:p>0.764748189</text:p>
              </table:table-cell>
              <table:table-cell office:value-type="float" office:value="0.9716763567">
                <text:p>0.9716763567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1143804">
                <text:p>0.991143804</text:p>
              </table:table-cell>
              <table:table-cell office:value-type="float" office:value="0.9958745834">
                <text:p>0.9958745834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1204569">
                <text:p>0.991204569</text:p>
              </table:table-cell>
              <table:table-cell office:value-type="float" office:value="0.9966601823">
                <text:p>0.996660182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1204562">
                <text:p>0.991204562</text:p>
              </table:table-cell>
              <table:table-cell office:value-type="float" office:value="0.9966601812">
                <text:p>0.996660181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87">
                <text:p>0.998997887</text:p>
              </table:table-cell>
              <table:table-cell office:value-type="float" office:value="0.9989979895">
                <text:p>0.9989979895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9903">
                <text:p>0.9989979903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80856">
                <text:p>0.998998085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83715">
                <text:p>0.9989983715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83441761">
                <text:p>0.983441761</text:p>
              </table:table-cell>
              <table:table-cell office:value-type="float" office:value="0.9974298426">
                <text:p>0.9974298426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83441761">
                <text:p>0.983441761</text:p>
              </table:table-cell>
              <table:table-cell office:value-type="float" office:value="0.9974301282">
                <text:p>0.997430128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68007697">
                <text:p>0.968007697</text:p>
              </table:table-cell>
              <table:table-cell office:value-type="float" office:value="0.9958867691">
                <text:p>0.9958867691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891">
                <text:p>0.998997891</text:p>
              </table:table-cell>
              <table:table-cell office:value-type="float" office:value="0.9989978942">
                <text:p>0.998997894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891">
                <text:p>0.998997891</text:p>
              </table:table-cell>
              <table:table-cell office:value-type="float" office:value="0.9989978946">
                <text:p>0.9989978946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891">
                <text:p>0.998997891</text:p>
              </table:table-cell>
              <table:table-cell office:value-type="float" office:value="0.9989978946">
                <text:p>0.9989978946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891">
                <text:p>0.998997891</text:p>
              </table:table-cell>
              <table:table-cell office:value-type="float" office:value="0.9989978946">
                <text:p>0.998997894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895">
                <text:p>0.998997895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1204569">
                <text:p>0.991204569</text:p>
              </table:table-cell>
              <table:table-cell office:value-type="float" office:value="0.9982185624">
                <text:p>0.998218562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108304">
                <text:p>0.99108304</text:p>
              </table:table-cell>
              <table:table-cell office:value-type="float" office:value="0.9982033593">
                <text:p>0.9982033593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67393">
                <text:p>0.998967393</text:p>
              </table:table-cell>
              <table:table-cell office:value-type="float" office:value="0.9989888397">
                <text:p>0.9989888397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79903">
                <text:p>0.9989979903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81809">
                <text:p>0.9989981809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81809">
                <text:p>0.9989981809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997895">
                <text:p>0.998997895</text:p>
              </table:table-cell>
              <table:table-cell office:value-type="float" office:value="0.9989982762">
                <text:p>0.9989982762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958994929">
                <text:p>0.9958994929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7697">
                <text:p>0.968007697</text:p>
              </table:table-cell>
              <table:table-cell office:value-type="float" office:value="0.9928005684">
                <text:p>0.9928005684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7697">
                <text:p>0.968007697</text:p>
              </table:table-cell>
              <table:table-cell office:value-type="float" office:value="0.9958752844">
                <text:p>0.9958752844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754844">
                <text:p>0.998754844</text:p>
              </table:table-cell>
              <table:table-cell office:value-type="float" office:value="0.9989743995">
                <text:p>0.998974399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98754844">
                <text:p>0.998754844</text:p>
              </table:table-cell>
              <table:table-cell office:value-type="float" office:value="0.9989499516">
                <text:p>0.9989499516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958022247">
                <text:p>0.995802224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37506704">
                <text:p>0.937506704</text:p>
              </table:table-cell>
              <table:table-cell office:value-type="float" office:value="0.9857747517">
                <text:p>0.985774751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841674487">
                <text:p>0.9841674487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0098141">
                <text:p>0.960098141</text:p>
              </table:table-cell>
              <table:table-cell office:value-type="float" office:value="0.9810810159">
                <text:p>0.981081015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818963702">
                <text:p>0.9818963702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826756077">
                <text:p>0.982675607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873393847">
                <text:p>0.9873393847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904140056">
                <text:p>0.9904140056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.998998848">
                <text:p>0.998998848</text:p>
              </table:table-cell>
              <table:table-cell office:value-type="float" office:value="0.968008635">
                <text:p>0.968008635</text:p>
              </table:table-cell>
              <table:table-cell office:value-type="float" office:value="0.9880943173">
                <text:p>0.9880943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